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_32_4" style:data-style-name="N0">
      <style:table-cell-properties style:vertical-align="automatic" fo:background-color="transparent" style:cell-protect="protected"/>
    </style:style>
    <style:style style:name="ce3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4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automatic" fo:background-color="transparent" style:cell-protect="protected"/>
    </style:style>
    <style:style style:name="ce40" style:family="table-cell" style:parent-style-name="Normal_32_4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3" style:family="table-cell" style:parent-style-name="Normal_32_4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Normal_32_4_32_4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6pt" style:font-size-asian="6pt" style:font-size-complex="6pt"/>
    </style:style>
    <style:style style:name="ce46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5" style:family="table-cell" style:parent-style-name="Normal_32_4_32_4" style:data-style-name="N0">
      <style:table-cell-properties style:vertical-align="automatic" fo:background-color="transparent" style:cell-protect="protected"/>
      <style:text-properties fo:font-weight="bold" style:font-weight-asian="bold" style:font-weight-complex="bold"/>
    </style:style>
    <style:style style:name="ce56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_32_4" style:data-style-name="N36">
      <style:text-properties fo:color="#000000"/>
    </style:style>
    <style:style style:name="ce60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Normal_32_5" style:data-style-name="N0">
      <style:table-cell-properties fo:border-top="none" fo:border-bottom="none" fo:border-left="none" fo:border-right="thin solid #BFBFBF" style:vertical-align="automatic" fo:wrap-option="wrap" fo:background-color="transparent" style:cell-protect="protected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3" style:family="table-cell" style:parent-style-name="Normal_32_5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4" style:family="table-cell" style:parent-style-name="Normal_32_5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Normal_32_5" style:data-style-name="N0">
      <style:table-cell-properties style:vertical-align="automatic" fo:background-color="transparent" style:cell-protect="protected"/>
      <style:text-properties fo:color="#000000"/>
    </style:style>
    <style:style style:name="ce66" style:family="table-cell" style:parent-style-name="Normal_32_5" style:data-style-name="N0">
      <style:table-cell-properties fo:border-top="none" fo:border-bottom="2pt solid #000000" fo:border-left="none" fo:border-right="thin solid #BFBFBF" style:vertical-align="automatic" fo:wrap-option="wrap" fo:background-color="transparent" style:cell-protect="protected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9pt" style:font-size-asian="9pt" style:font-size-complex="9pt"/>
    </style:style>
    <style:style style:name="ce67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9pt" style:font-size-asian="9pt" style:font-size-complex="9pt"/>
    </style:style>
    <style:style style:name="ce69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0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71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9pt" style:font-size-asian="9pt" style:font-size-complex="9pt"/>
    </style:style>
    <style:style style:name="ce7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3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9pt" style:font-size-asian="9pt" style:font-size-complex="9pt"/>
    </style:style>
    <style:style style:name="ce74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.353cm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.353cm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9" style:family="table-cell" style:parent-style-name="Normal_32_5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0" style:family="table-cell" style:parent-style-name="Normal_32_5" style:data-style-name="N0">
      <style:table-cell-properties style:vertical-align="top" fo:background-color="transparent" style:cell-protect="protected" style:repeat-content="false"/>
      <style:paragraph-properties fo:text-align="start" fo:margin-left="0cm" style:writing-mode="lr"/>
      <style:text-properties fo:color="#0000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5" style:data-style-name="N0">
      <style:table-cell-properties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14642" table:style-name="ce9">
            <text:p>17.314.642</text:p>
          </table:table-cell>
          <table:table-cell office:value-type="percentage" office:value="1" table:style-name="ce10">
            <text:p>100,0%</text:p>
          </table:table-cell>
          <table:table-cell office:value-type="float" office:value="7487006" table:style-name="ce8">
            <text:p>7.487.006</text:p>
          </table:table-cell>
          <table:table-cell office:value-type="float" office:value="7349319" table:style-name="ce8">
            <text:p>7.349.319</text:p>
          </table:table-cell>
          <table:table-cell office:value-type="float" office:value="4205162" table:style-name="ce8">
            <text:p>4.205.162</text:p>
          </table:table-cell>
          <table:table-cell office:value-type="date" office:date-value="2022-08-10T00:00:00" table:style-name="ce11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73304" table:style-name="ce14">
            <text:p>2.773.304</text:p>
          </table:table-cell>
          <table:table-cell office:value-type="float" office:value="2682639.5" table:style-name="ce14">
            <text:p>2.682.640</text:p>
          </table:table-cell>
          <table:table-cell office:value-type="percentage" office:value="0.96730812777827457" table:style-name="ce15">
            <text:p>96,7%</text:p>
          </table:table-cell>
          <table:table-cell office:value-type="float" office:value="1151830" table:style-name="ce13">
            <text:p>1.151.830</text:p>
          </table:table-cell>
          <table:table-cell office:value-type="float" office:value="1131623" table:style-name="ce13">
            <text:p>1.131.623</text:p>
          </table:table-cell>
          <table:table-cell office:value-type="float" office:value="727896" table:style-name="ce13">
            <text:p>727.896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1526.5" table:style-name="ce14">
            <text:p>2.301.527</text:p>
          </table:table-cell>
          <table:table-cell office:value-type="percentage" office:value="0.93813610826573379" table:style-name="ce15">
            <text:p>93,8%</text:p>
          </table:table-cell>
          <table:table-cell office:value-type="float" office:value="929409" table:style-name="ce13">
            <text:p>929.409</text:p>
          </table:table-cell>
          <table:table-cell office:value-type="float" office:value="920316" table:style-name="ce13">
            <text:p>920.316</text:p>
          </table:table-cell>
          <table:table-cell office:value-type="float" office:value="729046" table:style-name="ce13">
            <text:p>729.046</text:p>
          </table:table-cell>
          <table:table-cell office:value-type="date" office:date-value="2022-08-02T00:00:00" table:style-name="ce16">
            <text:p>02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876" table:style-name="ce7">
            <text:p>1.284.876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546" table:style-name="ce14">
            <text:p>2.119.546</text:p>
          </table:table-cell>
          <table:table-cell office:value-type="float" office:value="2057188.5" table:style-name="ce14">
            <text:p>2.057.189</text:p>
          </table:table-cell>
          <table:table-cell office:value-type="percentage" office:value="0.97057978453876448" table:style-name="ce15">
            <text:p>97,1%</text:p>
          </table:table-cell>
          <table:table-cell office:value-type="float" office:value="929111" table:style-name="ce13">
            <text:p>929.111</text:p>
          </table:table-cell>
          <table:table-cell office:value-type="float" office:value="914034" table:style-name="ce13">
            <text:p>914.034</text:p>
          </table:table-cell>
          <table:table-cell office:value-type="float" office:value="492084" table:style-name="ce13">
            <text:p>492.084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91377" table:style-name="ce14">
            <text:p>4.191.377</text:p>
          </table:table-cell>
          <table:table-cell office:value-type="percentage" office:value="0.93926308877938158" table:style-name="ce15">
            <text:p>93,9%</text:p>
          </table:table-cell>
          <table:table-cell office:value-type="float" office:value="1823576" table:style-name="ce13">
            <text:p>1.823.576</text:p>
          </table:table-cell>
          <table:table-cell office:value-type="float" office:value="1768589" table:style-name="ce13">
            <text:p>1.768.589</text:p>
          </table:table-cell>
          <table:table-cell office:value-type="float" office:value="1019899" table:style-name="ce13">
            <text:p>1.019.899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9415.5" table:style-name="ce14">
            <text:p>1.269.416</text:p>
          </table:table-cell>
          <table:table-cell office:value-type="percentage" office:value="0.97856608747937901" table:style-name="ce15">
            <text:p>97,9%</text:p>
          </table:table-cell>
          <table:table-cell office:value-type="float" office:value="520098" table:style-name="ce13">
            <text:p>520.098</text:p>
          </table:table-cell>
          <table:table-cell office:value-type="float" office:value="516930" table:style-name="ce13">
            <text:p>516.930</text:p>
          </table:table-cell>
          <table:table-cell office:value-type="float" office:value="355694" table:style-name="ce13">
            <text:p>355.694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911" table:style-name="ce7">
            <text:p>4.084.911</text:p>
          </table:table-cell>
          <table:table-cell office:value-type="float" office:value="280590" table:style-name="ce7">
            <text:p>280.590</text:p>
          </table:table-cell>
          <table:table-cell office:value-type="float" office:value="701610" table:style-name="ce7">
            <text:p>701.61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3916" table:style-name="ce14">
            <text:p>5.633.916</text:p>
          </table:table-cell>
          <table:table-cell office:value-type="float" office:value="5351646" table:style-name="ce14">
            <text:p>5.351.646</text:p>
          </table:table-cell>
          <table:table-cell office:value-type="percentage" office:value="0.94989808154754174" table:style-name="ce15">
            <text:p>95,0%</text:p>
          </table:table-cell>
          <table:table-cell office:value-type="float" office:value="2152076" table:style-name="ce13">
            <text:p>2.152.076</text:p>
          </table:table-cell>
          <table:table-cell office:value-type="float" office:value="2126389" table:style-name="ce13">
            <text:p>2.126.389</text:p>
          </table:table-cell>
          <table:table-cell office:value-type="float" office:value="1535341" table:style-name="ce13">
            <text:p>1.535.341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8550" table:style-name="ce14">
            <text:p>4.208.550</text:p>
          </table:table-cell>
          <table:table-cell office:value-type="float" office:value="4034702" table:style-name="ce14">
            <text:p>4.034.702</text:p>
          </table:table-cell>
          <table:table-cell office:value-type="percentage" office:value="0.95869171092181393" table:style-name="ce15">
            <text:p>95,9%</text:p>
          </table:table-cell>
          <table:table-cell office:value-type="float" office:value="1767327" table:style-name="ce13">
            <text:p>1.767.327</text:p>
          </table:table-cell>
          <table:table-cell office:value-type="float" office:value="1716911" table:style-name="ce13">
            <text:p>1.716.911</text:p>
          </table:table-cell>
          <table:table-cell office:value-type="float" office:value="1105894" table:style-name="ce13">
            <text:p>1.105.894</text:p>
          </table:table-cell>
          <table:table-cell office:value-type="date" office:date-value="2022-08-03T00:00:00" table:style-name="ce16">
            <text:p>03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374484.5" table:style-name="ce14">
            <text:p>14.374.485</text:p>
          </table:table-cell>
          <table:table-cell office:value-type="percentage" office:value="0.99862171366991603" table:style-name="ce15">
            <text:p>99,9%</text:p>
          </table:table-cell>
          <table:table-cell office:value-type="float" office:value="6500262" table:style-name="ce13">
            <text:p>6.500.262</text:p>
          </table:table-cell>
          <table:table-cell office:value-type="float" office:value="6365682" table:style-name="ce13">
            <text:p>6.365.682</text:p>
          </table:table-cell>
          <table:table-cell office:value-type="float" office:value="3884757" table:style-name="ce13">
            <text:p>3.884.757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206217" table:style-name="ce14">
            <text:p>10.206.217</text:p>
          </table:table-cell>
          <table:table-cell office:value-type="percentage" office:value="0.97213593421315192" table:style-name="ce15">
            <text:p>97,2%</text:p>
          </table:table-cell>
          <table:table-cell office:value-type="float" office:value="4453204" table:style-name="ce13">
            <text:p>4.453.204</text:p>
          </table:table-cell>
          <table:table-cell office:value-type="float" office:value="4391960" table:style-name="ce13">
            <text:p>4.391.960</text:p>
          </table:table-cell>
          <table:table-cell office:value-type="float" office:value="2993988" table:style-name="ce13">
            <text:p>2.993.988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10" table:style-name="ce7">
            <text:p>155.71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49" table:style-name="ce14">
            <text:p>2.319.149</text:p>
          </table:table-cell>
          <table:table-cell office:value-type="float" office:value="2352147.5" table:style-name="ce14">
            <text:p>2.352.148</text:p>
          </table:table-cell>
          <table:table-cell office:value-type="percentage" office:value="1" table:style-name="ce15">
            <text:p>100,0%</text:p>
          </table:table-cell>
          <table:table-cell office:value-type="float" office:value="970179" table:style-name="ce13">
            <text:p>970.179</text:p>
          </table:table-cell>
          <table:table-cell office:value-type="float" office:value="952876" table:style-name="ce13">
            <text:p>952.876</text:p>
          </table:table-cell>
          <table:table-cell office:value-type="float" office:value="654956" table:style-name="ce13">
            <text:p>654.956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9800" table:style-name="ce7">
            <text:p>249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3174" table:style-name="ce14">
            <text:p>6.053.174</text:p>
          </table:table-cell>
          <table:table-cell office:value-type="float" office:value="6169610" table:style-name="ce14">
            <text:p>6.169.610</text:p>
          </table:table-cell>
          <table:table-cell office:value-type="percentage" office:value="1" table:style-name="ce15">
            <text:p>100,0%</text:p>
          </table:table-cell>
          <table:table-cell office:value-type="float" office:value="2481303" table:style-name="ce13">
            <text:p>2.481.303</text:p>
          </table:table-cell>
          <table:table-cell office:value-type="float" office:value="2456837" table:style-name="ce13">
            <text:p>2.456.837</text:p>
          </table:table-cell>
          <table:table-cell office:value-type="float" office:value="1994221" table:style-name="ce13">
            <text:p>1.994.221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80" table:style-name="ce7">
            <text:p>47.18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9157" table:style-name="ce14">
            <text:p>689.157</text:p>
          </table:table-cell>
          <table:table-cell office:value-type="float" office:value="657699" table:style-name="ce14">
            <text:p>657.699</text:p>
          </table:table-cell>
          <table:table-cell office:value-type="percentage" office:value="0.95435292683670048" table:style-name="ce15">
            <text:p>95,4%</text:p>
          </table:table-cell>
          <table:table-cell office:value-type="float" office:value="284749" table:style-name="ce13">
            <text:p>284.749</text:p>
          </table:table-cell>
          <table:table-cell office:value-type="float" office:value="286879" table:style-name="ce13">
            <text:p>286.879</text:p>
          </table:table-cell>
          <table:table-cell office:value-type="float" office:value="186351" table:style-name="ce13">
            <text:p>186.351</text:p>
          </table:table-cell>
          <table:table-cell office:value-type="date" office:date-value="2022-08-02T00:00:00" table:style-name="ce16">
            <text:p>02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60519.5" table:style-name="ce14">
            <text:p>13.460.520</text:p>
          </table:table-cell>
          <table:table-cell office:value-type="percentage" office:value="0.98416797329542072" table:style-name="ce15">
            <text:p>98,4%</text:p>
          </table:table-cell>
          <table:table-cell office:value-type="float" office:value="5776194" table:style-name="ce13">
            <text:p>5.776.194</text:p>
          </table:table-cell>
          <table:table-cell office:value-type="float" office:value="5730773" table:style-name="ce13">
            <text:p>5.730.773</text:p>
          </table:table-cell>
          <table:table-cell office:value-type="float" office:value="3499123" table:style-name="ce13">
            <text:p>3.499.123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2425" table:style-name="ce7">
            <text:p>1.782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3235" table:style-name="ce14">
            <text:p>2.933.235</text:p>
          </table:table-cell>
          <table:table-cell office:value-type="float" office:value="2847047" table:style-name="ce14">
            <text:p>2.847.047</text:p>
          </table:table-cell>
          <table:table-cell office:value-type="percentage" office:value="0.97061674226579187" table:style-name="ce15">
            <text:p>97,1%</text:p>
          </table:table-cell>
          <table:table-cell office:value-type="float" office:value="1301287" table:style-name="ce13">
            <text:p>1.301.287</text:p>
          </table:table-cell>
          <table:table-cell office:value-type="float" office:value="1282059" table:style-name="ce13">
            <text:p>1.282.059</text:p>
          </table:table-cell>
          <table:table-cell office:value-type="float" office:value="711937" table:style-name="ce13">
            <text:p>711.937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34367" table:style-name="ce14">
            <text:p>1.334.367</text:p>
          </table:table-cell>
          <table:table-cell office:value-type="percentage" office:value="0.9475914433444329" table:style-name="ce15">
            <text:p>94,8%</text:p>
          </table:table-cell>
          <table:table-cell office:value-type="float" office:value="568750" table:style-name="ce13">
            <text:p>568.750</text:p>
          </table:table-cell>
          <table:table-cell office:value-type="float" office:value="563325" table:style-name="ce13">
            <text:p>563.325</text:p>
          </table:table-cell>
          <table:table-cell office:value-type="float" office:value="369168" table:style-name="ce13">
            <text:p>369.168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0768" table:style-name="ce7">
            <text:p>2.970.76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4173" table:style-name="ce14">
            <text:p>4.514.173</text:p>
          </table:table-cell>
          <table:table-cell office:value-type="float" office:value="4447601" table:style-name="ce14">
            <text:p>4.447.601</text:p>
          </table:table-cell>
          <table:table-cell office:value-type="percentage" office:value="0.98525266975811521" table:style-name="ce15">
            <text:p>98,5%</text:p>
          </table:table-cell>
          <table:table-cell office:value-type="float" office:value="1949545" table:style-name="ce13">
            <text:p>1.949.545</text:p>
          </table:table-cell>
          <table:table-cell office:value-type="float" office:value="1913825" table:style-name="ce13">
            <text:p>1.913.825</text:p>
          </table:table-cell>
          <table:table-cell office:value-type="float" office:value="1223766" table:style-name="ce13">
            <text:p>1.223.766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59671" table:style-name="ce14">
            <text:p>159.671</text:p>
          </table:table-cell>
          <table:table-cell office:value-type="percentage" office:value="0.9145431322347658" table:style-name="ce15">
            <text:p>91,5%</text:p>
          </table:table-cell>
          <table:table-cell office:value-type="float" office:value="68446" table:style-name="ce13">
            <text:p>68.446</text:p>
          </table:table-cell>
          <table:table-cell office:value-type="float" office:value="65587" table:style-name="ce13">
            <text:p>65.587</text:p>
          </table:table-cell>
          <table:table-cell office:value-type="float" office:value="43497" table:style-name="ce13">
            <text:p>43.497</text:p>
          </table:table-cell>
          <table:table-cell office:value-type="date" office:date-value="2022-08-10T00:00:00" table:style-name="ce16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0811.5" table:style-name="ce14">
            <text:p>150.812</text:p>
          </table:table-cell>
          <table:table-cell office:value-type="percentage" office:value="0.95185243625347138" table:style-name="ce15">
            <text:p>95,2%</text:p>
          </table:table-cell>
          <table:table-cell office:value-type="float" office:value="66565" table:style-name="ce13">
            <text:p>66.565</text:p>
          </table:table-cell>
          <table:table-cell office:value-type="float" office:value="63319" table:style-name="ce13">
            <text:p>63.319</text:p>
          </table:table-cell>
          <table:table-cell office:value-type="float" office:value="36601" table:style-name="ce13">
            <text:p>36.601</text:p>
          </table:table-cell>
          <table:table-cell office:value-type="date" office:date-value="2022-08-10T00:00:00" table:style-name="ce17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688.5" table:style-name="ce14">
            <text:p>207.689</text:p>
          </table:table-cell>
          <table:table-cell office:value-type="percentage" office:value="0.93010398753224421" table:style-name="ce15">
            <text:p>93,0%</text:p>
          </table:table-cell>
          <table:table-cell office:value-type="float" office:value="95150" table:style-name="ce13">
            <text:p>95.150</text:p>
          </table:table-cell>
          <table:table-cell office:value-type="float" office:value="94772" table:style-name="ce13">
            <text:p>94.772</text:p>
          </table:table-cell>
          <table:table-cell office:value-type="float" office:value="51187" table:style-name="ce13">
            <text:p>51.187</text:p>
          </table:table-cell>
          <table:table-cell office:value-type="date" office:date-value="2022-08-10T00:00:00" table:style-name="ce17">
            <text:p>10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44.5" table:style-name="ce14">
            <text:p>13.445</text:p>
          </table:table-cell>
          <table:table-cell office:value-type="percentage" office:value="1" table:style-name="ce15">
            <text:p>100,0%</text:p>
          </table:table-cell>
          <table:table-cell office:value-type="float" office:value="8121" table:style-name="ce13">
            <text:p>8.121</text:p>
          </table:table-cell>
          <table:table-cell office:value-type="float" office:value="8126" table:style-name="ce13">
            <text:p>8.126</text:p>
          </table:table-cell>
          <table:table-cell office:value-type="float" office:value="4099" table:style-name="ce13">
            <text:p>4.099</text:p>
          </table:table-cell>
          <table:table-cell office:value-type="date" office:date-value="2022-07-08T00:00:00" table:style-name="ce17">
            <text:p>08/07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75499" table:style-name="ce19">
            <text:p>63.875.499</text:p>
          </table:table-cell>
          <table:table-cell office:value-type="float" office:value="5027840" table:style-name="ce19">
            <text:p>5.027.840</text:p>
          </table:table-cell>
          <table:table-cell office:value-type="float" office:value="17174490" table:style-name="ce20">
            <text:p>17.174.490</text:p>
          </table:table-cell>
          <table:table-cell office:value-type="float" office:value="8968950" table:style-name="ce21">
            <text:p>8.968.950</text:p>
          </table:table-cell>
          <table:table-cell office:value-type="float" office:value="2028555" table:style-name="ce22">
            <text:p>2.028.555</text:p>
          </table:table-cell>
          <table:table-cell office:value-type="float" office:value="97075334" table:style-name="ce23">
            <text:p>97.075.334</text:p>
          </table:table-cell>
          <table:table-cell office:value-type="float" office:value="95584445" table:style-name="ce23">
            <text:p>95.584.445</text:p>
          </table:table-cell>
          <table:table-cell office:value-type="percentage" office:value="0.9846419379818977" table:style-name="ce24">
            <text:p>98,5%</text:p>
          </table:table-cell>
          <table:table-cell office:value-type="float" office:value="41284188" table:style-name="ce23">
            <text:p>41.284.188</text:p>
          </table:table-cell>
          <table:table-cell office:value-type="float" office:value="40620131" table:style-name="ce23">
            <text:p>40.620.131</text:p>
          </table:table-cell>
          <table:table-cell office:value-type="float" office:value="25824667" table:style-name="ce23">
            <text:p>25.824.667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6479" table:style-name="ce31">
            <text:p>7.046.479</text:p>
          </table:table-cell>
          <table:table-cell office:value-type="percentage" office:value="0.93852881024986001" table:style-name="ce32">
            <text:p>93,9%</text:p>
          </table:table-cell>
          <table:table-cell office:value-type="float" office:value="7036164" table:style-name="ce31">
            <text:p>7.036.164</text:p>
          </table:table-cell>
          <table:table-cell office:value-type="percentage" office:value="0.93715494329052795" table:style-name="ce32">
            <text:p>93,7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266" table:style-name="ce31">
            <text:p>1.098.266</text:p>
          </table:table-cell>
          <table:table-cell office:value-type="percentage" office:value="0.9233719631951357" table:style-name="ce32">
            <text:p>92,3%</text:p>
          </table:table-cell>
          <table:table-cell office:value-type="float" office:value="1092271" table:style-name="ce31">
            <text:p>1.092.271</text:p>
          </table:table-cell>
          <table:table-cell office:value-type="percentage" office:value="0.91833164061449057" table:style-name="ce32">
            <text:p>91,8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121" table:style-name="ce31">
            <text:p>886.121</text:p>
          </table:table-cell>
          <table:table-cell office:value-type="percentage" office:value="0.95236053208834037" table:style-name="ce32">
            <text:p>95,2%</text:p>
          </table:table-cell>
          <table:table-cell office:value-type="float" office:value="886868" table:style-name="ce31">
            <text:p>886.868</text:p>
          </table:table-cell>
          <table:table-cell office:value-type="percentage" office:value="0.95316337201366652" table:style-name="ce32">
            <text:p>95,3%</text:p>
          </table:table-cell>
          <table:table-cell office:value-type="date" office:date-value="2022-08-02T00:00:00" table:style-name="ce33">
            <text:p>02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636" table:style-name="ce31">
            <text:p>897.636</text:p>
          </table:table-cell>
          <table:table-cell office:value-type="percentage" office:value="0.82869901503618493" table:style-name="ce32">
            <text:p>82,9%</text:p>
          </table:table-cell>
          <table:table-cell office:value-type="float" office:value="892088" table:style-name="ce31">
            <text:p>892.088</text:p>
          </table:table-cell>
          <table:table-cell office:value-type="percentage" office:value="0.82357709241340604" table:style-name="ce32">
            <text:p>82,4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7725" table:style-name="ce31">
            <text:p>1.747.725</text:p>
          </table:table-cell>
          <table:table-cell office:value-type="percentage" office:value="0.85946094271342255" table:style-name="ce32">
            <text:p>85,9%</text:p>
          </table:table-cell>
          <table:table-cell office:value-type="float" office:value="1715331" table:style-name="ce31">
            <text:p>1.715.331</text:p>
          </table:table-cell>
          <table:table-cell office:value-type="percentage" office:value="0.84353087489482492" table:style-name="ce32">
            <text:p>84,4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5020" table:style-name="ce31">
            <text:p>495.020</text:p>
          </table:table-cell>
          <table:table-cell office:value-type="percentage" office:value="0.93920639317575538" table:style-name="ce32">
            <text:p>93,9%</text:p>
          </table:table-cell>
          <table:table-cell office:value-type="float" office:value="496849" table:style-name="ce31">
            <text:p>496.849</text:p>
          </table:table-cell>
          <table:table-cell office:value-type="percentage" office:value="0.94267657315458142" table:style-name="ce32">
            <text:p>94,3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343" table:style-name="ce31">
            <text:p>2.049.343</text:p>
          </table:table-cell>
          <table:table-cell office:value-type="percentage" office:value="0.9434633627803618" table:style-name="ce32">
            <text:p>94,3%</text:p>
          </table:table-cell>
          <table:table-cell office:value-type="float" office:value="2041457" table:style-name="ce31">
            <text:p>2.041.457</text:p>
          </table:table-cell>
          <table:table-cell office:value-type="percentage" office:value="0.93983285676995454" table:style-name="ce32">
            <text:p>94,0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3387" table:style-name="ce31">
            <text:p>1.663.387</text:p>
          </table:table-cell>
          <table:table-cell office:value-type="percentage" office:value="0.91592064675493723" table:style-name="ce32">
            <text:p>91,6%</text:p>
          </table:table-cell>
          <table:table-cell office:value-type="float" office:value="1641456" table:style-name="ce31">
            <text:p>1.641.456</text:p>
          </table:table-cell>
          <table:table-cell office:value-type="percentage" office:value="0.9038446501865004" table:style-name="ce32">
            <text:p>90,4%</text:p>
          </table:table-cell>
          <table:table-cell office:value-type="date" office:date-value="2022-08-03T00:00:00" table:style-name="ce33">
            <text:p>03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8093" table:style-name="ce31">
            <text:p>6.258.093</text:p>
          </table:table-cell>
          <table:table-cell office:value-type="percentage" office:value="0.92269404374312747" table:style-name="ce32">
            <text:p>92,3%</text:p>
          </table:table-cell>
          <table:table-cell office:value-type="float" office:value="6191111" table:style-name="ce31">
            <text:p>6.191.111</text:p>
          </table:table-cell>
          <table:table-cell office:value-type="percentage" office:value="0.91281820897397303" table:style-name="ce32">
            <text:p>91,3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7915" table:style-name="ce31">
            <text:p>4.197.915</text:p>
          </table:table-cell>
          <table:table-cell office:value-type="percentage" office:value="0.9345259800366249" table:style-name="ce32">
            <text:p>93,5%</text:p>
          </table:table-cell>
          <table:table-cell office:value-type="float" office:value="4221508" table:style-name="ce31">
            <text:p>4.221.508</text:p>
          </table:table-cell>
          <table:table-cell office:value-type="percentage" office:value="0.93977817581643563" table:style-name="ce32">
            <text:p>94,0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293" table:style-name="ce31">
            <text:p>910.293</text:p>
          </table:table-cell>
          <table:table-cell office:value-type="percentage" office:value="0.95831412058238319" table:style-name="ce32">
            <text:p>95,8%</text:p>
          </table:table-cell>
          <table:table-cell office:value-type="float" office:value="907743" table:style-name="ce31">
            <text:p>907.743</text:p>
          </table:table-cell>
          <table:table-cell office:value-type="percentage" office:value="0.95562959921675139" table:style-name="ce32">
            <text:p>95,6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529" table:style-name="ce31">
            <text:p>2.342.529</text:p>
          </table:table-cell>
          <table:table-cell office:value-type="percentage" office:value="0.9537491343077944" table:style-name="ce32">
            <text:p>95,4%</text:p>
          </table:table-cell>
          <table:table-cell office:value-type="float" office:value="2349153" table:style-name="ce31">
            <text:p>2.349.153</text:p>
          </table:table-cell>
          <table:table-cell office:value-type="percentage" office:value="0.95644606325324377" table:style-name="ce32">
            <text:p>95,6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46" table:style-name="ce31">
            <text:p>269.446</text:p>
          </table:table-cell>
          <table:table-cell office:value-type="percentage" office:value="0.95725080734264367" table:style-name="ce32">
            <text:p>95,7%</text:p>
          </table:table-cell>
          <table:table-cell office:value-type="float" office:value="274153" table:style-name="ce31">
            <text:p>274.153</text:p>
          </table:table-cell>
          <table:table-cell office:value-type="percentage" office:value="0.97397319160576812" table:style-name="ce32">
            <text:p>97,4%</text:p>
          </table:table-cell>
          <table:table-cell office:value-type="date" office:date-value="2022-08-02T00:00:00" table:style-name="ce33">
            <text:p>02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2306" table:style-name="ce31">
            <text:p>5.522.306</text:p>
          </table:table-cell>
          <table:table-cell office:value-type="percentage" office:value="0.92486871343520949" table:style-name="ce32">
            <text:p>92,5%</text:p>
          </table:table-cell>
          <table:table-cell office:value-type="float" office:value="5531357" table:style-name="ce31">
            <text:p>5.531.357</text:p>
          </table:table-cell>
          <table:table-cell office:value-type="percentage" office:value="0.92638456328585195" table:style-name="ce32">
            <text:p>92,6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2607" table:style-name="ce31">
            <text:p>1.232.607</text:p>
          </table:table-cell>
          <table:table-cell office:value-type="percentage" office:value="0.93548414027173366" table:style-name="ce32">
            <text:p>93,5%</text:p>
          </table:table-cell>
          <table:table-cell office:value-type="float" office:value="1237899" table:style-name="ce31">
            <text:p>1.237.899</text:p>
          </table:table-cell>
          <table:table-cell office:value-type="percentage" office:value="0.93950049103910549" table:style-name="ce32">
            <text:p>94,0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230" table:style-name="ce31">
            <text:p>540.230</text:p>
          </table:table-cell>
          <table:table-cell office:value-type="percentage" office:value="0.93115168897606582" table:style-name="ce32">
            <text:p>93,1%</text:p>
          </table:table-cell>
          <table:table-cell office:value-type="float" office:value="541065" table:style-name="ce31">
            <text:p>541.065</text:p>
          </table:table-cell>
          <table:table-cell office:value-type="percentage" office:value="0.93259091238145797" table:style-name="ce32">
            <text:p>93,3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5742" table:style-name="ce31">
            <text:p>1.865.742</text:p>
          </table:table-cell>
          <table:table-cell office:value-type="percentage" office:value="0.95422024668930316" table:style-name="ce32">
            <text:p>95,4%</text:p>
          </table:table-cell>
          <table:table-cell office:value-type="float" office:value="1854475" table:style-name="ce31">
            <text:p>1.854.475</text:p>
          </table:table-cell>
          <table:table-cell office:value-type="percentage" office:value="0.94845782105947418" table:style-name="ce32">
            <text:p>94,8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432" table:style-name="ce31">
            <text:p>65.432</text:p>
          </table:table-cell>
          <table:table-cell office:value-type="percentage" office:value="0.9212011995100593" table:style-name="ce32">
            <text:p>92,1%</text:p>
          </table:table-cell>
          <table:table-cell office:value-type="float" office:value="63690" table:style-name="ce31">
            <text:p>63.690</text:p>
          </table:table-cell>
          <table:table-cell office:value-type="percentage" office:value="0.89667600557518756" table:style-name="ce32">
            <text:p>89,7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081" table:style-name="ce31">
            <text:p>63.081</text:p>
          </table:table-cell>
          <table:table-cell office:value-type="percentage" office:value="0.924047109835057" table:style-name="ce32">
            <text:p>92,4%</text:p>
          </table:table-cell>
          <table:table-cell office:value-type="float" office:value="61478" table:style-name="ce31">
            <text:p>61.478</text:p>
          </table:table-cell>
          <table:table-cell office:value-type="percentage" office:value="0.90056543520932819" table:style-name="ce32">
            <text:p>90,1%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50" table:style-name="ce31">
            <text:p>95.150</text:p>
          </table:table-cell>
          <table:table-cell office:value-type="string" table:style-name="ce32">
            <text:p>-</text:p>
          </table:table-cell>
          <table:table-cell office:value-type="float" office:value="94772" table:style-name="ce31">
            <text:p>94.772</text:p>
          </table:table-cell>
          <table:table-cell office:value-type="string" table:style-name="ce32">
            <text:p>-</text:p>
          </table:table-cell>
          <table:table-cell office:value-type="date" office:date-value="2022-08-10T00:00:00" table:style-name="ce33">
            <text:p>10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1" table:style-name="ce31">
            <text:p>8.121</text:p>
          </table:table-cell>
          <table:table-cell office:value-type="string" table:style-name="ce32">
            <text:p>-</text:p>
          </table:table-cell>
          <table:table-cell office:value-type="float" office:value="8126" table:style-name="ce31">
            <text:p>8.126</text:p>
          </table:table-cell>
          <table:table-cell office:value-type="string" table:style-name="ce32">
            <text:p>-</text:p>
          </table:table-cell>
          <table:table-cell office:value-type="date" office:date-value="2022-07-08T00:00:00" table:style-name="ce33">
            <text:p>08/07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5">
            <text:p>Totales</text:p>
          </table:table-cell>
          <table:table-cell office:value-type="float" office:value="42185033" table:style-name="ce36">
            <text:p>42.185.033</text:p>
          </table:table-cell>
          <table:table-cell office:value-type="float" office:value="39254922" table:style-name="ce36">
            <text:p>39.254.922</text:p>
          </table:table-cell>
          <table:table-cell office:value-type="percentage" office:value="0.93054145530714649" table:style-name="ce37">
            <text:p>93,1%</text:p>
          </table:table-cell>
          <table:table-cell office:value-type="float" office:value="39139014" table:style-name="ce36">
            <text:p>39.139.014</text:p>
          </table:table-cell>
          <table:table-cell office:value-type="percentage" office:value="0.9277938457461915" table:style-name="ce37">
            <text:p>92,8%</text:p>
          </table:table-cell>
          <table:table-cell table:style-name="ce38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39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9"/>
        <table:table-column table:style-name="co8" table:default-cell-style-name="ce29"/>
        <table:table-column table:style-name="co8" table:default-cell-style-name="ce59"/>
        <table:table-column table:style-name="co8" table:default-cell-style-name="ce29"/>
        <table:table-column table:style-name="co8" table:default-cell-style-name="ce59"/>
        <table:table-column table:style-name="co8" table:default-cell-style-name="ce29"/>
        <table:table-column table:style-name="co8" table:default-cell-style-name="ce59"/>
        <table:table-column table:style-name="co8" table:default-cell-style-name="ce29"/>
        <table:table-column table:style-name="co8" table:default-cell-style-name="ce59"/>
        <table:table-column table:style-name="co8" table:default-cell-style-name="ce55"/>
        <table:table-column table:style-name="co4" table:default-cell-style-name="ce59"/>
        <table:table-column table:style-name="co4" table:default-cell-style-name="ce29"/>
        <table:table-column table:style-name="co4" table:default-cell-style-name="ce59"/>
        <table:table-column table:style-name="co4" table:number-columns-repeated="2" table:default-cell-style-name="ce29"/>
        <table:table-column table:style-name="co4" table:default-cell-style-name="ce59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1">
          <table:table-cell table:style-name="ce40"/>
          <table:table-cell office:value-type="string" table:style-name="ce41">
            <text:p>Personas con al menos 1 dosis ≥80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70-7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60-6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50-5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40-4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30-3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20-2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con al menos 1 dosis 12-19 años</text:p>
          </table:table-cell>
          <table:table-cell office:value-type="string" table:style-name="ce42">
            <text:p>%</text:p>
          </table:table-cell>
          <table:table-cell office:value-type="string" table:style-name="ce43">
            <text:p>Total Personas con al menos 1 dosis</text:p>
          </table:table-cell>
          <table:table-cell office:value-type="string" table:style-name="ce43">
            <text:p>Total Población INE Población a Vacunar (1)</text:p>
          </table:table-cell>
          <table:table-cell office:value-type="string" table:style-name="ce44">
            <text:p>% Con al menos 1 dosis sobre Población a Vacunar INE</text:p>
          </table:table-cell>
          <table:table-cell office:value-type="string" table:style-name="ce44">
            <text:p>% Con al menos 1 dosis sobre Total Población INE</text:p>
          </table:table-cell>
          <table:table-cell table:number-columns-repeated="16363" table:style-name="ce45"/>
        </table:table-row>
        <table:table-row table:style-name="ro5">
          <table:table-cell office:value-type="string" table:style-name="ce46">
            <text:p>Andalucía</text:p>
          </table:table-cell>
          <table:table-cell office:value-type="float" office:value="435646" table:style-name="ce47">
            <text:p>435.646</text:p>
          </table:table-cell>
          <table:table-cell office:value-type="percentage" office:value="1" table:style-name="ce48">
            <text:p>100,0%</text:p>
          </table:table-cell>
          <table:table-cell office:value-type="float" office:value="656743" table:style-name="ce47">
            <text:p>656.743</text:p>
          </table:table-cell>
          <table:table-cell office:value-type="percentage" office:value="1" table:style-name="ce48">
            <text:p>100,0%</text:p>
          </table:table-cell>
          <table:table-cell office:value-type="float" office:value="937901" table:style-name="ce47">
            <text:p>937.901</text:p>
          </table:table-cell>
          <table:table-cell office:value-type="percentage" office:value="0.97878586433931769" table:style-name="ce48">
            <text:p>97,9%</text:p>
          </table:table-cell>
          <table:table-cell office:value-type="float" office:value="1230175" table:style-name="ce47">
            <text:p>1.230.175</text:p>
          </table:table-cell>
          <table:table-cell office:value-type="percentage" office:value="0.95540820027477669" table:style-name="ce48">
            <text:p>95,5%</text:p>
          </table:table-cell>
          <table:table-cell office:value-type="float" office:value="1278322" table:style-name="ce47">
            <text:p>1.278.322</text:p>
          </table:table-cell>
          <table:table-cell office:value-type="percentage" office:value="0.92341888096531477" table:style-name="ce48">
            <text:p>92,3%</text:p>
          </table:table-cell>
          <table:table-cell office:value-type="float" office:value="969814" table:style-name="ce47">
            <text:p>969.814</text:p>
          </table:table-cell>
          <table:table-cell office:value-type="percentage" office:value="0.88023031967565002" table:style-name="ce48">
            <text:p>88,0%</text:p>
          </table:table-cell>
          <table:table-cell office:value-type="float" office:value="814026" table:style-name="ce47">
            <text:p>814.026</text:p>
          </table:table-cell>
          <table:table-cell office:value-type="percentage" office:value="0.87897144189903598" table:style-name="ce48">
            <text:p>87,9%</text:p>
          </table:table-cell>
          <table:table-cell office:value-type="float" office:value="723852" table:style-name="ce47">
            <text:p>723.852</text:p>
          </table:table-cell>
          <table:table-cell office:value-type="percentage" office:value="0.93660574034154287" table:style-name="ce48">
            <text:p>93,7%</text:p>
          </table:table-cell>
          <table:table-cell office:value-type="float" office:value="7046479" table:style-name="ce47">
            <text:p>7.046.479</text:p>
          </table:table-cell>
          <table:table-cell office:value-type="float" office:value="7508005" table:style-name="ce47">
            <text:p>7.508.005</text:p>
          </table:table-cell>
          <table:table-cell office:value-type="percentage" office:value="0.93852881024986001" table:style-name="ce48">
            <text:p>93,9%</text:p>
          </table:table-cell>
          <table:table-cell office:value-type="percentage" office:value="0.82878136373136557" table:style-name="ce48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Aragón</text:p>
          </table:table-cell>
          <table:table-cell office:value-type="float" office:value="101742" table:style-name="ce50">
            <text:p>101.742</text:p>
          </table:table-cell>
          <table:table-cell office:value-type="percentage" office:value="1" table:style-name="ce51">
            <text:p>100,0%</text:p>
          </table:table-cell>
          <table:table-cell office:value-type="float" office:value="119916" table:style-name="ce50">
            <text:p>119.916</text:p>
          </table:table-cell>
          <table:table-cell office:value-type="percentage" office:value="1" table:style-name="ce51">
            <text:p>100,0%</text:p>
          </table:table-cell>
          <table:table-cell office:value-type="float" office:value="156125" table:style-name="ce50">
            <text:p>156.125</text:p>
          </table:table-cell>
          <table:table-cell office:value-type="percentage" office:value="0.96785692145558244" table:style-name="ce51">
            <text:p>96,8%</text:p>
          </table:table-cell>
          <table:table-cell office:value-type="float" office:value="188691" table:style-name="ce50">
            <text:p>188.691</text:p>
          </table:table-cell>
          <table:table-cell office:value-type="percentage" office:value="0.93890132855650099" table:style-name="ce51">
            <text:p>93,9%</text:p>
          </table:table-cell>
          <table:table-cell office:value-type="float" office:value="192592" table:style-name="ce50">
            <text:p>192.592</text:p>
          </table:table-cell>
          <table:table-cell office:value-type="percentage" office:value="0.90149178279043429" table:style-name="ce51">
            <text:p>90,1%</text:p>
          </table:table-cell>
          <table:table-cell office:value-type="float" office:value="132298" table:style-name="ce50">
            <text:p>132.298</text:p>
          </table:table-cell>
          <table:table-cell office:value-type="percentage" office:value="0.83585842631319573" table:style-name="ce51">
            <text:p>83,6%</text:p>
          </table:table-cell>
          <table:table-cell office:value-type="float" office:value="111119" table:style-name="ce50">
            <text:p>111.119</text:p>
          </table:table-cell>
          <table:table-cell office:value-type="percentage" office:value="0.849546629153351" table:style-name="ce51">
            <text:p>85,0%</text:p>
          </table:table-cell>
          <table:table-cell office:value-type="float" office:value="95783" table:style-name="ce50">
            <text:p>95.783</text:p>
          </table:table-cell>
          <table:table-cell office:value-type="percentage" office:value="0.89485878714836931" table:style-name="ce51">
            <text:p>89,5%</text:p>
          </table:table-cell>
          <table:table-cell office:value-type="float" office:value="1098266" table:style-name="ce50">
            <text:p>1.098.266</text:p>
          </table:table-cell>
          <table:table-cell office:value-type="float" office:value="1189408" table:style-name="ce50">
            <text:p>1.189.408</text:p>
          </table:table-cell>
          <table:table-cell office:value-type="percentage" office:value="0.9233719631951357" table:style-name="ce51">
            <text:p>92,3%</text:p>
          </table:table-cell>
          <table:table-cell office:value-type="percentage" office:value="0.82506105700932963" table:style-name="ce51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Asturias<text:s/></text:p>
          </table:table-cell>
          <table:table-cell office:value-type="float" office:value="89314" table:style-name="ce50">
            <text:p>89.314</text:p>
          </table:table-cell>
          <table:table-cell office:value-type="percentage" office:value="1" table:style-name="ce51">
            <text:p>100,0%</text:p>
          </table:table-cell>
          <table:table-cell office:value-type="float" office:value="114855" table:style-name="ce50">
            <text:p>114.855</text:p>
          </table:table-cell>
          <table:table-cell office:value-type="percentage" office:value="1" table:style-name="ce51">
            <text:p>100,0%</text:p>
          </table:table-cell>
          <table:table-cell office:value-type="float" office:value="149264" table:style-name="ce50">
            <text:p>149.264</text:p>
          </table:table-cell>
          <table:table-cell office:value-type="percentage" office:value="0.98206460951378383" table:style-name="ce51">
            <text:p>98,2%</text:p>
          </table:table-cell>
          <table:table-cell office:value-type="float" office:value="154544" table:style-name="ce50">
            <text:p>154.544</text:p>
          </table:table-cell>
          <table:table-cell office:value-type="percentage" office:value="0.95348679380317491" table:style-name="ce51">
            <text:p>95,3%</text:p>
          </table:table-cell>
          <table:table-cell office:value-type="float" office:value="152694" table:style-name="ce50">
            <text:p>152.694</text:p>
          </table:table-cell>
          <table:table-cell office:value-type="percentage" office:value="0.92028688524590163" table:style-name="ce51">
            <text:p>92,0%</text:p>
          </table:table-cell>
          <table:table-cell office:value-type="float" office:value="93255" table:style-name="ce50">
            <text:p>93.255</text:p>
          </table:table-cell>
          <table:table-cell office:value-type="percentage" office:value="0.85877282647733233" table:style-name="ce51">
            <text:p>85,9%</text:p>
          </table:table-cell>
          <table:table-cell office:value-type="float" office:value="69028" table:style-name="ce50">
            <text:p>69.028</text:p>
          </table:table-cell>
          <table:table-cell office:value-type="percentage" office:value="0.87110370762979228" table:style-name="ce51">
            <text:p>87,1%</text:p>
          </table:table-cell>
          <table:table-cell office:value-type="float" office:value="63167" table:style-name="ce50">
            <text:p>63.167</text:p>
          </table:table-cell>
          <table:table-cell office:value-type="percentage" office:value="0.96798761799681254" table:style-name="ce51">
            <text:p>96,8%</text:p>
          </table:table-cell>
          <table:table-cell office:value-type="float" office:value="886121" table:style-name="ce50">
            <text:p>886.121</text:p>
          </table:table-cell>
          <table:table-cell office:value-type="float" office:value="930447" table:style-name="ce50">
            <text:p>930.447</text:p>
          </table:table-cell>
          <table:table-cell office:value-type="percentage" office:value="0.95236053208834037" table:style-name="ce51">
            <text:p>95,2%</text:p>
          </table:table-cell>
          <table:table-cell office:value-type="percentage" office:value="0.87484512123243519" table:style-name="ce51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Baleares</text:p>
          </table:table-cell>
          <table:table-cell office:value-type="float" office:value="51872" table:style-name="ce50">
            <text:p>51.872</text:p>
          </table:table-cell>
          <table:table-cell office:value-type="percentage" office:value="0.96716573751235246" table:style-name="ce51">
            <text:p>96,7%</text:p>
          </table:table-cell>
          <table:table-cell office:value-type="float" office:value="79968" table:style-name="ce50">
            <text:p>79.968</text:p>
          </table:table-cell>
          <table:table-cell office:value-type="percentage" office:value="0.91670678863745791" table:style-name="ce51">
            <text:p>91,7%</text:p>
          </table:table-cell>
          <table:table-cell office:value-type="float" office:value="112256" table:style-name="ce50">
            <text:p>112.256</text:p>
          </table:table-cell>
          <table:table-cell office:value-type="percentage" office:value="0.88117871468605025" table:style-name="ce51">
            <text:p>88,1%</text:p>
          </table:table-cell>
          <table:table-cell office:value-type="float" office:value="153804" table:style-name="ce50">
            <text:p>153.804</text:p>
          </table:table-cell>
          <table:table-cell office:value-type="percentage" office:value="0.86646235662618021" table:style-name="ce51">
            <text:p>86,6%</text:p>
          </table:table-cell>
          <table:table-cell office:value-type="float" office:value="174066" table:style-name="ce50">
            <text:p>174.066</text:p>
          </table:table-cell>
          <table:table-cell office:value-type="percentage" office:value="0.80354348337895787" table:style-name="ce51">
            <text:p>80,4%</text:p>
          </table:table-cell>
          <table:table-cell office:value-type="float" office:value="135692" table:style-name="ce50">
            <text:p>135.692</text:p>
          </table:table-cell>
          <table:table-cell office:value-type="percentage" office:value="0.73726819779730179" table:style-name="ce51">
            <text:p>73,7%</text:p>
          </table:table-cell>
          <table:table-cell office:value-type="float" office:value="105115" table:style-name="ce50">
            <text:p>105.115</text:p>
          </table:table-cell>
          <table:table-cell office:value-type="percentage" office:value="0.76607172789750244" table:style-name="ce51">
            <text:p>76,6%</text:p>
          </table:table-cell>
          <table:table-cell office:value-type="float" office:value="84863" table:style-name="ce50">
            <text:p>84.863</text:p>
          </table:table-cell>
          <table:table-cell office:value-type="percentage" office:value="0.85258599903552479" table:style-name="ce51">
            <text:p>85,3%</text:p>
          </table:table-cell>
          <table:table-cell office:value-type="float" office:value="897636" table:style-name="ce50">
            <text:p>897.636</text:p>
          </table:table-cell>
          <table:table-cell office:value-type="float" office:value="1083187" table:style-name="ce50">
            <text:p>1.083.187</text:p>
          </table:table-cell>
          <table:table-cell office:value-type="percentage" office:value="0.82869901503618493" table:style-name="ce51">
            <text:p>82,9%</text:p>
          </table:table-cell>
          <table:table-cell office:value-type="percentage" office:value="0.73590293291795617" table:style-name="ce51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anarias</text:p>
          </table:table-cell>
          <table:table-cell office:value-type="float" office:value="94909" table:style-name="ce50">
            <text:p>94.909</text:p>
          </table:table-cell>
          <table:table-cell office:value-type="percentage" office:value="0.94566668659452779" table:style-name="ce51">
            <text:p>94,6%</text:p>
          </table:table-cell>
          <table:table-cell office:value-type="float" office:value="156287" table:style-name="ce50">
            <text:p>156.287</text:p>
          </table:table-cell>
          <table:table-cell office:value-type="percentage" office:value="0.93335761976995568" table:style-name="ce51">
            <text:p>93,3%</text:p>
          </table:table-cell>
          <table:table-cell office:value-type="float" office:value="229624" table:style-name="ce50">
            <text:p>229.624</text:p>
          </table:table-cell>
          <table:table-cell office:value-type="percentage" office:value="0.91281827035837093" table:style-name="ce51">
            <text:p>91,3%</text:p>
          </table:table-cell>
          <table:table-cell office:value-type="float" office:value="326240" table:style-name="ce50">
            <text:p>326.240</text:p>
          </table:table-cell>
          <table:table-cell office:value-type="percentage" office:value="0.8859271087069277" table:style-name="ce51">
            <text:p>88,6%</text:p>
          </table:table-cell>
          <table:table-cell office:value-type="float" office:value="325484" table:style-name="ce50">
            <text:p>325.484</text:p>
          </table:table-cell>
          <table:table-cell office:value-type="percentage" office:value="0.82588142753834637" table:style-name="ce51">
            <text:p>82,6%</text:p>
          </table:table-cell>
          <table:table-cell office:value-type="float" office:value="240106" table:style-name="ce50">
            <text:p>240.106</text:p>
          </table:table-cell>
          <table:table-cell office:value-type="percentage" office:value="0.76745018570487944" table:style-name="ce51">
            <text:p>76,7%</text:p>
          </table:table-cell>
          <table:table-cell office:value-type="float" office:value="201928" table:style-name="ce50">
            <text:p>201.928</text:p>
          </table:table-cell>
          <table:table-cell office:value-type="percentage" office:value="0.79289750305295847" table:style-name="ce51">
            <text:p>79,3%</text:p>
          </table:table-cell>
          <table:table-cell office:value-type="float" office:value="173147" table:style-name="ce50">
            <text:p>173.147</text:p>
          </table:table-cell>
          <table:table-cell office:value-type="percentage" office:value="0.93966298537432502" table:style-name="ce51">
            <text:p>94,0%</text:p>
          </table:table-cell>
          <table:table-cell office:value-type="float" office:value="1747725" table:style-name="ce50">
            <text:p>1.747.725</text:p>
          </table:table-cell>
          <table:table-cell office:value-type="float" office:value="2033513" table:style-name="ce50">
            <text:p>2.033.513</text:p>
          </table:table-cell>
          <table:table-cell office:value-type="percentage" office:value="0.85946094271342255" table:style-name="ce51">
            <text:p>85,9%</text:p>
          </table:table-cell>
          <table:table-cell office:value-type="percentage" office:value="0.77871553207159783" table:style-name="ce51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antabria</text:p>
          </table:table-cell>
          <table:table-cell office:value-type="float" office:value="42602" table:style-name="ce50">
            <text:p>42.602</text:p>
          </table:table-cell>
          <table:table-cell office:value-type="percentage" office:value="1" table:style-name="ce51">
            <text:p>100,0%</text:p>
          </table:table-cell>
          <table:table-cell office:value-type="float" office:value="56235" table:style-name="ce50">
            <text:p>56.235</text:p>
          </table:table-cell>
          <table:table-cell office:value-type="percentage" office:value="1" table:style-name="ce51">
            <text:p>100,0%</text:p>
          </table:table-cell>
          <table:table-cell office:value-type="float" office:value="77320" table:style-name="ce50">
            <text:p>77.320</text:p>
          </table:table-cell>
          <table:table-cell office:value-type="percentage" office:value="0.97556051831383983" table:style-name="ce51">
            <text:p>97,6%</text:p>
          </table:table-cell>
          <table:table-cell office:value-type="float" office:value="85257" table:style-name="ce50">
            <text:p>85.257</text:p>
          </table:table-cell>
          <table:table-cell office:value-type="percentage" office:value="0.93719907661866553" table:style-name="ce51">
            <text:p>93,7%</text:p>
          </table:table-cell>
          <table:table-cell office:value-type="float" office:value="89574" table:style-name="ce50">
            <text:p>89.574</text:p>
          </table:table-cell>
          <table:table-cell office:value-type="percentage" office:value="0.91978313104553011" table:style-name="ce51">
            <text:p>92,0%</text:p>
          </table:table-cell>
          <table:table-cell office:value-type="float" office:value="57029" table:style-name="ce50">
            <text:p>57.029</text:p>
          </table:table-cell>
          <table:table-cell office:value-type="percentage" office:value="0.84917656868876379" table:style-name="ce51">
            <text:p>84,9%</text:p>
          </table:table-cell>
          <table:table-cell office:value-type="float" office:value="43619" table:style-name="ce50">
            <text:p>43.619</text:p>
          </table:table-cell>
          <table:table-cell office:value-type="percentage" office:value="0.85740962789691977" table:style-name="ce51">
            <text:p>85,7%</text:p>
          </table:table-cell>
          <table:table-cell office:value-type="float" office:value="43384" table:style-name="ce50">
            <text:p>43.384</text:p>
          </table:table-cell>
          <table:table-cell office:value-type="percentage" office:value="0.95806373252655519" table:style-name="ce51">
            <text:p>95,8%</text:p>
          </table:table-cell>
          <table:table-cell office:value-type="float" office:value="495020" table:style-name="ce50">
            <text:p>495.020</text:p>
          </table:table-cell>
          <table:table-cell office:value-type="float" office:value="527062" table:style-name="ce50">
            <text:p>527.062</text:p>
          </table:table-cell>
          <table:table-cell office:value-type="percentage" office:value="0.93920639317575538" table:style-name="ce51">
            <text:p>93,9%</text:p>
          </table:table-cell>
          <table:table-cell office:value-type="percentage" office:value="0.84813802674525185" table:style-name="ce51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astilla y Leon</text:p>
          </table:table-cell>
          <table:table-cell office:value-type="float" office:value="230087" table:style-name="ce50">
            <text:p>230.087</text:p>
          </table:table-cell>
          <table:table-cell office:value-type="percentage" office:value="1" table:style-name="ce51">
            <text:p>100,0%</text:p>
          </table:table-cell>
          <table:table-cell office:value-type="float" office:value="252384" table:style-name="ce50">
            <text:p>252.384</text:p>
          </table:table-cell>
          <table:table-cell office:value-type="percentage" office:value="1" table:style-name="ce51">
            <text:p>100,0%</text:p>
          </table:table-cell>
          <table:table-cell office:value-type="float" office:value="324739" table:style-name="ce50">
            <text:p>324.739</text:p>
          </table:table-cell>
          <table:table-cell office:value-type="percentage" office:value="0.9923481938498302" table:style-name="ce51">
            <text:p>99,2%</text:p>
          </table:table-cell>
          <table:table-cell office:value-type="float" office:value="358050" table:style-name="ce50">
            <text:p>358.050</text:p>
          </table:table-cell>
          <table:table-cell office:value-type="percentage" office:value="0.93926333213537139" table:style-name="ce51">
            <text:p>93,9%</text:p>
          </table:table-cell>
          <table:table-cell office:value-type="float" office:value="326499" table:style-name="ce50">
            <text:p>326.499</text:p>
          </table:table-cell>
          <table:table-cell office:value-type="percentage" office:value="0.90643305700690169" table:style-name="ce51">
            <text:p>90,6%</text:p>
          </table:table-cell>
          <table:table-cell office:value-type="float" office:value="219354" table:style-name="ce50">
            <text:p>219.354</text:p>
          </table:table-cell>
          <table:table-cell office:value-type="percentage" office:value="0.84724722095619187" table:style-name="ce51">
            <text:p>84,7%</text:p>
          </table:table-cell>
          <table:table-cell office:value-type="float" office:value="181584" table:style-name="ce50">
            <text:p>181.584</text:p>
          </table:table-cell>
          <table:table-cell office:value-type="percentage" office:value="0.85742212400662954" table:style-name="ce51">
            <text:p>85,7%</text:p>
          </table:table-cell>
          <table:table-cell office:value-type="float" office:value="156646" table:style-name="ce50">
            <text:p>156.646</text:p>
          </table:table-cell>
          <table:table-cell office:value-type="percentage" office:value="0.9313190406544668" table:style-name="ce51">
            <text:p>93,1%</text:p>
          </table:table-cell>
          <table:table-cell office:value-type="float" office:value="2049343" table:style-name="ce50">
            <text:p>2.049.343</text:p>
          </table:table-cell>
          <table:table-cell office:value-type="float" office:value="2172149" table:style-name="ce50">
            <text:p>2.172.149</text:p>
          </table:table-cell>
          <table:table-cell office:value-type="percentage" office:value="0.9434633627803618" table:style-name="ce51">
            <text:p>94,3%</text:p>
          </table:table-cell>
          <table:table-cell office:value-type="percentage" office:value="0.85866962423045867" table:style-name="ce51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astilla - La Mancha</text:p>
          </table:table-cell>
          <table:table-cell office:value-type="float" office:value="139155" table:style-name="ce50">
            <text:p>139.155</text:p>
          </table:table-cell>
          <table:table-cell office:value-type="percentage" office:value="1" table:style-name="ce51">
            <text:p>100,0%</text:p>
          </table:table-cell>
          <table:table-cell office:value-type="float" office:value="159627" table:style-name="ce50">
            <text:p>159.627</text:p>
          </table:table-cell>
          <table:table-cell office:value-type="percentage" office:value="1" table:style-name="ce51">
            <text:p>100,0%</text:p>
          </table:table-cell>
          <table:table-cell office:value-type="float" office:value="225760" table:style-name="ce50">
            <text:p>225.760</text:p>
          </table:table-cell>
          <table:table-cell office:value-type="percentage" office:value="0.99005385303559212" table:style-name="ce51">
            <text:p>99,0%</text:p>
          </table:table-cell>
          <table:table-cell office:value-type="float" office:value="290567" table:style-name="ce50">
            <text:p>290.567</text:p>
          </table:table-cell>
          <table:table-cell office:value-type="percentage" office:value="0.93307793337978917" table:style-name="ce51">
            <text:p>93,3%</text:p>
          </table:table-cell>
          <table:table-cell office:value-type="float" office:value="292736" table:style-name="ce50">
            <text:p>292.736</text:p>
          </table:table-cell>
          <table:table-cell office:value-type="percentage" office:value="0.88525194976427435" table:style-name="ce51">
            <text:p>88,5%</text:p>
          </table:table-cell>
          <table:table-cell office:value-type="float" office:value="213136" table:style-name="ce50">
            <text:p>213.136</text:p>
          </table:table-cell>
          <table:table-cell office:value-type="percentage" office:value="0.82690658814126816" table:style-name="ce51">
            <text:p>82,7%</text:p>
          </table:table-cell>
          <table:table-cell office:value-type="float" office:value="181634" table:style-name="ce50">
            <text:p>181.634</text:p>
          </table:table-cell>
          <table:table-cell office:value-type="percentage" office:value="0.82940929349017312" table:style-name="ce51">
            <text:p>82,9%</text:p>
          </table:table-cell>
          <table:table-cell office:value-type="float" office:value="160772" table:style-name="ce50">
            <text:p>160.772</text:p>
          </table:table-cell>
          <table:table-cell office:value-type="percentage" office:value="0.90414810815674629" table:style-name="ce51">
            <text:p>90,4%</text:p>
          </table:table-cell>
          <table:table-cell office:value-type="float" office:value="1663387" table:style-name="ce50">
            <text:p>1.663.387</text:p>
          </table:table-cell>
          <table:table-cell office:value-type="float" office:value="1816082" table:style-name="ce50">
            <text:p>1.816.082</text:p>
          </table:table-cell>
          <table:table-cell office:value-type="percentage" office:value="0.91592064675493723" table:style-name="ce51">
            <text:p>91,6%</text:p>
          </table:table-cell>
          <table:table-cell office:value-type="percentage" office:value="0.8119406088674721" table:style-name="ce51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ataluña</text:p>
          </table:table-cell>
          <table:table-cell office:value-type="float" office:value="461374" table:style-name="ce50">
            <text:p>461.374</text:p>
          </table:table-cell>
          <table:table-cell office:value-type="percentage" office:value="1" table:style-name="ce51">
            <text:p>100,0%</text:p>
          </table:table-cell>
          <table:table-cell office:value-type="float" office:value="622375" table:style-name="ce50">
            <text:p>622.375</text:p>
          </table:table-cell>
          <table:table-cell office:value-type="percentage" office:value="0.9789834144991002" table:style-name="ce51">
            <text:p>97,9%</text:p>
          </table:table-cell>
          <table:table-cell office:value-type="float" office:value="810550" table:style-name="ce50">
            <text:p>810.550</text:p>
          </table:table-cell>
          <table:table-cell office:value-type="percentage" office:value="0.95080963396380458" table:style-name="ce51">
            <text:p>95,1%</text:p>
          </table:table-cell>
          <table:table-cell office:value-type="float" office:value="1045739" table:style-name="ce50">
            <text:p>1.045.739</text:p>
          </table:table-cell>
          <table:table-cell office:value-type="percentage" office:value="0.95292331608956071" table:style-name="ce51">
            <text:p>95,3%</text:p>
          </table:table-cell>
          <table:table-cell office:value-type="float" office:value="1168163" table:style-name="ce50">
            <text:p>1.168.163</text:p>
          </table:table-cell>
          <table:table-cell office:value-type="percentage" office:value="0.91582557838702339" table:style-name="ce51">
            <text:p>91,6%</text:p>
          </table:table-cell>
          <table:table-cell office:value-type="float" office:value="835845" table:style-name="ce50">
            <text:p>835.845</text:p>
          </table:table-cell>
          <table:table-cell office:value-type="percentage" office:value="0.86470182945248841" table:style-name="ce51">
            <text:p>86,5%</text:p>
          </table:table-cell>
          <table:table-cell office:value-type="float" office:value="702810" table:style-name="ce50">
            <text:p>702.810</text:p>
          </table:table-cell>
          <table:table-cell office:value-type="percentage" office:value="0.84773035128201113" table:style-name="ce51">
            <text:p>84,8%</text:p>
          </table:table-cell>
          <table:table-cell office:value-type="float" office:value="611237" table:style-name="ce50">
            <text:p>611.237</text:p>
          </table:table-cell>
          <table:table-cell office:value-type="percentage" office:value="0.91044189209116377" table:style-name="ce51">
            <text:p>91,0%</text:p>
          </table:table-cell>
          <table:table-cell office:value-type="float" office:value="6258093" table:style-name="ce50">
            <text:p>6.258.093</text:p>
          </table:table-cell>
          <table:table-cell office:value-type="float" office:value="6782414" table:style-name="ce50">
            <text:p>6.782.414</text:p>
          </table:table-cell>
          <table:table-cell office:value-type="percentage" office:value="0.92269404374312747" table:style-name="ce51">
            <text:p>92,3%</text:p>
          </table:table-cell>
          <table:table-cell office:value-type="percentage" office:value="0.81578498323546367" table:style-name="ce51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. Valenciana</text:p>
          </table:table-cell>
          <table:table-cell office:value-type="float" office:value="299206" table:style-name="ce50">
            <text:p>299.206</text:p>
          </table:table-cell>
          <table:table-cell office:value-type="percentage" office:value="1" table:style-name="ce51">
            <text:p>100,0%</text:p>
          </table:table-cell>
          <table:table-cell office:value-type="float" office:value="437976" table:style-name="ce50">
            <text:p>437.976</text:p>
          </table:table-cell>
          <table:table-cell office:value-type="percentage" office:value="0.99590700720366732" table:style-name="ce51">
            <text:p>99,6%</text:p>
          </table:table-cell>
          <table:table-cell office:value-type="float" office:value="577011" table:style-name="ce50">
            <text:p>577.011</text:p>
          </table:table-cell>
          <table:table-cell office:value-type="percentage" office:value="0.96629098703821548" table:style-name="ce51">
            <text:p>96,6%</text:p>
          </table:table-cell>
          <table:table-cell office:value-type="float" office:value="724342" table:style-name="ce50">
            <text:p>724.342</text:p>
          </table:table-cell>
          <table:table-cell office:value-type="percentage" office:value="0.9502109416814466" table:style-name="ce51">
            <text:p>95,0%</text:p>
          </table:table-cell>
          <table:table-cell office:value-type="float" office:value="768662" table:style-name="ce50">
            <text:p>768.662</text:p>
          </table:table-cell>
          <table:table-cell office:value-type="percentage" office:value="0.91428686975377149" table:style-name="ce51">
            <text:p>91,4%</text:p>
          </table:table-cell>
          <table:table-cell office:value-type="float" office:value="531930" table:style-name="ce50">
            <text:p>531.930</text:p>
          </table:table-cell>
          <table:table-cell office:value-type="percentage" office:value="0.86644698584997093" table:style-name="ce51">
            <text:p>86,6%</text:p>
          </table:table-cell>
          <table:table-cell office:value-type="float" office:value="450165" table:style-name="ce50">
            <text:p>450.165</text:p>
          </table:table-cell>
          <table:table-cell office:value-type="percentage" office:value="0.87790308772107739" table:style-name="ce51">
            <text:p>87,8%</text:p>
          </table:table-cell>
          <table:table-cell office:value-type="float" office:value="408623" table:style-name="ce50">
            <text:p>408.623</text:p>
          </table:table-cell>
          <table:table-cell office:value-type="percentage" office:value="0.94420580032303603" table:style-name="ce51">
            <text:p>94,4%</text:p>
          </table:table-cell>
          <table:table-cell office:value-type="float" office:value="4197915" table:style-name="ce50">
            <text:p>4.197.915</text:p>
          </table:table-cell>
          <table:table-cell office:value-type="float" office:value="4492026" table:style-name="ce50">
            <text:p>4.492.026</text:p>
          </table:table-cell>
          <table:table-cell office:value-type="percentage" office:value="0.9345259800366249" table:style-name="ce51">
            <text:p>93,5%</text:p>
          </table:table-cell>
          <table:table-cell office:value-type="percentage" office:value="0.83175699840203521" table:style-name="ce51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Extremadura</text:p>
          </table:table-cell>
          <table:table-cell office:value-type="float" office:value="78452" table:style-name="ce50">
            <text:p>78.452</text:p>
          </table:table-cell>
          <table:table-cell office:value-type="percentage" office:value="1" table:style-name="ce51">
            <text:p>100,0%</text:p>
          </table:table-cell>
          <table:table-cell office:value-type="float" office:value="96175" table:style-name="ce50">
            <text:p>96.175</text:p>
          </table:table-cell>
          <table:table-cell office:value-type="percentage" office:value="1" table:style-name="ce51">
            <text:p>100,0%</text:p>
          </table:table-cell>
          <table:table-cell office:value-type="float" office:value="133509" table:style-name="ce50">
            <text:p>133.509</text:p>
          </table:table-cell>
          <table:table-cell office:value-type="percentage" office:value="1" table:style-name="ce51">
            <text:p>100,0%</text:p>
          </table:table-cell>
          <table:table-cell office:value-type="float" office:value="162402" table:style-name="ce50">
            <text:p>162.402</text:p>
          </table:table-cell>
          <table:table-cell office:value-type="percentage" office:value="0.96694908694694348" table:style-name="ce51">
            <text:p>96,7%</text:p>
          </table:table-cell>
          <table:table-cell office:value-type="float" office:value="147456" table:style-name="ce50">
            <text:p>147.456</text:p>
          </table:table-cell>
          <table:table-cell office:value-type="percentage" office:value="0.93601462522851919" table:style-name="ce51">
            <text:p>93,6%</text:p>
          </table:table-cell>
          <table:table-cell office:value-type="float" office:value="114985" table:style-name="ce50">
            <text:p>114.985</text:p>
          </table:table-cell>
          <table:table-cell office:value-type="percentage" office:value="0.88557631583000873" table:style-name="ce51">
            <text:p>88,6%</text:p>
          </table:table-cell>
          <table:table-cell office:value-type="float" office:value="95816" table:style-name="ce50">
            <text:p>95.816</text:p>
          </table:table-cell>
          <table:table-cell office:value-type="percentage" office:value="0.85165235631877412" table:style-name="ce51">
            <text:p>85,2%</text:p>
          </table:table-cell>
          <table:table-cell office:value-type="float" office:value="81498" table:style-name="ce50">
            <text:p>81.498</text:p>
          </table:table-cell>
          <table:table-cell office:value-type="percentage" office:value="0.95086863689927548" table:style-name="ce51">
            <text:p>95,1%</text:p>
          </table:table-cell>
          <table:table-cell office:value-type="float" office:value="910293" table:style-name="ce50">
            <text:p>910.293</text:p>
          </table:table-cell>
          <table:table-cell office:value-type="float" office:value="949890" table:style-name="ce50">
            <text:p>949.890</text:p>
          </table:table-cell>
          <table:table-cell office:value-type="percentage" office:value="0.95831412058238319" table:style-name="ce51">
            <text:p>95,8%</text:p>
          </table:table-cell>
          <table:table-cell office:value-type="percentage" office:value="0.86039117239241247" table:style-name="ce51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Galicia</text:p>
          </table:table-cell>
          <table:table-cell office:value-type="float" office:value="243138" table:style-name="ce50">
            <text:p>243.138</text:p>
          </table:table-cell>
          <table:table-cell office:value-type="percentage" office:value="1" table:style-name="ce51">
            <text:p>100,0%</text:p>
          </table:table-cell>
          <table:table-cell office:value-type="float" office:value="292427" table:style-name="ce50">
            <text:p>292.427</text:p>
          </table:table-cell>
          <table:table-cell office:value-type="percentage" office:value="1" table:style-name="ce51">
            <text:p>100,0%</text:p>
          </table:table-cell>
          <table:table-cell office:value-type="float" office:value="348360" table:style-name="ce50">
            <text:p>348.360</text:p>
          </table:table-cell>
          <table:table-cell office:value-type="percentage" office:value="0.98527573352641373" table:style-name="ce51">
            <text:p>98,5%</text:p>
          </table:table-cell>
          <table:table-cell office:value-type="float" office:value="394010" table:style-name="ce50">
            <text:p>394.010</text:p>
          </table:table-cell>
          <table:table-cell office:value-type="percentage" office:value="0.96287878787878789" table:style-name="ce51">
            <text:p>96,3%</text:p>
          </table:table-cell>
          <table:table-cell office:value-type="float" office:value="412809" table:style-name="ce50">
            <text:p>412.809</text:p>
          </table:table-cell>
          <table:table-cell office:value-type="percentage" office:value="0.93219175452818981" table:style-name="ce51">
            <text:p>93,2%</text:p>
          </table:table-cell>
          <table:table-cell office:value-type="float" office:value="269309" table:style-name="ce50">
            <text:p>269.309</text:p>
          </table:table-cell>
          <table:table-cell office:value-type="percentage" office:value="0.87268550023007274" table:style-name="ce51">
            <text:p>87,3%</text:p>
          </table:table-cell>
          <table:table-cell office:value-type="float" office:value="205132" table:style-name="ce50">
            <text:p>205.132</text:p>
          </table:table-cell>
          <table:table-cell office:value-type="percentage" office:value="0.89047672793255828" table:style-name="ce51">
            <text:p>89,0%</text:p>
          </table:table-cell>
          <table:table-cell office:value-type="float" office:value="177344" table:style-name="ce50">
            <text:p>177.344</text:p>
          </table:table-cell>
          <table:table-cell office:value-type="percentage" office:value="0.96727463129417923" table:style-name="ce51">
            <text:p>96,7%</text:p>
          </table:table-cell>
          <table:table-cell office:value-type="float" office:value="2342529" table:style-name="ce50">
            <text:p>2.342.529</text:p>
          </table:table-cell>
          <table:table-cell office:value-type="float" office:value="2456127" table:style-name="ce50">
            <text:p>2.456.127</text:p>
          </table:table-cell>
          <table:table-cell office:value-type="percentage" office:value="0.9537491343077944" table:style-name="ce51">
            <text:p>95,4%</text:p>
          </table:table-cell>
          <table:table-cell office:value-type="percentage" office:value="0.86860834535959386" table:style-name="ce51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La Rioja</text:p>
          </table:table-cell>
          <table:table-cell office:value-type="float" office:value="23492" table:style-name="ce50">
            <text:p>23.492</text:p>
          </table:table-cell>
          <table:table-cell office:value-type="percentage" office:value="1" table:style-name="ce51">
            <text:p>100,0%</text:p>
          </table:table-cell>
          <table:table-cell office:value-type="float" office:value="28791" table:style-name="ce50">
            <text:p>28.791</text:p>
          </table:table-cell>
          <table:table-cell office:value-type="percentage" office:value="1" table:style-name="ce51">
            <text:p>100,0%</text:p>
          </table:table-cell>
          <table:table-cell office:value-type="float" office:value="38544" table:style-name="ce50">
            <text:p>38.544</text:p>
          </table:table-cell>
          <table:table-cell office:value-type="percentage" office:value="0.9981871859947169" table:style-name="ce51">
            <text:p>99,8%</text:p>
          </table:table-cell>
          <table:table-cell office:value-type="float" office:value="45983" table:style-name="ce50">
            <text:p>45.983</text:p>
          </table:table-cell>
          <table:table-cell office:value-type="percentage" office:value="0.96806315789473685" table:style-name="ce51">
            <text:p>96,8%</text:p>
          </table:table-cell>
          <table:table-cell office:value-type="float" office:value="48556" table:style-name="ce50">
            <text:p>48.556</text:p>
          </table:table-cell>
          <table:table-cell office:value-type="percentage" office:value="0.93875183667156448" table:style-name="ce51">
            <text:p>93,9%</text:p>
          </table:table-cell>
          <table:table-cell office:value-type="float" office:value="32619" table:style-name="ce50">
            <text:p>32.619</text:p>
          </table:table-cell>
          <table:table-cell office:value-type="percentage" office:value="0.88073766065449832" table:style-name="ce51">
            <text:p>88,1%</text:p>
          </table:table-cell>
          <table:table-cell office:value-type="float" office:value="25897" table:style-name="ce50">
            <text:p>25.897</text:p>
          </table:table-cell>
          <table:table-cell office:value-type="percentage" office:value="0.85848306039912481" table:style-name="ce51">
            <text:p>85,8%</text:p>
          </table:table-cell>
          <table:table-cell office:value-type="float" office:value="25564" table:style-name="ce50">
            <text:p>25.564</text:p>
          </table:table-cell>
          <table:table-cell office:value-type="percentage" office:value="0.98379834519915332" table:style-name="ce51">
            <text:p>98,4%</text:p>
          </table:table-cell>
          <table:table-cell office:value-type="float" office:value="269446" table:style-name="ce50">
            <text:p>269.446</text:p>
          </table:table-cell>
          <table:table-cell office:value-type="float" office:value="281479" table:style-name="ce50">
            <text:p>281.479</text:p>
          </table:table-cell>
          <table:table-cell office:value-type="percentage" office:value="0.95725080734264367" table:style-name="ce51">
            <text:p>95,7%</text:p>
          </table:table-cell>
          <table:table-cell office:value-type="percentage" office:value="0.8522025707201053" table:style-name="ce51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Madrid</text:p>
          </table:table-cell>
          <table:table-cell office:value-type="float" office:value="375110" table:style-name="ce50">
            <text:p>375.110</text:p>
          </table:table-cell>
          <table:table-cell office:value-type="percentage" office:value="1" table:style-name="ce51">
            <text:p>100,0%</text:p>
          </table:table-cell>
          <table:table-cell office:value-type="float" office:value="512916" table:style-name="ce50">
            <text:p>512.916</text:p>
          </table:table-cell>
          <table:table-cell office:value-type="percentage" office:value="0.97318280998007778" table:style-name="ce51">
            <text:p>97,3%</text:p>
          </table:table-cell>
          <table:table-cell office:value-type="float" office:value="694695" table:style-name="ce50">
            <text:p>694.695</text:p>
          </table:table-cell>
          <table:table-cell office:value-type="percentage" office:value="0.96424080237848697" table:style-name="ce51">
            <text:p>96,4%</text:p>
          </table:table-cell>
          <table:table-cell office:value-type="float" office:value="951441" table:style-name="ce50">
            <text:p>951.441</text:p>
          </table:table-cell>
          <table:table-cell office:value-type="percentage" office:value="0.96128552506216158" table:style-name="ce51">
            <text:p>96,1%</text:p>
          </table:table-cell>
          <table:table-cell office:value-type="float" office:value="1055061" table:style-name="ce50">
            <text:p>1.055.061</text:p>
          </table:table-cell>
          <table:table-cell office:value-type="percentage" office:value="0.9126564726093459" table:style-name="ce51">
            <text:p>91,3%</text:p>
          </table:table-cell>
          <table:table-cell office:value-type="float" office:value="783463" table:style-name="ce50">
            <text:p>783.463</text:p>
          </table:table-cell>
          <table:table-cell office:value-type="percentage" office:value="0.86969886018000897" table:style-name="ce51">
            <text:p>87,0%</text:p>
          </table:table-cell>
          <table:table-cell office:value-type="float" office:value="640831" table:style-name="ce50">
            <text:p>640.831</text:p>
          </table:table-cell>
          <table:table-cell office:value-type="percentage" office:value="0.87121868189684826" table:style-name="ce51">
            <text:p>87,1%</text:p>
          </table:table-cell>
          <table:table-cell office:value-type="float" office:value="508789" table:style-name="ce50">
            <text:p>508.789</text:p>
          </table:table-cell>
          <table:table-cell office:value-type="percentage" office:value="0.89145495321862844" table:style-name="ce51">
            <text:p>89,1%</text:p>
          </table:table-cell>
          <table:table-cell office:value-type="float" office:value="5522306" table:style-name="ce50">
            <text:p>5.522.306</text:p>
          </table:table-cell>
          <table:table-cell office:value-type="float" office:value="5970908" table:style-name="ce50">
            <text:p>5.970.908</text:p>
          </table:table-cell>
          <table:table-cell office:value-type="percentage" office:value="0.92486871343520949" table:style-name="ce51">
            <text:p>92,5%</text:p>
          </table:table-cell>
          <table:table-cell office:value-type="percentage" office:value="0.81741364641018099" table:style-name="ce51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Murcia</text:p>
          </table:table-cell>
          <table:table-cell office:value-type="float" office:value="72897" table:style-name="ce50">
            <text:p>72.897</text:p>
          </table:table-cell>
          <table:table-cell office:value-type="percentage" office:value="1" table:style-name="ce51">
            <text:p>100,0%</text:p>
          </table:table-cell>
          <table:table-cell office:value-type="float" office:value="103909" table:style-name="ce50">
            <text:p>103.909</text:p>
          </table:table-cell>
          <table:table-cell office:value-type="percentage" office:value="0.9998749061796347" table:style-name="ce51">
            <text:p>100,0%</text:p>
          </table:table-cell>
          <table:table-cell office:value-type="float" office:value="149937" table:style-name="ce50">
            <text:p>149.937</text:p>
          </table:table-cell>
          <table:table-cell office:value-type="percentage" office:value="0.97652744218156717" table:style-name="ce51">
            <text:p>97,7%</text:p>
          </table:table-cell>
          <table:table-cell office:value-type="float" office:value="210146" table:style-name="ce50">
            <text:p>210.146</text:p>
          </table:table-cell>
          <table:table-cell office:value-type="percentage" office:value="0.96351723726862992" table:style-name="ce51">
            <text:p>96,4%</text:p>
          </table:table-cell>
          <table:table-cell office:value-type="float" office:value="237143" table:style-name="ce50">
            <text:p>237.143</text:p>
          </table:table-cell>
          <table:table-cell office:value-type="percentage" office:value="0.93929923792322201" table:style-name="ce51">
            <text:p>93,9%</text:p>
          </table:table-cell>
          <table:table-cell office:value-type="float" office:value="175250" table:style-name="ce50">
            <text:p>175.250</text:p>
          </table:table-cell>
          <table:table-cell office:value-type="percentage" office:value="0.88032590895847773" table:style-name="ce51">
            <text:p>88,0%</text:p>
          </table:table-cell>
          <table:table-cell office:value-type="float" office:value="150644" table:style-name="ce50">
            <text:p>150.644</text:p>
          </table:table-cell>
          <table:table-cell office:value-type="percentage" office:value="0.86607373849452973" table:style-name="ce51">
            <text:p>86,6%</text:p>
          </table:table-cell>
          <table:table-cell office:value-type="float" office:value="132681" table:style-name="ce50">
            <text:p>132.681</text:p>
          </table:table-cell>
          <table:table-cell office:value-type="percentage" office:value="0.91747109586767717" table:style-name="ce51">
            <text:p>91,7%</text:p>
          </table:table-cell>
          <table:table-cell office:value-type="float" office:value="1232607" table:style-name="ce50">
            <text:p>1.232.607</text:p>
          </table:table-cell>
          <table:table-cell office:value-type="float" office:value="1317614" table:style-name="ce50">
            <text:p>1.317.614</text:p>
          </table:table-cell>
          <table:table-cell office:value-type="percentage" office:value="0.93548414027173366" table:style-name="ce51">
            <text:p>93,5%</text:p>
          </table:table-cell>
          <table:table-cell office:value-type="percentage" office:value="0.81463654172031019" table:style-name="ce51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Navarra</text:p>
          </table:table-cell>
          <table:table-cell office:value-type="float" office:value="42589" table:style-name="ce50">
            <text:p>42.589</text:p>
          </table:table-cell>
          <table:table-cell office:value-type="percentage" office:value="1" table:style-name="ce51">
            <text:p>100,0%</text:p>
          </table:table-cell>
          <table:table-cell office:value-type="float" office:value="56016" table:style-name="ce50">
            <text:p>56.016</text:p>
          </table:table-cell>
          <table:table-cell office:value-type="percentage" office:value="0.98898305084745763" table:style-name="ce51">
            <text:p>98,9%</text:p>
          </table:table-cell>
          <table:table-cell office:value-type="float" office:value="72660" table:style-name="ce50">
            <text:p>72.660</text:p>
          </table:table-cell>
          <table:table-cell office:value-type="percentage" office:value="0.96022201665124884" table:style-name="ce51">
            <text:p>96,0%</text:p>
          </table:table-cell>
          <table:table-cell office:value-type="float" office:value="92586" table:style-name="ce50">
            <text:p>92.586</text:p>
          </table:table-cell>
          <table:table-cell office:value-type="percentage" office:value="0.94767548977461158" table:style-name="ce51">
            <text:p>94,8%</text:p>
          </table:table-cell>
          <table:table-cell office:value-type="float" office:value="96681" table:style-name="ce50">
            <text:p>96.681</text:p>
          </table:table-cell>
          <table:table-cell office:value-type="percentage" office:value="0.91447461763287086" table:style-name="ce51">
            <text:p>91,4%</text:p>
          </table:table-cell>
          <table:table-cell office:value-type="float" office:value="66155" table:style-name="ce50">
            <text:p>66.155</text:p>
          </table:table-cell>
          <table:table-cell office:value-type="percentage" office:value="0.86219030614239722" table:style-name="ce51">
            <text:p>86,2%</text:p>
          </table:table-cell>
          <table:table-cell office:value-type="float" office:value="60159" table:style-name="ce50">
            <text:p>60.159</text:p>
          </table:table-cell>
          <table:table-cell office:value-type="percentage" office:value="0.87437865178337837" table:style-name="ce51">
            <text:p>87,4%</text:p>
          </table:table-cell>
          <table:table-cell office:value-type="float" office:value="53384" table:style-name="ce50">
            <text:p>53.384</text:p>
          </table:table-cell>
          <table:table-cell office:value-type="percentage" office:value="0.92807844091723024" table:style-name="ce51">
            <text:p>92,8%</text:p>
          </table:table-cell>
          <table:table-cell office:value-type="float" office:value="540230" table:style-name="ce50">
            <text:p>540.230</text:p>
          </table:table-cell>
          <table:table-cell office:value-type="float" office:value="580174" table:style-name="ce50">
            <text:p>580.174</text:p>
          </table:table-cell>
          <table:table-cell office:value-type="percentage" office:value="0.93115168897606582" table:style-name="ce51">
            <text:p>93,1%</text:p>
          </table:table-cell>
          <table:table-cell office:value-type="percentage" office:value="0.82145018505171408" table:style-name="ce51">
            <text:p>82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9">
            <text:p>País Vasco</text:p>
          </table:table-cell>
          <table:table-cell office:value-type="float" office:value="165105" table:style-name="ce50">
            <text:p>165.105</text:p>
          </table:table-cell>
          <table:table-cell office:value-type="percentage" office:value="1" table:style-name="ce51">
            <text:p>100,0%</text:p>
          </table:table-cell>
          <table:table-cell office:value-type="float" office:value="214640" table:style-name="ce50">
            <text:p>214.640</text:p>
          </table:table-cell>
          <table:table-cell office:value-type="percentage" office:value="0.99202277622177237" table:style-name="ce51">
            <text:p>99,2%</text:p>
          </table:table-cell>
          <table:table-cell office:value-type="float" office:value="280609" table:style-name="ce50">
            <text:p>280.609</text:p>
          </table:table-cell>
          <table:table-cell office:value-type="percentage" office:value="0.98749309375252936" table:style-name="ce51">
            <text:p>98,7%</text:p>
          </table:table-cell>
          <table:table-cell office:value-type="float" office:value="327616" table:style-name="ce50">
            <text:p>327.616</text:p>
          </table:table-cell>
          <table:table-cell office:value-type="percentage" office:value="0.9708089976205081" table:style-name="ce51">
            <text:p>97,1%</text:p>
          </table:table-cell>
          <table:table-cell office:value-type="float" office:value="327164" table:style-name="ce50">
            <text:p>327.164</text:p>
          </table:table-cell>
          <table:table-cell office:value-type="percentage" office:value="0.93995357175691829" table:style-name="ce51">
            <text:p>94,0%</text:p>
          </table:table-cell>
          <table:table-cell office:value-type="float" office:value="213017" table:style-name="ce50">
            <text:p>213.017</text:p>
          </table:table-cell>
          <table:table-cell office:value-type="percentage" office:value="0.89640414922044309" table:style-name="ce51">
            <text:p>89,6%</text:p>
          </table:table-cell>
          <table:table-cell office:value-type="float" office:value="176514" table:style-name="ce50">
            <text:p>176.514</text:p>
          </table:table-cell>
          <table:table-cell office:value-type="percentage" office:value="0.88604773736917397" table:style-name="ce51">
            <text:p>88,6%</text:p>
          </table:table-cell>
          <table:table-cell office:value-type="float" office:value="161077" table:style-name="ce50">
            <text:p>161.077</text:p>
          </table:table-cell>
          <table:table-cell office:value-type="percentage" office:value="0.93206686842150943" table:style-name="ce51">
            <text:p>93,2%</text:p>
          </table:table-cell>
          <table:table-cell office:value-type="float" office:value="1865742" table:style-name="ce50">
            <text:p>1.865.742</text:p>
          </table:table-cell>
          <table:table-cell office:value-type="float" office:value="1955253" table:style-name="ce50">
            <text:p>1.955.253</text:p>
          </table:table-cell>
          <table:table-cell office:value-type="percentage" office:value="0.95422024668930316" table:style-name="ce51">
            <text:p>95,4%</text:p>
          </table:table-cell>
          <table:table-cell office:value-type="percentage" office:value="0.8535318046322169" table:style-name="ce51">
            <text:p>85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9">
            <text:p>Ceuta</text:p>
          </table:table-cell>
          <table:table-cell office:value-type="float" office:value="2410" table:style-name="ce50">
            <text:p>2.410</text:p>
          </table:table-cell>
          <table:table-cell office:value-type="percentage" office:value="0.84948889672188932" table:style-name="ce51">
            <text:p>84,9%</text:p>
          </table:table-cell>
          <table:table-cell office:value-type="float" office:value="3937" table:style-name="ce50">
            <text:p>3.937</text:p>
          </table:table-cell>
          <table:table-cell office:value-type="percentage" office:value="0.8939600363306085" table:style-name="ce51">
            <text:p>89,4%</text:p>
          </table:table-cell>
          <table:table-cell office:value-type="float" office:value="7730" table:style-name="ce50">
            <text:p>7.730</text:p>
          </table:table-cell>
          <table:table-cell office:value-type="percentage" office:value="0.92808260295353584" table:style-name="ce51">
            <text:p>92,8%</text:p>
          </table:table-cell>
          <table:table-cell office:value-type="float" office:value="10709" table:style-name="ce50">
            <text:p>10.709</text:p>
          </table:table-cell>
          <table:table-cell office:value-type="percentage" office:value="0.92662455654581644" table:style-name="ce51">
            <text:p>92,7%</text:p>
          </table:table-cell>
          <table:table-cell office:value-type="float" office:value="11351" table:style-name="ce50">
            <text:p>11.351</text:p>
          </table:table-cell>
          <table:table-cell office:value-type="percentage" office:value="0.91858865420409486" table:style-name="ce51">
            <text:p>91,9%</text:p>
          </table:table-cell>
          <table:table-cell office:value-type="float" office:value="9666" table:style-name="ce50">
            <text:p>9.666</text:p>
          </table:table-cell>
          <table:table-cell office:value-type="percentage" office:value="0.8479691200982542" table:style-name="ce51">
            <text:p>84,8%</text:p>
          </table:table-cell>
          <table:table-cell office:value-type="float" office:value="9917" table:style-name="ce50">
            <text:p>9.917</text:p>
          </table:table-cell>
          <table:table-cell office:value-type="percentage" office:value="0.91274735388863326" table:style-name="ce51">
            <text:p>91,3%</text:p>
          </table:table-cell>
          <table:table-cell office:value-type="float" office:value="9712" table:style-name="ce50">
            <text:p>9.712</text:p>
          </table:table-cell>
          <table:table-cell office:value-type="percentage" office:value="1.0464389613188234" table:style-name="ce51">
            <text:p>104,6%</text:p>
          </table:table-cell>
          <table:table-cell office:value-type="float" office:value="65432" table:style-name="ce50">
            <text:p>65.432</text:p>
          </table:table-cell>
          <table:table-cell office:value-type="float" office:value="71029" table:style-name="ce50">
            <text:p>71.029</text:p>
          </table:table-cell>
          <table:table-cell office:value-type="percentage" office:value="0.9212011995100593" table:style-name="ce51">
            <text:p>92,1%</text:p>
          </table:table-cell>
          <table:table-cell office:value-type="percentage" office:value="0.78345726019852246" table:style-name="ce51">
            <text:p>78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9">
            <text:p>Melilla</text:p>
          </table:table-cell>
          <table:table-cell office:value-type="float" office:value="2102" table:style-name="ce50">
            <text:p>2.102</text:p>
          </table:table-cell>
          <table:table-cell office:value-type="percentage" office:value="0.83711668657905214" table:style-name="ce51">
            <text:p>83,7%</text:p>
          </table:table-cell>
          <table:table-cell office:value-type="float" office:value="3433" table:style-name="ce50">
            <text:p>3.433</text:p>
          </table:table-cell>
          <table:table-cell office:value-type="percentage" office:value="0.90270838811464638" table:style-name="ce51">
            <text:p>90,3%</text:p>
          </table:table-cell>
          <table:table-cell office:value-type="float" office:value="7521" table:style-name="ce50">
            <text:p>7.521</text:p>
          </table:table-cell>
          <table:table-cell office:value-type="percentage" office:value="0.93953778888194883" table:style-name="ce51">
            <text:p>94,0%</text:p>
          </table:table-cell>
          <table:table-cell office:value-type="float" office:value="10175" table:style-name="ce50">
            <text:p>10.175</text:p>
          </table:table-cell>
          <table:table-cell office:value-type="percentage" office:value="0.9420424034811592" table:style-name="ce51">
            <text:p>94,2%</text:p>
          </table:table-cell>
          <table:table-cell office:value-type="float" office:value="10719" table:style-name="ce50">
            <text:p>10.719</text:p>
          </table:table-cell>
          <table:table-cell office:value-type="percentage" office:value="0.98132381213952213" table:style-name="ce51">
            <text:p>98,1%</text:p>
          </table:table-cell>
          <table:table-cell office:value-type="float" office:value="9428" table:style-name="ce50">
            <text:p>9.428</text:p>
          </table:table-cell>
          <table:table-cell office:value-type="percentage" office:value="0.86084733382030676" table:style-name="ce51">
            <text:p>86,1%</text:p>
          </table:table-cell>
          <table:table-cell office:value-type="float" office:value="10441" table:style-name="ce50">
            <text:p>10.441</text:p>
          </table:table-cell>
          <table:table-cell office:value-type="percentage" office:value="0.89308014712171757" table:style-name="ce51">
            <text:p>89,3%</text:p>
          </table:table-cell>
          <table:table-cell office:value-type="float" office:value="9262" table:style-name="ce50">
            <text:p>9.262</text:p>
          </table:table-cell>
          <table:table-cell office:value-type="percentage" office:value="0.9668058455114823" table:style-name="ce51">
            <text:p>96,7%</text:p>
          </table:table-cell>
          <table:table-cell office:value-type="float" office:value="63081" table:style-name="ce50">
            <text:p>63.081</text:p>
          </table:table-cell>
          <table:table-cell office:value-type="float" office:value="68266" table:style-name="ce50">
            <text:p>68.266</text:p>
          </table:table-cell>
          <table:table-cell office:value-type="percentage" office:value="0.924047109835057" table:style-name="ce51">
            <text:p>92,4%</text:p>
          </table:table-cell>
          <table:table-cell office:value-type="percentage" office:value="0.75076765609007168" table:style-name="ce51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9">
            <text:p>Fuerzas Armadas</text:p>
          </table:table-cell>
          <table:table-cell office:value-type="float" office:value="30" table:style-name="ce50">
            <text:p>30</text:p>
          </table:table-cell>
          <table:table-cell office:value-type="string" table:style-name="ce51">
            <text:p>-</text:p>
          </table:table-cell>
          <table:table-cell office:value-type="float" office:value="20" table:style-name="ce50">
            <text:p>20</text:p>
          </table:table-cell>
          <table:table-cell office:value-type="string" table:style-name="ce51">
            <text:p>-</text:p>
          </table:table-cell>
          <table:table-cell office:value-type="float" office:value="3697" table:style-name="ce50">
            <text:p>3.697</text:p>
          </table:table-cell>
          <table:table-cell office:value-type="string" table:style-name="ce51">
            <text:p>-</text:p>
          </table:table-cell>
          <table:table-cell office:value-type="float" office:value="9664" table:style-name="ce50">
            <text:p>9.664</text:p>
          </table:table-cell>
          <table:table-cell office:value-type="string" table:style-name="ce51">
            <text:p>-</text:p>
          </table:table-cell>
          <table:table-cell office:value-type="float" office:value="22696" table:style-name="ce50">
            <text:p>22.696</text:p>
          </table:table-cell>
          <table:table-cell office:value-type="string" table:style-name="ce51">
            <text:p>-</text:p>
          </table:table-cell>
          <table:table-cell office:value-type="float" office:value="32681" table:style-name="ce50">
            <text:p>32.681</text:p>
          </table:table-cell>
          <table:table-cell office:value-type="string" table:style-name="ce51">
            <text:p>-</text:p>
          </table:table-cell>
          <table:table-cell office:value-type="float" office:value="25126" table:style-name="ce50">
            <text:p>25.126</text:p>
          </table:table-cell>
          <table:table-cell office:value-type="string" table:style-name="ce51">
            <text:p>-</text:p>
          </table:table-cell>
          <table:table-cell office:value-type="float" office:value="1236" table:style-name="ce50">
            <text:p>1.236</text:p>
          </table:table-cell>
          <table:table-cell office:value-type="string" table:style-name="ce51">
            <text:p>-</text:p>
          </table:table-cell>
          <table:table-cell office:value-type="float" office:value="95150" table:style-name="ce50">
            <text:p>95.150</text:p>
          </table:table-cell>
          <table:table-cell office:value-type="string" table:style-name="ce50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2">
            <text:p>Sanidad Exterior</text:p>
          </table:table-cell>
          <table:table-cell office:value-type="float" office:value="33" table:style-name="ce53">
            <text:p>33</text:p>
          </table:table-cell>
          <table:table-cell office:value-type="string" table:style-name="ce54">
            <text:p>-</text:p>
          </table:table-cell>
          <table:table-cell office:value-type="float" office:value="52" table:style-name="ce53">
            <text:p>52</text:p>
          </table:table-cell>
          <table:table-cell office:value-type="string" table:style-name="ce54">
            <text:p>-</text:p>
          </table:table-cell>
          <table:table-cell office:value-type="float" office:value="319" table:style-name="ce53">
            <text:p>319</text:p>
          </table:table-cell>
          <table:table-cell office:value-type="string" table:style-name="ce54">
            <text:p>-</text:p>
          </table:table-cell>
          <table:table-cell office:value-type="float" office:value="923" table:style-name="ce53">
            <text:p>923</text:p>
          </table:table-cell>
          <table:table-cell office:value-type="string" table:style-name="ce54">
            <text:p>-</text:p>
          </table:table-cell>
          <table:table-cell office:value-type="float" office:value="1969" table:style-name="ce53">
            <text:p>1.969</text:p>
          </table:table-cell>
          <table:table-cell office:value-type="string" table:style-name="ce54">
            <text:p>-</text:p>
          </table:table-cell>
          <table:table-cell office:value-type="float" office:value="2428" table:style-name="ce53">
            <text:p>2.428</text:p>
          </table:table-cell>
          <table:table-cell office:value-type="string" table:style-name="ce54">
            <text:p>-</text:p>
          </table:table-cell>
          <table:table-cell office:value-type="float" office:value="2126" table:style-name="ce53">
            <text:p>2.126</text:p>
          </table:table-cell>
          <table:table-cell office:value-type="string" table:style-name="ce54">
            <text:p>-</text:p>
          </table:table-cell>
          <table:table-cell office:value-type="float" office:value="271" table:style-name="ce53">
            <text:p>271</text:p>
          </table:table-cell>
          <table:table-cell office:value-type="string" table:style-name="ce54">
            <text:p>-</text:p>
          </table:table-cell>
          <table:table-cell office:value-type="float" office:value="8121" table:style-name="ce53">
            <text:p>8.121</text:p>
          </table:table-cell>
          <table:table-cell office:value-type="string" table:style-name="ce53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24" table:style-name="ce29"/>
          <table:table-cell table:number-columns-repeated="16339" table:style-name="ce55"/>
        </table:table-row>
        <table:table-row table:style-name="ro8">
          <table:table-cell office:value-type="string" table:style-name="ce56">
            <text:p>Total España</text:p>
          </table:table-cell>
          <table:table-cell office:value-type="float" office:value="2951265" table:style-name="ce57">
            <text:p>2.951.265</text:p>
          </table:table-cell>
          <table:table-cell office:value-type="percentage" office:value="1" table:style-name="ce58">
            <text:p>100,0%</text:p>
          </table:table-cell>
          <table:table-cell office:value-type="float" office:value="3968682" table:style-name="ce57">
            <text:p>3.968.682</text:p>
          </table:table-cell>
          <table:table-cell office:value-type="percentage" office:value="0.99295766719066536" table:style-name="ce58">
            <text:p>99,3%</text:p>
          </table:table-cell>
          <table:table-cell office:value-type="float" office:value="5338131" table:style-name="ce57">
            <text:p>5.338.131</text:p>
          </table:table-cell>
          <table:table-cell office:value-type="percentage" office:value="0.96921941441555937" table:style-name="ce58">
            <text:p>96,9%</text:p>
          </table:table-cell>
          <table:table-cell office:value-type="float" office:value="6773064" table:style-name="ce57">
            <text:p>6.773.064</text:p>
          </table:table-cell>
          <table:table-cell office:value-type="percentage" office:value="0.94997695559737738" table:style-name="ce58">
            <text:p>95,0%</text:p>
          </table:table-cell>
          <table:table-cell office:value-type="float" office:value="7140397" table:style-name="ce57">
            <text:p>7.140.397</text:p>
          </table:table-cell>
          <table:table-cell office:value-type="percentage" office:value="0.9134671083132655" table:style-name="ce58">
            <text:p>91,3%</text:p>
          </table:table-cell>
          <table:table-cell office:value-type="float" office:value="5137460" table:style-name="ce57">
            <text:p>5.137.460</text:p>
          </table:table-cell>
          <table:table-cell office:value-type="percentage" office:value="0.86459823427050064" table:style-name="ce58">
            <text:p>86,5%</text:p>
          </table:table-cell>
          <table:table-cell office:value-type="float" office:value="4263631" table:style-name="ce57">
            <text:p>4.263.631</text:p>
          </table:table-cell>
          <table:table-cell office:value-type="percentage" office:value="0.86578131647106726" table:style-name="ce58">
            <text:p>86,6%</text:p>
          </table:table-cell>
          <table:table-cell office:value-type="float" office:value="3682292" table:style-name="ce57">
            <text:p>3.682.292</text:p>
          </table:table-cell>
          <table:table-cell office:value-type="percentage" office:value="0.92427889623445203" table:style-name="ce58">
            <text:p>92,4%</text:p>
          </table:table-cell>
          <table:table-cell office:value-type="float" office:value="39254922" table:style-name="ce57">
            <text:p>39.254.922</text:p>
          </table:table-cell>
          <table:table-cell office:value-type="float" office:value="42185033" table:style-name="ce57">
            <text:p>42.185.033</text:p>
          </table:table-cell>
          <table:table-cell office:value-type="percentage" office:value="0.93054145530714649" table:style-name="ce58">
            <text:p>93,1%</text:p>
          </table:table-cell>
          <table:table-cell office:value-type="percentage" office:value="0.8281856777624077" table:style-name="ce58">
            <text:p>82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39"/>
          <table:covered-table-cell table:number-columns-repeated="6"/>
          <table:table-cell table:style-name="ce29"/>
          <table:table-cell table:style-name="ce59"/>
          <table:table-cell table:style-name="ce29"/>
          <table:table-cell table:style-name="ce59"/>
          <table:table-cell table:style-name="ce55"/>
          <table:table-cell table:style-name="ce59"/>
          <table:table-cell table:style-name="ce29"/>
          <table:table-cell table:style-name="ce59"/>
          <table:table-cell table:number-columns-repeated="2" table:style-name="ce29"/>
          <table:table-cell table:style-name="ce59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_OD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9"/>
        <table:table-column table:style-name="co8" table:default-cell-style-name="ce29"/>
        <table:table-column table:style-name="co8" table:default-cell-style-name="ce59"/>
        <table:table-column table:style-name="co8" table:default-cell-style-name="ce29"/>
        <table:table-column table:style-name="co8" table:default-cell-style-name="ce59"/>
        <table:table-column table:style-name="co8" table:default-cell-style-name="ce29"/>
        <table:table-column table:style-name="co8" table:default-cell-style-name="ce59"/>
        <table:table-column table:style-name="co8" table:default-cell-style-name="ce29"/>
        <table:table-column table:style-name="co8" table:default-cell-style-name="ce59"/>
        <table:table-column table:style-name="co8" table:default-cell-style-name="ce55"/>
        <table:table-column table:style-name="co4" table:default-cell-style-name="ce59"/>
        <table:table-column table:style-name="co4" table:default-cell-style-name="ce29"/>
        <table:table-column table:style-name="co4" table:default-cell-style-name="ce59"/>
        <table:table-column table:style-name="co4" table:number-columns-repeated="2" table:default-cell-style-name="ce29"/>
        <table:table-column table:style-name="co4" table:default-cell-style-name="ce59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1">
          <table:table-cell table:style-name="ce40"/>
          <table:table-cell office:value-type="string" table:style-name="ce41">
            <text:p>Personas pauta completa ≥80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70-7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60-6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50-5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40-4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30-3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20-29 años</text:p>
          </table:table-cell>
          <table:table-cell office:value-type="string" table:style-name="ce42">
            <text:p>%</text:p>
          </table:table-cell>
          <table:table-cell office:value-type="string" table:style-name="ce41">
            <text:p>Personas pauta completa 12-19 años</text:p>
          </table:table-cell>
          <table:table-cell office:value-type="string" table:style-name="ce42">
            <text:p>%</text:p>
          </table:table-cell>
          <table:table-cell office:value-type="string" table:style-name="ce43">
            <text:p>Total Personas pauta completa</text:p>
          </table:table-cell>
          <table:table-cell office:value-type="string" table:style-name="ce43">
            <text:p>Total Población INE Población a Vacunar (1)</text:p>
          </table:table-cell>
          <table:table-cell office:value-type="string" table:style-name="ce44">
            <text:p>% pauta completa sobre Población a Vacunar INE</text:p>
          </table:table-cell>
          <table:table-cell office:value-type="string" table:style-name="ce44">
            <text:p>% pauta completa sobre Total Población INE</text:p>
          </table:table-cell>
          <table:table-cell table:number-columns-repeated="16363" table:style-name="ce45"/>
        </table:table-row>
        <table:table-row table:style-name="ro5">
          <table:table-cell office:value-type="string" table:style-name="ce46">
            <text:p>Andalucía</text:p>
          </table:table-cell>
          <table:table-cell office:value-type="float" office:value="430882" table:style-name="ce47">
            <text:p>430.882</text:p>
          </table:table-cell>
          <table:table-cell office:value-type="percentage" office:value="1" table:style-name="ce48">
            <text:p>100,0%</text:p>
          </table:table-cell>
          <table:table-cell office:value-type="float" office:value="653150" table:style-name="ce47">
            <text:p>653.150</text:p>
          </table:table-cell>
          <table:table-cell office:value-type="percentage" office:value="0.99820730740016783" table:style-name="ce48">
            <text:p>99,8%</text:p>
          </table:table-cell>
          <table:table-cell office:value-type="float" office:value="934946" table:style-name="ce47">
            <text:p>934.946</text:p>
          </table:table-cell>
          <table:table-cell office:value-type="percentage" office:value="0.97570205034495927" table:style-name="ce48">
            <text:p>97,6%</text:p>
          </table:table-cell>
          <table:table-cell office:value-type="float" office:value="1225455" table:style-name="ce47">
            <text:p>1.225.455</text:p>
          </table:table-cell>
          <table:table-cell office:value-type="percentage" office:value="0.95174243995181695" table:style-name="ce48">
            <text:p>95,2%</text:p>
          </table:table-cell>
          <table:table-cell office:value-type="float" office:value="1272831" table:style-name="ce47">
            <text:p>1.272.831</text:p>
          </table:table-cell>
          <table:table-cell office:value-type="percentage" office:value="0.91945235838698125" table:style-name="ce48">
            <text:p>91,9%</text:p>
          </table:table-cell>
          <table:table-cell office:value-type="float" office:value="957605" table:style-name="ce47">
            <text:p>957.605</text:p>
          </table:table-cell>
          <table:table-cell office:value-type="percentage" office:value="0.86914908969451965" table:style-name="ce48">
            <text:p>86,9%</text:p>
          </table:table-cell>
          <table:table-cell office:value-type="float" office:value="799139" table:style-name="ce47">
            <text:p>799.139</text:p>
          </table:table-cell>
          <table:table-cell office:value-type="percentage" office:value="0.86289671227670084" table:style-name="ce48">
            <text:p>86,3%</text:p>
          </table:table-cell>
          <table:table-cell office:value-type="float" office:value="762156" table:style-name="ce47">
            <text:p>762.156</text:p>
          </table:table-cell>
          <table:table-cell office:value-type="percentage" office:value="0.98616800759789147" table:style-name="ce48">
            <text:p>98,6%</text:p>
          </table:table-cell>
          <table:table-cell office:value-type="float" office:value="7036164" table:style-name="ce47">
            <text:p>7.036.164</text:p>
          </table:table-cell>
          <table:table-cell office:value-type="float" office:value="7508005" table:style-name="ce47">
            <text:p>7.508.005</text:p>
          </table:table-cell>
          <table:table-cell office:value-type="percentage" office:value="0.93715494329052795" table:style-name="ce48">
            <text:p>93,7%</text:p>
          </table:table-cell>
          <table:table-cell office:value-type="percentage" office:value="0.82756815075409151" table:style-name="ce48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Aragón</text:p>
          </table:table-cell>
          <table:table-cell office:value-type="float" office:value="100533" table:style-name="ce50">
            <text:p>100.533</text:p>
          </table:table-cell>
          <table:table-cell office:value-type="percentage" office:value="1" table:style-name="ce51">
            <text:p>100,0%</text:p>
          </table:table-cell>
          <table:table-cell office:value-type="float" office:value="119280" table:style-name="ce50">
            <text:p>119.280</text:p>
          </table:table-cell>
          <table:table-cell office:value-type="percentage" office:value="0.99711598746081509" table:style-name="ce51">
            <text:p>99,7%</text:p>
          </table:table-cell>
          <table:table-cell office:value-type="float" office:value="155580" table:style-name="ce50">
            <text:p>155.580</text:p>
          </table:table-cell>
          <table:table-cell office:value-type="percentage" office:value="0.96447833364329549" table:style-name="ce51">
            <text:p>96,4%</text:p>
          </table:table-cell>
          <table:table-cell office:value-type="float" office:value="188523" table:style-name="ce50">
            <text:p>188.523</text:p>
          </table:table-cell>
          <table:table-cell office:value-type="percentage" office:value="0.93806538289296915" table:style-name="ce51">
            <text:p>93,8%</text:p>
          </table:table-cell>
          <table:table-cell office:value-type="float" office:value="191256" table:style-name="ce50">
            <text:p>191.256</text:p>
          </table:table-cell>
          <table:table-cell office:value-type="percentage" office:value="0.89523818439689751" table:style-name="ce51">
            <text:p>89,5%</text:p>
          </table:table-cell>
          <table:table-cell office:value-type="float" office:value="130243" table:style-name="ce50">
            <text:p>130.243</text:p>
          </table:table-cell>
          <table:table-cell office:value-type="percentage" office:value="0.82287494155852359" table:style-name="ce51">
            <text:p>82,3%</text:p>
          </table:table-cell>
          <table:table-cell office:value-type="float" office:value="108609" table:style-name="ce50">
            <text:p>108.609</text:p>
          </table:table-cell>
          <table:table-cell office:value-type="percentage" office:value="0.83035673328338355" table:style-name="ce51">
            <text:p>83,0%</text:p>
          </table:table-cell>
          <table:table-cell office:value-type="float" office:value="98247" table:style-name="ce50">
            <text:p>98.247</text:p>
          </table:table-cell>
          <table:table-cell office:value-type="percentage" office:value="0.91787886431794619" table:style-name="ce51">
            <text:p>91,8%</text:p>
          </table:table-cell>
          <table:table-cell office:value-type="float" office:value="1092271" table:style-name="ce50">
            <text:p>1.092.271</text:p>
          </table:table-cell>
          <table:table-cell office:value-type="float" office:value="1189408" table:style-name="ce50">
            <text:p>1.189.408</text:p>
          </table:table-cell>
          <table:table-cell office:value-type="percentage" office:value="0.91833164061449057" table:style-name="ce51">
            <text:p>91,8%</text:p>
          </table:table-cell>
          <table:table-cell office:value-type="percentage" office:value="0.82055737480777657" table:style-name="ce51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Asturias<text:s/></text:p>
          </table:table-cell>
          <table:table-cell office:value-type="float" office:value="88636" table:style-name="ce50">
            <text:p>88.636</text:p>
          </table:table-cell>
          <table:table-cell office:value-type="percentage" office:value="1" table:style-name="ce51">
            <text:p>100,0%</text:p>
          </table:table-cell>
          <table:table-cell office:value-type="float" office:value="114687" table:style-name="ce50">
            <text:p>114.687</text:p>
          </table:table-cell>
          <table:table-cell office:value-type="percentage" office:value="1" table:style-name="ce51">
            <text:p>100,0%</text:p>
          </table:table-cell>
          <table:table-cell office:value-type="float" office:value="149555" table:style-name="ce50">
            <text:p>149.555</text:p>
          </table:table-cell>
          <table:table-cell office:value-type="percentage" office:value="0.98397920915849724" table:style-name="ce51">
            <text:p>98,4%</text:p>
          </table:table-cell>
          <table:table-cell office:value-type="float" office:value="155007" table:style-name="ce50">
            <text:p>155.007</text:p>
          </table:table-cell>
          <table:table-cell office:value-type="percentage" office:value="0.95634335494777367" table:style-name="ce51">
            <text:p>95,6%</text:p>
          </table:table-cell>
          <table:table-cell office:value-type="float" office:value="152411" table:style-name="ce50">
            <text:p>152.411</text:p>
          </table:table-cell>
          <table:table-cell office:value-type="percentage" office:value="0.91858124397299901" table:style-name="ce51">
            <text:p>91,9%</text:p>
          </table:table-cell>
          <table:table-cell office:value-type="float" office:value="91947" table:style-name="ce50">
            <text:p>91.947</text:p>
          </table:table-cell>
          <table:table-cell office:value-type="percentage" office:value="0.84672762936154933" table:style-name="ce51">
            <text:p>84,7%</text:p>
          </table:table-cell>
          <table:table-cell office:value-type="float" office:value="67445" table:style-name="ce50">
            <text:p>67.445</text:p>
          </table:table-cell>
          <table:table-cell office:value-type="percentage" office:value="0.85112692763938314" table:style-name="ce51">
            <text:p>85,1%</text:p>
          </table:table-cell>
          <table:table-cell office:value-type="float" office:value="67180" table:style-name="ce50">
            <text:p>67.180</text:p>
          </table:table-cell>
          <table:table-cell office:value-type="percentage" office:value="1.0294838788770382" table:style-name="ce51">
            <text:p>102,9%</text:p>
          </table:table-cell>
          <table:table-cell office:value-type="float" office:value="886868" table:style-name="ce50">
            <text:p>886.868</text:p>
          </table:table-cell>
          <table:table-cell office:value-type="float" office:value="930447" table:style-name="ce50">
            <text:p>930.447</text:p>
          </table:table-cell>
          <table:table-cell office:value-type="percentage" office:value="0.95316337201366652" table:style-name="ce51">
            <text:p>95,3%</text:p>
          </table:table-cell>
          <table:table-cell office:value-type="percentage" office:value="0.87558261566667228" table:style-name="ce51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Baleares</text:p>
          </table:table-cell>
          <table:table-cell office:value-type="float" office:value="51434" table:style-name="ce50">
            <text:p>51.434</text:p>
          </table:table-cell>
          <table:table-cell office:value-type="percentage" office:value="0.95899912367385753" table:style-name="ce51">
            <text:p>95,9%</text:p>
          </table:table-cell>
          <table:table-cell office:value-type="float" office:value="79877" table:style-name="ce50">
            <text:p>79.877</text:p>
          </table:table-cell>
          <table:table-cell office:value-type="percentage" office:value="0.91566361739688651" table:style-name="ce51">
            <text:p>91,6%</text:p>
          </table:table-cell>
          <table:table-cell office:value-type="float" office:value="112197" table:style-name="ce50">
            <text:p>112.197</text:p>
          </table:table-cell>
          <table:table-cell office:value-type="percentage" office:value="0.8807155809188888" table:style-name="ce51">
            <text:p>88,1%</text:p>
          </table:table-cell>
          <table:table-cell office:value-type="float" office:value="153161" table:style-name="ce50">
            <text:p>153.161</text:p>
          </table:table-cell>
          <table:table-cell office:value-type="percentage" office:value="0.86283998467674694" table:style-name="ce51">
            <text:p>86,3%</text:p>
          </table:table-cell>
          <table:table-cell office:value-type="float" office:value="172952" table:style-name="ce50">
            <text:p>172.952</text:p>
          </table:table-cell>
          <table:table-cell office:value-type="percentage" office:value="0.79840090849078815" table:style-name="ce51">
            <text:p>79,8%</text:p>
          </table:table-cell>
          <table:table-cell office:value-type="float" office:value="133656" table:style-name="ce50">
            <text:p>133.656</text:p>
          </table:table-cell>
          <table:table-cell office:value-type="percentage" office:value="0.72620580612560925" table:style-name="ce51">
            <text:p>72,6%</text:p>
          </table:table-cell>
          <table:table-cell office:value-type="float" office:value="102976" table:style-name="ce50">
            <text:p>102.976</text:p>
          </table:table-cell>
          <table:table-cell office:value-type="percentage" office:value="0.75048282597130012" table:style-name="ce51">
            <text:p>75,0%</text:p>
          </table:table-cell>
          <table:table-cell office:value-type="float" office:value="85835" table:style-name="ce50">
            <text:p>85.835</text:p>
          </table:table-cell>
          <table:table-cell office:value-type="percentage" office:value="0.86235131007876542" table:style-name="ce51">
            <text:p>86,2%</text:p>
          </table:table-cell>
          <table:table-cell office:value-type="float" office:value="892088" table:style-name="ce50">
            <text:p>892.088</text:p>
          </table:table-cell>
          <table:table-cell office:value-type="float" office:value="1083187" table:style-name="ce50">
            <text:p>1.083.187</text:p>
          </table:table-cell>
          <table:table-cell office:value-type="percentage" office:value="0.82357709241340604" table:style-name="ce51">
            <text:p>82,4%</text:p>
          </table:table-cell>
          <table:table-cell office:value-type="percentage" office:value="0.73135455309380826" table:style-name="ce51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anarias</text:p>
          </table:table-cell>
          <table:table-cell office:value-type="float" office:value="92889" table:style-name="ce50">
            <text:p>92.889</text:p>
          </table:table-cell>
          <table:table-cell office:value-type="percentage" office:value="0.9255395468404376" table:style-name="ce51">
            <text:p>92,6%</text:p>
          </table:table-cell>
          <table:table-cell office:value-type="float" office:value="152132" table:style-name="ce50">
            <text:p>152.132</text:p>
          </table:table-cell>
          <table:table-cell office:value-type="percentage" office:value="0.90854364989309988" table:style-name="ce51">
            <text:p>90,9%</text:p>
          </table:table-cell>
          <table:table-cell office:value-type="float" office:value="225692" table:style-name="ce50">
            <text:p>225.692</text:p>
          </table:table-cell>
          <table:table-cell office:value-type="percentage" office:value="0.89718749378863472" table:style-name="ce51">
            <text:p>89,7%</text:p>
          </table:table-cell>
          <table:table-cell office:value-type="float" office:value="324861" table:style-name="ce50">
            <text:p>324.861</text:p>
          </table:table-cell>
          <table:table-cell office:value-type="percentage" office:value="0.88218233957099446" table:style-name="ce51">
            <text:p>88,2%</text:p>
          </table:table-cell>
          <table:table-cell office:value-type="float" office:value="322620" table:style-name="ce50">
            <text:p>322.620</text:p>
          </table:table-cell>
          <table:table-cell office:value-type="percentage" office:value="0.81861432866875583" table:style-name="ce51">
            <text:p>81,9%</text:p>
          </table:table-cell>
          <table:table-cell office:value-type="float" office:value="234154" table:style-name="ce50">
            <text:p>234.154</text:p>
          </table:table-cell>
          <table:table-cell office:value-type="percentage" office:value="0.74842582352602749" table:style-name="ce51">
            <text:p>74,8%</text:p>
          </table:table-cell>
          <table:table-cell office:value-type="float" office:value="192219" table:style-name="ce50">
            <text:p>192.219</text:p>
          </table:table-cell>
          <table:table-cell office:value-type="percentage" office:value="0.75477380620486823" table:style-name="ce51">
            <text:p>75,5%</text:p>
          </table:table-cell>
          <table:table-cell office:value-type="float" office:value="170764" table:style-name="ce50">
            <text:p>170.764</text:p>
          </table:table-cell>
          <table:table-cell office:value-type="percentage" office:value="0.92673052397362499" table:style-name="ce51">
            <text:p>92,7%</text:p>
          </table:table-cell>
          <table:table-cell office:value-type="float" office:value="1715331" table:style-name="ce50">
            <text:p>1.715.331</text:p>
          </table:table-cell>
          <table:table-cell office:value-type="float" office:value="2033513" table:style-name="ce50">
            <text:p>2.033.513</text:p>
          </table:table-cell>
          <table:table-cell office:value-type="percentage" office:value="0.84353087489482492" table:style-name="ce51">
            <text:p>84,4%</text:p>
          </table:table-cell>
          <table:table-cell office:value-type="percentage" office:value="0.76428207661039693" table:style-name="ce51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antabria</text:p>
          </table:table-cell>
          <table:table-cell office:value-type="float" office:value="42297" table:style-name="ce50">
            <text:p>42.297</text:p>
          </table:table-cell>
          <table:table-cell office:value-type="percentage" office:value="1" table:style-name="ce51">
            <text:p>100,0%</text:p>
          </table:table-cell>
          <table:table-cell office:value-type="float" office:value="56114" table:style-name="ce50">
            <text:p>56.114</text:p>
          </table:table-cell>
          <table:table-cell office:value-type="percentage" office:value="1" table:style-name="ce51">
            <text:p>100,0%</text:p>
          </table:table-cell>
          <table:table-cell office:value-type="float" office:value="77209" table:style-name="ce50">
            <text:p>77.209</text:p>
          </table:table-cell>
          <table:table-cell office:value-type="percentage" office:value="0.97416001110312023" table:style-name="ce51">
            <text:p>97,4%</text:p>
          </table:table-cell>
          <table:table-cell office:value-type="float" office:value="85189" table:style-name="ce50">
            <text:p>85.189</text:p>
          </table:table-cell>
          <table:table-cell office:value-type="percentage" office:value="0.93645157744311314" table:style-name="ce51">
            <text:p>93,6%</text:p>
          </table:table-cell>
          <table:table-cell office:value-type="float" office:value="89400" table:style-name="ce50">
            <text:p>89.400</text:p>
          </table:table-cell>
          <table:table-cell office:value-type="percentage" office:value="0.91799642659109115" table:style-name="ce51">
            <text:p>91,8%</text:p>
          </table:table-cell>
          <table:table-cell office:value-type="float" office:value="56855" table:style-name="ce50">
            <text:p>56.855</text:p>
          </table:table-cell>
          <table:table-cell office:value-type="percentage" office:value="0.84658566365883436" table:style-name="ce51">
            <text:p>84,7%</text:p>
          </table:table-cell>
          <table:table-cell office:value-type="float" office:value="43545" table:style-name="ce50">
            <text:p>43.545</text:p>
          </table:table-cell>
          <table:table-cell office:value-type="percentage" office:value="0.85595502525897826" table:style-name="ce51">
            <text:p>85,6%</text:p>
          </table:table-cell>
          <table:table-cell office:value-type="float" office:value="46240" table:style-name="ce50">
            <text:p>46.240</text:p>
          </table:table-cell>
          <table:table-cell office:value-type="percentage" office:value="1.0211337588057328" table:style-name="ce51">
            <text:p>102,1%</text:p>
          </table:table-cell>
          <table:table-cell office:value-type="float" office:value="496849" table:style-name="ce50">
            <text:p>496.849</text:p>
          </table:table-cell>
          <table:table-cell office:value-type="float" office:value="527062" table:style-name="ce50">
            <text:p>527.062</text:p>
          </table:table-cell>
          <table:table-cell office:value-type="percentage" office:value="0.94267657315458142" table:style-name="ce51">
            <text:p>94,3%</text:p>
          </table:table-cell>
          <table:table-cell office:value-type="percentage" office:value="0.85127172730465772" table:style-name="ce51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astilla y Leon</text:p>
          </table:table-cell>
          <table:table-cell office:value-type="float" office:value="228245" table:style-name="ce50">
            <text:p>228.245</text:p>
          </table:table-cell>
          <table:table-cell office:value-type="percentage" office:value="1" table:style-name="ce51">
            <text:p>100,0%</text:p>
          </table:table-cell>
          <table:table-cell office:value-type="float" office:value="250756" table:style-name="ce50">
            <text:p>250.756</text:p>
          </table:table-cell>
          <table:table-cell office:value-type="percentage" office:value="1" table:style-name="ce51">
            <text:p>100,0%</text:p>
          </table:table-cell>
          <table:table-cell office:value-type="float" office:value="323953" table:style-name="ce50">
            <text:p>323.953</text:p>
          </table:table-cell>
          <table:table-cell office:value-type="percentage" office:value="0.98994630901195746" table:style-name="ce51">
            <text:p>99,0%</text:p>
          </table:table-cell>
          <table:table-cell office:value-type="float" office:value="355521" table:style-name="ce50">
            <text:p>355.521</text:p>
          </table:table-cell>
          <table:table-cell office:value-type="percentage" office:value="0.93262907164948861" table:style-name="ce51">
            <text:p>93,3%</text:p>
          </table:table-cell>
          <table:table-cell office:value-type="float" office:value="324059" table:style-name="ce50">
            <text:p>324.059</text:p>
          </table:table-cell>
          <table:table-cell office:value-type="percentage" office:value="0.89965908018278629" table:style-name="ce51">
            <text:p>90,0%</text:p>
          </table:table-cell>
          <table:table-cell office:value-type="float" office:value="216421" table:style-name="ce50">
            <text:p>216.421</text:p>
          </table:table-cell>
          <table:table-cell office:value-type="percentage" office:value="0.83591861013047408" table:style-name="ce51">
            <text:p>83,6%</text:p>
          </table:table-cell>
          <table:table-cell office:value-type="float" office:value="178615" table:style-name="ce50">
            <text:p>178.615</text:p>
          </table:table-cell>
          <table:table-cell office:value-type="percentage" office:value="0.84340279253372619" table:style-name="ce51">
            <text:p>84,3%</text:p>
          </table:table-cell>
          <table:table-cell office:value-type="float" office:value="163887" table:style-name="ce50">
            <text:p>163.887</text:p>
          </table:table-cell>
          <table:table-cell office:value-type="percentage" office:value="0.97436949309742094" table:style-name="ce51">
            <text:p>97,4%</text:p>
          </table:table-cell>
          <table:table-cell office:value-type="float" office:value="2041457" table:style-name="ce50">
            <text:p>2.041.457</text:p>
          </table:table-cell>
          <table:table-cell office:value-type="float" office:value="2172149" table:style-name="ce50">
            <text:p>2.172.149</text:p>
          </table:table-cell>
          <table:table-cell office:value-type="percentage" office:value="0.93983285676995454" table:style-name="ce51">
            <text:p>94,0%</text:p>
          </table:table-cell>
          <table:table-cell office:value-type="percentage" office:value="0.85536540982775433" table:style-name="ce51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astilla - La Mancha</text:p>
          </table:table-cell>
          <table:table-cell office:value-type="float" office:value="137099" table:style-name="ce50">
            <text:p>137.099</text:p>
          </table:table-cell>
          <table:table-cell office:value-type="percentage" office:value="1" table:style-name="ce51">
            <text:p>100,0%</text:p>
          </table:table-cell>
          <table:table-cell office:value-type="float" office:value="158241" table:style-name="ce50">
            <text:p>158.241</text:p>
          </table:table-cell>
          <table:table-cell office:value-type="percentage" office:value="1" table:style-name="ce51">
            <text:p>100,0%</text:p>
          </table:table-cell>
          <table:table-cell office:value-type="float" office:value="223118" table:style-name="ce50">
            <text:p>223.118</text:p>
          </table:table-cell>
          <table:table-cell office:value-type="percentage" office:value="0.97846755661585416" table:style-name="ce51">
            <text:p>97,8%</text:p>
          </table:table-cell>
          <table:table-cell office:value-type="float" office:value="286644" table:style-name="ce50">
            <text:p>286.644</text:p>
          </table:table-cell>
          <table:table-cell office:value-type="percentage" office:value="0.92048027179864289" table:style-name="ce51">
            <text:p>92,0%</text:p>
          </table:table-cell>
          <table:table-cell office:value-type="float" office:value="287177" table:style-name="ce50">
            <text:p>287.177</text:p>
          </table:table-cell>
          <table:table-cell office:value-type="percentage" office:value="0.86844118652114877" table:style-name="ce51">
            <text:p>86,8%</text:p>
          </table:table-cell>
          <table:table-cell office:value-type="float" office:value="206968" table:style-name="ce50">
            <text:p>206.968</text:p>
          </table:table-cell>
          <table:table-cell office:value-type="percentage" office:value="0.80297651609499088" table:style-name="ce51">
            <text:p>80,3%</text:p>
          </table:table-cell>
          <table:table-cell office:value-type="float" office:value="174661" table:style-name="ce50">
            <text:p>174.661</text:p>
          </table:table-cell>
          <table:table-cell office:value-type="percentage" office:value="0.79756794768758676" table:style-name="ce51">
            <text:p>79,8%</text:p>
          </table:table-cell>
          <table:table-cell office:value-type="float" office:value="167548" table:style-name="ce50">
            <text:p>167.548</text:p>
          </table:table-cell>
          <table:table-cell office:value-type="percentage" office:value="0.94225491519323346" table:style-name="ce51">
            <text:p>94,2%</text:p>
          </table:table-cell>
          <table:table-cell office:value-type="float" office:value="1641456" table:style-name="ce50">
            <text:p>1.641.456</text:p>
          </table:table-cell>
          <table:table-cell office:value-type="float" office:value="1816082" table:style-name="ce50">
            <text:p>1.816.082</text:p>
          </table:table-cell>
          <table:table-cell office:value-type="percentage" office:value="0.9038446501865004" table:style-name="ce51">
            <text:p>90,4%</text:p>
          </table:table-cell>
          <table:table-cell office:value-type="percentage" office:value="0.80123554174053624" table:style-name="ce51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ataluña</text:p>
          </table:table-cell>
          <table:table-cell office:value-type="float" office:value="455782" table:style-name="ce50">
            <text:p>455.782</text:p>
          </table:table-cell>
          <table:table-cell office:value-type="percentage" office:value="1" table:style-name="ce51">
            <text:p>100,0%</text:p>
          </table:table-cell>
          <table:table-cell office:value-type="float" office:value="618615" table:style-name="ce50">
            <text:p>618.615</text:p>
          </table:table-cell>
          <table:table-cell office:value-type="percentage" office:value="0.97306900977764355" table:style-name="ce51">
            <text:p>97,3%</text:p>
          </table:table-cell>
          <table:table-cell office:value-type="float" office:value="802481" table:style-name="ce50">
            <text:p>802.481</text:p>
          </table:table-cell>
          <table:table-cell office:value-type="percentage" office:value="0.94134435367701919" table:style-name="ce51">
            <text:p>94,1%</text:p>
          </table:table-cell>
          <table:table-cell office:value-type="float" office:value="1040162" table:style-name="ce50">
            <text:p>1.040.162</text:p>
          </table:table-cell>
          <table:table-cell office:value-type="percentage" office:value="0.9478413086920825" table:style-name="ce51">
            <text:p>94,8%</text:p>
          </table:table-cell>
          <table:table-cell office:value-type="float" office:value="1156648" table:style-name="ce50">
            <text:p>1.156.648</text:p>
          </table:table-cell>
          <table:table-cell office:value-type="percentage" office:value="0.90679795849568412" table:style-name="ce51">
            <text:p>90,7%</text:p>
          </table:table-cell>
          <table:table-cell office:value-type="float" office:value="819963" table:style-name="ce50">
            <text:p>819.963</text:p>
          </table:table-cell>
          <table:table-cell office:value-type="percentage" office:value="0.84827151706757931" table:style-name="ce51">
            <text:p>84,8%</text:p>
          </table:table-cell>
          <table:table-cell office:value-type="float" office:value="685008" table:style-name="ce50">
            <text:p>685.008</text:p>
          </table:table-cell>
          <table:table-cell office:value-type="percentage" office:value="0.82625755534353218" table:style-name="ce51">
            <text:p>82,6%</text:p>
          </table:table-cell>
          <table:table-cell office:value-type="float" office:value="612452" table:style-name="ce50">
            <text:p>612.452</text:p>
          </table:table-cell>
          <table:table-cell office:value-type="percentage" office:value="0.91225164329878172" table:style-name="ce51">
            <text:p>91,2%</text:p>
          </table:table-cell>
          <table:table-cell office:value-type="float" office:value="6191111" table:style-name="ce50">
            <text:p>6.191.111</text:p>
          </table:table-cell>
          <table:table-cell office:value-type="float" office:value="6782414" table:style-name="ce50">
            <text:p>6.782.414</text:p>
          </table:table-cell>
          <table:table-cell office:value-type="percentage" office:value="0.91281820897397303" table:style-name="ce51">
            <text:p>91,3%</text:p>
          </table:table-cell>
          <table:table-cell office:value-type="percentage" office:value="0.80705342399735736" table:style-name="ce51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C. Valenciana</text:p>
          </table:table-cell>
          <table:table-cell office:value-type="float" office:value="295525" table:style-name="ce50">
            <text:p>295.525</text:p>
          </table:table-cell>
          <table:table-cell office:value-type="percentage" office:value="1" table:style-name="ce51">
            <text:p>100,0%</text:p>
          </table:table-cell>
          <table:table-cell office:value-type="float" office:value="435688" table:style-name="ce50">
            <text:p>435.688</text:p>
          </table:table-cell>
          <table:table-cell office:value-type="percentage" office:value="0.99070435858255113" table:style-name="ce51">
            <text:p>99,1%</text:p>
          </table:table-cell>
          <table:table-cell office:value-type="float" office:value="579676" table:style-name="ce50">
            <text:p>579.676</text:p>
          </table:table-cell>
          <table:table-cell office:value-type="percentage" office:value="0.97075392705228258" table:style-name="ce51">
            <text:p>97,1%</text:p>
          </table:table-cell>
          <table:table-cell office:value-type="float" office:value="733642" table:style-name="ce50">
            <text:p>733.642</text:p>
          </table:table-cell>
          <table:table-cell office:value-type="percentage" office:value="0.96241092698899111" table:style-name="ce51">
            <text:p>96,2%</text:p>
          </table:table-cell>
          <table:table-cell office:value-type="float" office:value="769845" table:style-name="ce50">
            <text:p>769.845</text:p>
          </table:table-cell>
          <table:table-cell office:value-type="percentage" office:value="0.9156939919569228" table:style-name="ce51">
            <text:p>91,6%</text:p>
          </table:table-cell>
          <table:table-cell office:value-type="float" office:value="530353" table:style-name="ce50">
            <text:p>530.353</text:p>
          </table:table-cell>
          <table:table-cell office:value-type="percentage" office:value="0.86387825143625974" table:style-name="ce51">
            <text:p>86,4%</text:p>
          </table:table-cell>
          <table:table-cell office:value-type="float" office:value="447113" table:style-name="ce50">
            <text:p>447.113</text:p>
          </table:table-cell>
          <table:table-cell office:value-type="percentage" office:value="0.87195113627277565" table:style-name="ce51">
            <text:p>87,2%</text:p>
          </table:table-cell>
          <table:table-cell office:value-type="float" office:value="429666" table:style-name="ce50">
            <text:p>429.666</text:p>
          </table:table-cell>
          <table:table-cell office:value-type="percentage" office:value="0.99282989308383918" table:style-name="ce51">
            <text:p>99,3%</text:p>
          </table:table-cell>
          <table:table-cell office:value-type="float" office:value="4221508" table:style-name="ce50">
            <text:p>4.221.508</text:p>
          </table:table-cell>
          <table:table-cell office:value-type="float" office:value="4492026" table:style-name="ce50">
            <text:p>4.492.026</text:p>
          </table:table-cell>
          <table:table-cell office:value-type="percentage" office:value="0.93977817581643563" table:style-name="ce51">
            <text:p>94,0%</text:p>
          </table:table-cell>
          <table:table-cell office:value-type="percentage" office:value="0.8364316149350759" table:style-name="ce51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Extremadura</text:p>
          </table:table-cell>
          <table:table-cell office:value-type="float" office:value="77691" table:style-name="ce50">
            <text:p>77.691</text:p>
          </table:table-cell>
          <table:table-cell office:value-type="percentage" office:value="1" table:style-name="ce51">
            <text:p>100,0%</text:p>
          </table:table-cell>
          <table:table-cell office:value-type="float" office:value="95773" table:style-name="ce50">
            <text:p>95.773</text:p>
          </table:table-cell>
          <table:table-cell office:value-type="percentage" office:value="1" table:style-name="ce51">
            <text:p>100,0%</text:p>
          </table:table-cell>
          <table:table-cell office:value-type="float" office:value="132894" table:style-name="ce50">
            <text:p>132.894</text:p>
          </table:table-cell>
          <table:table-cell office:value-type="percentage" office:value="1.0169032406167502" table:style-name="ce51">
            <text:p>101,7%</text:p>
          </table:table-cell>
          <table:table-cell office:value-type="float" office:value="161603" table:style-name="ce50">
            <text:p>161.603</text:p>
          </table:table-cell>
          <table:table-cell office:value-type="percentage" office:value="0.96219180365935708" table:style-name="ce51">
            <text:p>96,2%</text:p>
          </table:table-cell>
          <table:table-cell office:value-type="float" office:value="146249" table:style-name="ce50">
            <text:p>146.249</text:p>
          </table:table-cell>
          <table:table-cell office:value-type="percentage" office:value="0.92835288442006902" table:style-name="ce51">
            <text:p>92,8%</text:p>
          </table:table-cell>
          <table:table-cell office:value-type="float" office:value="113382" table:style-name="ce50">
            <text:p>113.382</text:p>
          </table:table-cell>
          <table:table-cell office:value-type="percentage" office:value="0.87323054173533987" table:style-name="ce51">
            <text:p>87,3%</text:p>
          </table:table-cell>
          <table:table-cell office:value-type="float" office:value="93596" table:style-name="ce50">
            <text:p>93.596</text:p>
          </table:table-cell>
          <table:table-cell office:value-type="percentage" office:value="0.83192007537375789" table:style-name="ce51">
            <text:p>83,2%</text:p>
          </table:table-cell>
          <table:table-cell office:value-type="float" office:value="86555" table:style-name="ce50">
            <text:p>86.555</text:p>
          </table:table-cell>
          <table:table-cell office:value-type="percentage" office:value="1.0098706086875358" table:style-name="ce51">
            <text:p>101,0%</text:p>
          </table:table-cell>
          <table:table-cell office:value-type="float" office:value="907743" table:style-name="ce50">
            <text:p>907.743</text:p>
          </table:table-cell>
          <table:table-cell office:value-type="float" office:value="949890" table:style-name="ce50">
            <text:p>949.890</text:p>
          </table:table-cell>
          <table:table-cell office:value-type="percentage" office:value="0.95562959921675139" table:style-name="ce51">
            <text:p>95,6%</text:p>
          </table:table-cell>
          <table:table-cell office:value-type="percentage" office:value="0.85798096217482245" table:style-name="ce51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Galicia</text:p>
          </table:table-cell>
          <table:table-cell office:value-type="float" office:value="241773" table:style-name="ce50">
            <text:p>241.773</text:p>
          </table:table-cell>
          <table:table-cell office:value-type="percentage" office:value="1" table:style-name="ce51">
            <text:p>100,0%</text:p>
          </table:table-cell>
          <table:table-cell office:value-type="float" office:value="291554" table:style-name="ce50">
            <text:p>291.554</text:p>
          </table:table-cell>
          <table:table-cell office:value-type="percentage" office:value="0.99851021785067251" table:style-name="ce51">
            <text:p>99,9%</text:p>
          </table:table-cell>
          <table:table-cell office:value-type="float" office:value="348205" table:style-name="ce50">
            <text:p>348.205</text:p>
          </table:table-cell>
          <table:table-cell office:value-type="percentage" office:value="0.98483734295718484" table:style-name="ce51">
            <text:p>98,5%</text:p>
          </table:table-cell>
          <table:table-cell office:value-type="float" office:value="393070" table:style-name="ce50">
            <text:p>393.070</text:p>
          </table:table-cell>
          <table:table-cell office:value-type="percentage" office:value="0.96058162267839686" table:style-name="ce51">
            <text:p>96,1%</text:p>
          </table:table-cell>
          <table:table-cell office:value-type="float" office:value="411456" table:style-name="ce50">
            <text:p>411.456</text:p>
          </table:table-cell>
          <table:table-cell office:value-type="percentage" office:value="0.92913645427098457" table:style-name="ce51">
            <text:p>92,9%</text:p>
          </table:table-cell>
          <table:table-cell office:value-type="float" office:value="267496" table:style-name="ce50">
            <text:p>267.496</text:p>
          </table:table-cell>
          <table:table-cell office:value-type="percentage" office:value="0.86681054316619033" table:style-name="ce51">
            <text:p>86,7%</text:p>
          </table:table-cell>
          <table:table-cell office:value-type="float" office:value="202638" table:style-name="ce50">
            <text:p>202.638</text:p>
          </table:table-cell>
          <table:table-cell office:value-type="percentage" office:value="0.87965028954428248" table:style-name="ce51">
            <text:p>88,0%</text:p>
          </table:table-cell>
          <table:table-cell office:value-type="float" office:value="192961" table:style-name="ce50">
            <text:p>192.961</text:p>
          </table:table-cell>
          <table:table-cell office:value-type="percentage" office:value="1.0524533118073129" table:style-name="ce51">
            <text:p>105,2%</text:p>
          </table:table-cell>
          <table:table-cell office:value-type="float" office:value="2349153" table:style-name="ce50">
            <text:p>2.349.153</text:p>
          </table:table-cell>
          <table:table-cell office:value-type="float" office:value="2456127" table:style-name="ce50">
            <text:p>2.456.127</text:p>
          </table:table-cell>
          <table:table-cell office:value-type="percentage" office:value="0.95644606325324377" table:style-name="ce51">
            <text:p>95,6%</text:p>
          </table:table-cell>
          <table:table-cell office:value-type="percentage" office:value="0.87106452057862505" table:style-name="ce51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La Rioja</text:p>
          </table:table-cell>
          <table:table-cell office:value-type="float" office:value="25118" table:style-name="ce50">
            <text:p>25.118</text:p>
          </table:table-cell>
          <table:table-cell office:value-type="percentage" office:value="1" table:style-name="ce51">
            <text:p>100,0%</text:p>
          </table:table-cell>
          <table:table-cell office:value-type="float" office:value="30716" table:style-name="ce50">
            <text:p>30.716</text:p>
          </table:table-cell>
          <table:table-cell office:value-type="percentage" office:value="1" table:style-name="ce51">
            <text:p>100,0%</text:p>
          </table:table-cell>
          <table:table-cell office:value-type="float" office:value="39709" table:style-name="ce50">
            <text:p>39.709</text:p>
          </table:table-cell>
          <table:table-cell office:value-type="percentage" office:value="1.0283575905112134" table:style-name="ce51">
            <text:p>102,8%</text:p>
          </table:table-cell>
          <table:table-cell office:value-type="float" office:value="46312" table:style-name="ce50">
            <text:p>46.312</text:p>
          </table:table-cell>
          <table:table-cell office:value-type="percentage" office:value="0.97498947368421052" table:style-name="ce51">
            <text:p>97,5%</text:p>
          </table:table-cell>
          <table:table-cell office:value-type="float" office:value="48647" table:style-name="ce50">
            <text:p>48.647</text:p>
          </table:table-cell>
          <table:table-cell office:value-type="percentage" office:value="0.94051117469646583" table:style-name="ce51">
            <text:p>94,1%</text:p>
          </table:table-cell>
          <table:table-cell office:value-type="float" office:value="32456" table:style-name="ce50">
            <text:p>32.456</text:p>
          </table:table-cell>
          <table:table-cell office:value-type="percentage" office:value="0.87633653742304785" table:style-name="ce51">
            <text:p>87,6%</text:p>
          </table:table-cell>
          <table:table-cell office:value-type="float" office:value="25518" table:style-name="ce50">
            <text:p>25.518</text:p>
          </table:table-cell>
          <table:table-cell office:value-type="percentage" office:value="0.84591924683418418" table:style-name="ce51">
            <text:p>84,6%</text:p>
          </table:table-cell>
          <table:table-cell office:value-type="float" office:value="25677" table:style-name="ce50">
            <text:p>25.677</text:p>
          </table:table-cell>
          <table:table-cell office:value-type="percentage" office:value="0.98814700788916687" table:style-name="ce51">
            <text:p>98,8%</text:p>
          </table:table-cell>
          <table:table-cell office:value-type="float" office:value="274153" table:style-name="ce50">
            <text:p>274.153</text:p>
          </table:table-cell>
          <table:table-cell office:value-type="float" office:value="281479" table:style-name="ce50">
            <text:p>281.479</text:p>
          </table:table-cell>
          <table:table-cell office:value-type="percentage" office:value="0.97397319160576812" table:style-name="ce51">
            <text:p>97,4%</text:p>
          </table:table-cell>
          <table:table-cell office:value-type="percentage" office:value="0.86708984869186778" table:style-name="ce51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Madrid</text:p>
          </table:table-cell>
          <table:table-cell office:value-type="float" office:value="372060" table:style-name="ce50">
            <text:p>372.060</text:p>
          </table:table-cell>
          <table:table-cell office:value-type="percentage" office:value="1" table:style-name="ce51">
            <text:p>100,0%</text:p>
          </table:table-cell>
          <table:table-cell office:value-type="float" office:value="511191" table:style-name="ce50">
            <text:p>511.191</text:p>
          </table:table-cell>
          <table:table-cell office:value-type="percentage" office:value="0.96990987572336596" table:style-name="ce51">
            <text:p>97,0%</text:p>
          </table:table-cell>
          <table:table-cell office:value-type="float" office:value="691172" table:style-name="ce50">
            <text:p>691.172</text:p>
          </table:table-cell>
          <table:table-cell office:value-type="percentage" office:value="0.95935085737128323" table:style-name="ce51">
            <text:p>95,9%</text:p>
          </table:table-cell>
          <table:table-cell office:value-type="float" office:value="961737" table:style-name="ce50">
            <text:p>961.737</text:p>
          </table:table-cell>
          <table:table-cell office:value-type="percentage" office:value="0.97168805739579034" table:style-name="ce51">
            <text:p>97,2%</text:p>
          </table:table-cell>
          <table:table-cell office:value-type="float" office:value="1052965" table:style-name="ce50">
            <text:p>1.052.965</text:p>
          </table:table-cell>
          <table:table-cell office:value-type="percentage" office:value="0.9108433755783788" table:style-name="ce51">
            <text:p>91,1%</text:p>
          </table:table-cell>
          <table:table-cell office:value-type="float" office:value="773773" table:style-name="ce50">
            <text:p>773.773</text:p>
          </table:table-cell>
          <table:table-cell office:value-type="percentage" office:value="0.858942280794455" table:style-name="ce51">
            <text:p>85,9%</text:p>
          </table:table-cell>
          <table:table-cell office:value-type="float" office:value="629730" table:style-name="ce50">
            <text:p>629.730</text:p>
          </table:table-cell>
          <table:table-cell office:value-type="percentage" office:value="0.85612671757593228" table:style-name="ce51">
            <text:p>85,6%</text:p>
          </table:table-cell>
          <table:table-cell office:value-type="float" office:value="538729" table:style-name="ce50">
            <text:p>538.729</text:p>
          </table:table-cell>
          <table:table-cell office:value-type="percentage" office:value="0.94391316536426395" table:style-name="ce51">
            <text:p>94,4%</text:p>
          </table:table-cell>
          <table:table-cell office:value-type="float" office:value="5531357" table:style-name="ce50">
            <text:p>5.531.357</text:p>
          </table:table-cell>
          <table:table-cell office:value-type="float" office:value="5970908" table:style-name="ce50">
            <text:p>5.970.908</text:p>
          </table:table-cell>
          <table:table-cell office:value-type="percentage" office:value="0.92638456328585195" table:style-name="ce51">
            <text:p>92,6%</text:p>
          </table:table-cell>
          <table:table-cell office:value-type="percentage" office:value="0.818753378564404" table:style-name="ce51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Murcia</text:p>
          </table:table-cell>
          <table:table-cell office:value-type="float" office:value="75962" table:style-name="ce50">
            <text:p>75.962</text:p>
          </table:table-cell>
          <table:table-cell office:value-type="percentage" office:value="1" table:style-name="ce51">
            <text:p>100,0%</text:p>
          </table:table-cell>
          <table:table-cell office:value-type="float" office:value="108320" table:style-name="ce50">
            <text:p>108.320</text:p>
          </table:table-cell>
          <table:table-cell office:value-type="percentage" office:value="1" table:style-name="ce51">
            <text:p>100,0%</text:p>
          </table:table-cell>
          <table:table-cell office:value-type="float" office:value="154008" table:style-name="ce50">
            <text:p>154.008</text:p>
          </table:table-cell>
          <table:table-cell office:value-type="percentage" office:value="1.0030415328804685" table:style-name="ce51">
            <text:p>100,3%</text:p>
          </table:table-cell>
          <table:table-cell office:value-type="float" office:value="212018" table:style-name="ce50">
            <text:p>212.018</text:p>
          </table:table-cell>
          <table:table-cell office:value-type="percentage" office:value="0.97210033791373796" table:style-name="ce51">
            <text:p>97,2%</text:p>
          </table:table-cell>
          <table:table-cell office:value-type="float" office:value="235971" table:style-name="ce50">
            <text:p>235.971</text:p>
          </table:table-cell>
          <table:table-cell office:value-type="percentage" office:value="0.93465706544987881" table:style-name="ce51">
            <text:p>93,5%</text:p>
          </table:table-cell>
          <table:table-cell office:value-type="float" office:value="172003" table:style-name="ce50">
            <text:p>172.003</text:p>
          </table:table-cell>
          <table:table-cell office:value-type="percentage" office:value="0.86401539126154092" table:style-name="ce51">
            <text:p>86,4%</text:p>
          </table:table-cell>
          <table:table-cell office:value-type="float" office:value="145703" table:style-name="ce50">
            <text:p>145.703</text:p>
          </table:table-cell>
          <table:table-cell office:value-type="percentage" office:value="0.83766722816619621" table:style-name="ce51">
            <text:p>83,8%</text:p>
          </table:table-cell>
          <table:table-cell office:value-type="float" office:value="133914" table:style-name="ce50">
            <text:p>133.914</text:p>
          </table:table-cell>
          <table:table-cell office:value-type="percentage" office:value="0.92599712341649609" table:style-name="ce51">
            <text:p>92,6%</text:p>
          </table:table-cell>
          <table:table-cell office:value-type="float" office:value="1237899" table:style-name="ce50">
            <text:p>1.237.899</text:p>
          </table:table-cell>
          <table:table-cell office:value-type="float" office:value="1317614" table:style-name="ce50">
            <text:p>1.317.614</text:p>
          </table:table-cell>
          <table:table-cell office:value-type="percentage" office:value="0.93950049103910549" table:style-name="ce51">
            <text:p>94,0%</text:p>
          </table:table-cell>
          <table:table-cell office:value-type="percentage" office:value="0.81813405275082018" table:style-name="ce51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9">
            <text:p>Navarra</text:p>
          </table:table-cell>
          <table:table-cell office:value-type="float" office:value="42317" table:style-name="ce50">
            <text:p>42.317</text:p>
          </table:table-cell>
          <table:table-cell office:value-type="percentage" office:value="1" table:style-name="ce51">
            <text:p>100,0%</text:p>
          </table:table-cell>
          <table:table-cell office:value-type="float" office:value="55903" table:style-name="ce50">
            <text:p>55.903</text:p>
          </table:table-cell>
          <table:table-cell office:value-type="percentage" office:value="0.9869879943502825" table:style-name="ce51">
            <text:p>98,7%</text:p>
          </table:table-cell>
          <table:table-cell office:value-type="float" office:value="72617" table:style-name="ce50">
            <text:p>72.617</text:p>
          </table:table-cell>
          <table:table-cell office:value-type="percentage" office:value="0.95965375974626665" table:style-name="ce51">
            <text:p>96,0%</text:p>
          </table:table-cell>
          <table:table-cell office:value-type="float" office:value="92592" table:style-name="ce50">
            <text:p>92.592</text:p>
          </table:table-cell>
          <table:table-cell office:value-type="percentage" office:value="0.94773690351900752" table:style-name="ce51">
            <text:p>94,8%</text:p>
          </table:table-cell>
          <table:table-cell office:value-type="float" office:value="96445" table:style-name="ce50">
            <text:p>96.445</text:p>
          </table:table-cell>
          <table:table-cell office:value-type="percentage" office:value="0.91224236921010571" table:style-name="ce51">
            <text:p>91,2%</text:p>
          </table:table-cell>
          <table:table-cell office:value-type="float" office:value="65697" table:style-name="ce50">
            <text:p>65.697</text:p>
          </table:table-cell>
          <table:table-cell office:value-type="percentage" office:value="0.85622124620417317" table:style-name="ce51">
            <text:p>85,6%</text:p>
          </table:table-cell>
          <table:table-cell office:value-type="float" office:value="59374" table:style-name="ce50">
            <text:p>59.374</text:p>
          </table:table-cell>
          <table:table-cell office:value-type="percentage" office:value="0.86296909973547276" table:style-name="ce51">
            <text:p>86,3%</text:p>
          </table:table-cell>
          <table:table-cell office:value-type="float" office:value="56120" table:style-name="ce50">
            <text:p>56.120</text:p>
          </table:table-cell>
          <table:table-cell office:value-type="percentage" office:value="0.97564367796109253" table:style-name="ce51">
            <text:p>97,6%</text:p>
          </table:table-cell>
          <table:table-cell office:value-type="float" office:value="541065" table:style-name="ce50">
            <text:p>541.065</text:p>
          </table:table-cell>
          <table:table-cell office:value-type="float" office:value="580174" table:style-name="ce50">
            <text:p>580.174</text:p>
          </table:table-cell>
          <table:table-cell office:value-type="percentage" office:value="0.93259091238145797" table:style-name="ce51">
            <text:p>93,3%</text:p>
          </table:table-cell>
          <table:table-cell office:value-type="percentage" office:value="0.82271984964738298" table:style-name="ce51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9">
            <text:p>País Vasco</text:p>
          </table:table-cell>
          <table:table-cell office:value-type="float" office:value="163210" table:style-name="ce50">
            <text:p>163.210</text:p>
          </table:table-cell>
          <table:table-cell office:value-type="percentage" office:value="1.023093414239685" table:style-name="ce51">
            <text:p>102,3%</text:p>
          </table:table-cell>
          <table:table-cell office:value-type="float" office:value="213841" table:style-name="ce50">
            <text:p>213.841</text:p>
          </table:table-cell>
          <table:table-cell office:value-type="percentage" office:value="0.98832995942061141" table:style-name="ce51">
            <text:p>98,8%</text:p>
          </table:table-cell>
          <table:table-cell office:value-type="float" office:value="277125" table:style-name="ce50">
            <text:p>277.125</text:p>
          </table:table-cell>
          <table:table-cell office:value-type="percentage" office:value="0.97523252499445745" table:style-name="ce51">
            <text:p>97,5%</text:p>
          </table:table-cell>
          <table:table-cell office:value-type="float" office:value="326153" table:style-name="ce50">
            <text:p>326.153</text:p>
          </table:table-cell>
          <table:table-cell office:value-type="percentage" office:value="0.96647375891568654" table:style-name="ce51">
            <text:p>96,6%</text:p>
          </table:table-cell>
          <table:table-cell office:value-type="float" office:value="324567" table:style-name="ce50">
            <text:p>324.567</text:p>
          </table:table-cell>
          <table:table-cell office:value-type="percentage" office:value="0.93249230026661767" table:style-name="ce51">
            <text:p>93,2%</text:p>
          </table:table-cell>
          <table:table-cell office:value-type="float" office:value="209538" table:style-name="ce50">
            <text:p>209.538</text:p>
          </table:table-cell>
          <table:table-cell office:value-type="percentage" office:value="0.88176404990847312" table:style-name="ce51">
            <text:p>88,2%</text:p>
          </table:table-cell>
          <table:table-cell office:value-type="float" office:value="173262" table:style-name="ce50">
            <text:p>173.262</text:p>
          </table:table-cell>
          <table:table-cell office:value-type="percentage" office:value="0.86972366538664259" table:style-name="ce51">
            <text:p>87,0%</text:p>
          </table:table-cell>
          <table:table-cell office:value-type="float" office:value="166779" table:style-name="ce50">
            <text:p>166.779</text:p>
          </table:table-cell>
          <table:table-cell office:value-type="percentage" office:value="0.96506130762598585" table:style-name="ce51">
            <text:p>96,5%</text:p>
          </table:table-cell>
          <table:table-cell office:value-type="float" office:value="1854475" table:style-name="ce50">
            <text:p>1.854.475</text:p>
          </table:table-cell>
          <table:table-cell office:value-type="float" office:value="1955253" table:style-name="ce50">
            <text:p>1.955.253</text:p>
          </table:table-cell>
          <table:table-cell office:value-type="percentage" office:value="0.94845782105947418" table:style-name="ce51">
            <text:p>94,8%</text:p>
          </table:table-cell>
          <table:table-cell office:value-type="percentage" office:value="0.8483774248504512" table:style-name="ce51">
            <text:p>8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9">
            <text:p>Ceuta</text:p>
          </table:table-cell>
          <table:table-cell office:value-type="float" office:value="2394" table:style-name="ce50">
            <text:p>2.394</text:p>
          </table:table-cell>
          <table:table-cell office:value-type="percentage" office:value="0.84384913641170245" table:style-name="ce51">
            <text:p>84,4%</text:p>
          </table:table-cell>
          <table:table-cell office:value-type="float" office:value="3905" table:style-name="ce50">
            <text:p>3.905</text:p>
          </table:table-cell>
          <table:table-cell office:value-type="percentage" office:value="0.8866939146230699" table:style-name="ce51">
            <text:p>88,7%</text:p>
          </table:table-cell>
          <table:table-cell office:value-type="float" office:value="7655" table:style-name="ce50">
            <text:p>7.655</text:p>
          </table:table-cell>
          <table:table-cell office:value-type="percentage" office:value="0.91907792051866966" table:style-name="ce51">
            <text:p>91,9%</text:p>
          </table:table-cell>
          <table:table-cell office:value-type="float" office:value="10622" table:style-name="ce50">
            <text:p>10.622</text:p>
          </table:table-cell>
          <table:table-cell office:value-type="percentage" office:value="0.91909665138011598" table:style-name="ce51">
            <text:p>91,9%</text:p>
          </table:table-cell>
          <table:table-cell office:value-type="float" office:value="11209" table:style-name="ce50">
            <text:p>11.209</text:p>
          </table:table-cell>
          <table:table-cell office:value-type="percentage" office:value="0.90709719187505056" table:style-name="ce51">
            <text:p>90,7%</text:p>
          </table:table-cell>
          <table:table-cell office:value-type="float" office:value="9392" table:style-name="ce50">
            <text:p>9.392</text:p>
          </table:table-cell>
          <table:table-cell office:value-type="percentage" office:value="0.82393192385296954" table:style-name="ce51">
            <text:p>82,4%</text:p>
          </table:table-cell>
          <table:table-cell office:value-type="float" office:value="9241" table:style-name="ce50">
            <text:p>9.241</text:p>
          </table:table-cell>
          <table:table-cell office:value-type="percentage" office:value="0.85052922227335481" table:style-name="ce51">
            <text:p>85,1%</text:p>
          </table:table-cell>
          <table:table-cell office:value-type="float" office:value="9272" table:style-name="ce50">
            <text:p>9.272</text:p>
          </table:table-cell>
          <table:table-cell office:value-type="percentage" office:value="0.99903027690981572" table:style-name="ce51">
            <text:p>99,9%</text:p>
          </table:table-cell>
          <table:table-cell office:value-type="float" office:value="63690" table:style-name="ce50">
            <text:p>63.690</text:p>
          </table:table-cell>
          <table:table-cell office:value-type="float" office:value="71029" table:style-name="ce50">
            <text:p>71.029</text:p>
          </table:table-cell>
          <table:table-cell office:value-type="percentage" office:value="0.89667600557518756" table:style-name="ce51">
            <text:p>89,7%</text:p>
          </table:table-cell>
          <table:table-cell office:value-type="percentage" office:value="0.76259923129422758" table:style-name="ce51">
            <text:p>76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9">
            <text:p>Melilla</text:p>
          </table:table-cell>
          <table:table-cell office:value-type="float" office:value="2057" table:style-name="ce50">
            <text:p>2.057</text:p>
          </table:table-cell>
          <table:table-cell office:value-type="percentage" office:value="0.81919553962564717" table:style-name="ce51">
            <text:p>81,9%</text:p>
          </table:table-cell>
          <table:table-cell office:value-type="float" office:value="3371" table:style-name="ce50">
            <text:p>3.371</text:p>
          </table:table-cell>
          <table:table-cell office:value-type="percentage" office:value="0.88640546936628972" table:style-name="ce51">
            <text:p>88,6%</text:p>
          </table:table-cell>
          <table:table-cell office:value-type="float" office:value="7424" table:style-name="ce50">
            <text:p>7.424</text:p>
          </table:table-cell>
          <table:table-cell office:value-type="percentage" office:value="0.92742036227357905" table:style-name="ce51">
            <text:p>92,7%</text:p>
          </table:table-cell>
          <table:table-cell office:value-type="float" office:value="10080" table:style-name="ce50">
            <text:p>10.080</text:p>
          </table:table-cell>
          <table:table-cell office:value-type="percentage" office:value="0.93324692158133504" table:style-name="ce51">
            <text:p>93,3%</text:p>
          </table:table-cell>
          <table:table-cell office:value-type="float" office:value="10599" table:style-name="ce50">
            <text:p>10.599</text:p>
          </table:table-cell>
          <table:table-cell office:value-type="percentage" office:value="0.97033781928041751" table:style-name="ce51">
            <text:p>97,0%</text:p>
          </table:table-cell>
          <table:table-cell office:value-type="float" office:value="9170" table:style-name="ce50">
            <text:p>9.170</text:p>
          </table:table-cell>
          <table:table-cell office:value-type="percentage" office:value="0.83728999269539806" table:style-name="ce51">
            <text:p>83,7%</text:p>
          </table:table-cell>
          <table:table-cell office:value-type="float" office:value="9753" table:style-name="ce50">
            <text:p>9.753</text:p>
          </table:table-cell>
          <table:table-cell office:value-type="percentage" office:value="0.83423146009751092" table:style-name="ce51">
            <text:p>83,4%</text:p>
          </table:table-cell>
          <table:table-cell office:value-type="float" office:value="9024" table:style-name="ce50">
            <text:p>9.024</text:p>
          </table:table-cell>
          <table:table-cell office:value-type="percentage" office:value="0.94196242171189981" table:style-name="ce51">
            <text:p>94,2%</text:p>
          </table:table-cell>
          <table:table-cell office:value-type="float" office:value="61478" table:style-name="ce50">
            <text:p>61.478</text:p>
          </table:table-cell>
          <table:table-cell office:value-type="float" office:value="68266" table:style-name="ce50">
            <text:p>68.266</text:p>
          </table:table-cell>
          <table:table-cell office:value-type="percentage" office:value="0.90056543520932819" table:style-name="ce51">
            <text:p>90,1%</text:p>
          </table:table-cell>
          <table:table-cell office:value-type="percentage" office:value="0.73168931946394988" table:style-name="ce51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9">
            <text:p>Fuerzas Armadas</text:p>
          </table:table-cell>
          <table:table-cell office:value-type="float" office:value="23" table:style-name="ce50">
            <text:p>23</text:p>
          </table:table-cell>
          <table:table-cell office:value-type="string" table:style-name="ce51">
            <text:p>-</text:p>
          </table:table-cell>
          <table:table-cell office:value-type="float" office:value="19" table:style-name="ce50">
            <text:p>19</text:p>
          </table:table-cell>
          <table:table-cell office:value-type="string" table:style-name="ce51">
            <text:p>-</text:p>
          </table:table-cell>
          <table:table-cell office:value-type="float" office:value="3703" table:style-name="ce50">
            <text:p>3.703</text:p>
          </table:table-cell>
          <table:table-cell office:value-type="string" table:style-name="ce51">
            <text:p>-</text:p>
          </table:table-cell>
          <table:table-cell office:value-type="float" office:value="9839" table:style-name="ce50">
            <text:p>9.839</text:p>
          </table:table-cell>
          <table:table-cell office:value-type="string" table:style-name="ce51">
            <text:p>-</text:p>
          </table:table-cell>
          <table:table-cell office:value-type="float" office:value="22738" table:style-name="ce50">
            <text:p>22.738</text:p>
          </table:table-cell>
          <table:table-cell office:value-type="string" table:style-name="ce51">
            <text:p>-</text:p>
          </table:table-cell>
          <table:table-cell office:value-type="float" office:value="32570" table:style-name="ce50">
            <text:p>32.570</text:p>
          </table:table-cell>
          <table:table-cell office:value-type="string" table:style-name="ce51">
            <text:p>-</text:p>
          </table:table-cell>
          <table:table-cell office:value-type="float" office:value="24555" table:style-name="ce50">
            <text:p>24.555</text:p>
          </table:table-cell>
          <table:table-cell office:value-type="string" table:style-name="ce51">
            <text:p>-</text:p>
          </table:table-cell>
          <table:table-cell office:value-type="float" office:value="1325" table:style-name="ce50">
            <text:p>1.325</text:p>
          </table:table-cell>
          <table:table-cell office:value-type="string" table:style-name="ce51">
            <text:p>-</text:p>
          </table:table-cell>
          <table:table-cell office:value-type="float" office:value="94772" table:style-name="ce50">
            <text:p>94.772</text:p>
          </table:table-cell>
          <table:table-cell office:value-type="string" table:style-name="ce50">
            <text:p>-</text:p>
          </table:table-cell>
          <table:table-cell office:value-type="string" table:style-name="ce51">
            <text:p>-</text:p>
          </table:table-cell>
          <table:table-cell office:value-type="string" table:style-name="ce51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60">
            <text:p>Sanidad Exterior</text:p>
          </table:table-cell>
          <table:table-cell office:value-type="float" office:value="31" table:style-name="ce53">
            <text:p>31</text:p>
          </table:table-cell>
          <table:table-cell office:value-type="string" table:style-name="ce54">
            <text:p>-</text:p>
          </table:table-cell>
          <table:table-cell office:value-type="float" office:value="49" table:style-name="ce53">
            <text:p>49</text:p>
          </table:table-cell>
          <table:table-cell office:value-type="string" table:style-name="ce54">
            <text:p>-</text:p>
          </table:table-cell>
          <table:table-cell office:value-type="float" office:value="311" table:style-name="ce53">
            <text:p>311</text:p>
          </table:table-cell>
          <table:table-cell office:value-type="string" table:style-name="ce54">
            <text:p>-</text:p>
          </table:table-cell>
          <table:table-cell office:value-type="float" office:value="921" table:style-name="ce53">
            <text:p>921</text:p>
          </table:table-cell>
          <table:table-cell office:value-type="string" table:style-name="ce54">
            <text:p>-</text:p>
          </table:table-cell>
          <table:table-cell office:value-type="float" office:value="1972" table:style-name="ce53">
            <text:p>1.972</text:p>
          </table:table-cell>
          <table:table-cell office:value-type="string" table:style-name="ce54">
            <text:p>-</text:p>
          </table:table-cell>
          <table:table-cell office:value-type="float" office:value="2446" table:style-name="ce53">
            <text:p>2.446</text:p>
          </table:table-cell>
          <table:table-cell office:value-type="string" table:style-name="ce54">
            <text:p>-</text:p>
          </table:table-cell>
          <table:table-cell office:value-type="float" office:value="2139" table:style-name="ce53">
            <text:p>2.139</text:p>
          </table:table-cell>
          <table:table-cell office:value-type="string" table:style-name="ce54">
            <text:p>-</text:p>
          </table:table-cell>
          <table:table-cell office:value-type="float" office:value="257" table:style-name="ce53">
            <text:p>257</text:p>
          </table:table-cell>
          <table:table-cell office:value-type="string" table:style-name="ce54">
            <text:p>-</text:p>
          </table:table-cell>
          <table:table-cell office:value-type="float" office:value="8126" table:style-name="ce53">
            <text:p>8.126</text:p>
          </table:table-cell>
          <table:table-cell office:value-type="string" table:style-name="ce53">
            <text:p>-</text:p>
          </table:table-cell>
          <table:table-cell office:value-type="string" table:style-name="ce54">
            <text:p>-</text:p>
          </table:table-cell>
          <table:table-cell office:value-type="string" table:style-name="ce54">
            <text:p>-</text:p>
          </table:table-cell>
          <table:table-cell table:number-columns-repeated="20" table:style-name="ce29"/>
          <table:table-cell table:number-columns-repeated="16343" table:style-name="ce55"/>
        </table:table-row>
        <table:table-row table:style-name="ro8">
          <table:table-cell office:value-type="string" table:style-name="ce56">
            <text:p>Total España</text:p>
          </table:table-cell>
          <table:table-cell office:value-type="float" office:value="2925958" table:style-name="ce57">
            <text:p>2.925.958</text:p>
          </table:table-cell>
          <table:table-cell office:value-type="percentage" office:value="1" table:style-name="ce58">
            <text:p>100,0%</text:p>
          </table:table-cell>
          <table:table-cell office:value-type="float" office:value="3953182" table:style-name="ce57">
            <text:p>3.953.182</text:p>
          </table:table-cell>
          <table:table-cell office:value-type="percentage" office:value="0.98907959284722968" table:style-name="ce58">
            <text:p>98,9%</text:p>
          </table:table-cell>
          <table:table-cell office:value-type="float" office:value="5319230" table:style-name="ce57">
            <text:p>5.319.230</text:p>
          </table:table-cell>
          <table:table-cell office:value-type="percentage" office:value="0.96578764847503296" table:style-name="ce58">
            <text:p>96,6%</text:p>
          </table:table-cell>
          <table:table-cell office:value-type="float" office:value="6773112" table:style-name="ce57">
            <text:p>6.773.112</text:p>
          </table:table-cell>
          <table:table-cell office:value-type="percentage" office:value="0.94998368798524035" table:style-name="ce58">
            <text:p>95,0%</text:p>
          </table:table-cell>
          <table:table-cell office:value-type="float" office:value="7102017" table:style-name="ce57">
            <text:p>7.102.017</text:p>
          </table:table-cell>
          <table:table-cell office:value-type="percentage" office:value="0.9085571757679094" table:style-name="ce58">
            <text:p>90,9%</text:p>
          </table:table-cell>
          <table:table-cell office:value-type="float" office:value="5066088" table:style-name="ce57">
            <text:p>5.066.088</text:p>
          </table:table-cell>
          <table:table-cell office:value-type="percentage" office:value="0.85258683074106112" table:style-name="ce58">
            <text:p>85,3%</text:p>
          </table:table-cell>
          <table:table-cell office:value-type="float" office:value="4174839" table:style-name="ce57">
            <text:p>4.174.839</text:p>
          </table:table-cell>
          <table:table-cell office:value-type="percentage" office:value="0.84775103790050166" table:style-name="ce58">
            <text:p>84,8%</text:p>
          </table:table-cell>
          <table:table-cell office:value-type="float" office:value="3824588" table:style-name="ce57">
            <text:p>3.824.588</text:p>
          </table:table-cell>
          <table:table-cell office:value-type="percentage" office:value="0.95999610438051364" table:style-name="ce58">
            <text:p>96,0%</text:p>
          </table:table-cell>
          <table:table-cell office:value-type="float" office:value="39139014" table:style-name="ce57">
            <text:p>39.139.014</text:p>
          </table:table-cell>
          <table:table-cell office:value-type="float" office:value="42185033" table:style-name="ce57">
            <text:p>42.185.033</text:p>
          </table:table-cell>
          <table:table-cell office:value-type="percentage" office:value="0.9277938457461915" table:style-name="ce58">
            <text:p>92,8%</text:p>
          </table:table-cell>
          <table:table-cell office:value-type="percentage" office:value="0.82574029408445548" table:style-name="ce58">
            <text:p>82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39"/>
          <table:covered-table-cell table:number-columns-repeated="6"/>
          <table:table-cell table:style-name="ce29"/>
          <table:table-cell table:style-name="ce59"/>
          <table:table-cell table:style-name="ce29"/>
          <table:table-cell table:style-name="ce59"/>
          <table:table-cell table:style-name="ce55"/>
          <table:table-cell table:style-name="ce59"/>
          <table:table-cell table:style-name="ce29"/>
          <table:table-cell table:style-name="ce59"/>
          <table:table-cell table:number-columns-repeated="2" table:style-name="ce29"/>
          <table:table-cell table:style-name="ce59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2">
        <table:table-column table:style-name="co4" table:number-columns-repeated="16384" table:default-cell-style-name="ce65"/>
        <table:table-row table:style-name="ro10">
          <table:table-cell table:number-columns-spanned="1" table:number-rows-spanned="2" table:style-name="ce66"/>
          <table:table-cell office:value-type="string" table:number-columns-spanned="2" table:number-rows-spanned="1" table:style-name="ce91">
            <text:p><text:s/>Mayores de 70 años</text:p>
          </table:table-cell>
          <table:covered-table-cell/>
          <table:table-cell office:value-type="string" table:number-columns-spanned="2" table:number-rows-spanned="1" table:style-name="ce91">
            <text:p>60-69 años</text:p>
          </table:table-cell>
          <table:covered-table-cell/>
          <table:table-cell office:value-type="string" table:number-columns-spanned="2" table:number-rows-spanned="1" table:style-name="ce91">
            <text:p>50-59 años</text:p>
          </table:table-cell>
          <table:covered-table-cell/>
          <table:table-cell office:value-type="string" table:number-columns-spanned="2" table:number-rows-spanned="1" table:style-name="ce91">
            <text:p>40-49 años</text:p>
          </table:table-cell>
          <table:covered-table-cell/>
          <table:table-cell office:value-type="string" table:number-columns-spanned="2" table:number-rows-spanned="1" table:style-name="ce91">
            <text:p>30-39 años</text:p>
          </table:table-cell>
          <table:covered-table-cell/>
          <table:table-cell office:value-type="string" table:number-columns-spanned="2" table:number-rows-spanned="1" table:style-name="ce91">
            <text:p>20-29 años</text:p>
          </table:table-cell>
          <table:covered-table-cell/>
          <table:table-cell office:value-type="string" table:number-columns-spanned="2" table:number-rows-spanned="1" table:style-name="ce62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67">
            <text:p>Nº Personas &gt; 70 años con <text:s/>dosis de recuerdo</text:p>
          </table:table-cell>
          <table:table-cell office:value-type="string" table:style-name="ce67">
            <text:p>% Dosis de recuerdo en &gt; 70 años</text:p>
          </table:table-cell>
          <table:table-cell office:value-type="string" table:style-name="ce67">
            <text:p>Nº Personas 60-69 años con <text:s/>dosis de recuerdo</text:p>
          </table:table-cell>
          <table:table-cell office:value-type="string" table:style-name="ce67">
            <text:p>% Dosis de recuerdo en 60-69 años</text:p>
          </table:table-cell>
          <table:table-cell office:value-type="string" table:style-name="ce67">
            <text:p>Nº Personas 50-59 años con <text:s/>dosis de recuerdo</text:p>
          </table:table-cell>
          <table:table-cell office:value-type="string" table:style-name="ce67">
            <text:p>% Dosis de recuerdo en 50-59 años</text:p>
          </table:table-cell>
          <table:table-cell office:value-type="string" table:style-name="ce67">
            <text:p>Nº Personas 40-49 años con <text:s/>dosis de recuerdo</text:p>
          </table:table-cell>
          <table:table-cell office:value-type="string" table:style-name="ce67">
            <text:p>% Dosis de recuerdo en 40-49 años</text:p>
          </table:table-cell>
          <table:table-cell office:value-type="string" table:style-name="ce67">
            <text:p>Nº Personas 30-39 años con <text:s/>dosis de recuerdo</text:p>
          </table:table-cell>
          <table:table-cell office:value-type="string" table:style-name="ce67">
            <text:p>% Dosis de recuerdo en 30-39 años</text:p>
          </table:table-cell>
          <table:table-cell office:value-type="string" table:style-name="ce67">
            <text:p>Nº Personas 20-29 años con <text:s/>dosis de recuerdo</text:p>
          </table:table-cell>
          <table:table-cell office:value-type="string" table:style-name="ce67">
            <text:p>% Dosis de recuerdo en 20-29 años</text:p>
          </table:table-cell>
          <table:table-cell office:value-type="string" table:style-name="ce67">
            <text:p>Nº Personas 18-19 años con <text:s/>dosis de recuerdo</text:p>
          </table:table-cell>
          <table:table-cell office:value-type="string" table:style-name="ce67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8">
            <text:p>Andalucía</text:p>
          </table:table-cell>
          <table:table-cell office:value-type="float" office:value="998859" table:style-name="ce69">
            <text:p>998.859</text:p>
          </table:table-cell>
          <table:table-cell office:value-type="percentage" office:value="0.92142944119730785" table:style-name="ce70">
            <text:p>92,1%</text:p>
          </table:table-cell>
          <table:table-cell office:value-type="float" office:value="873482" table:style-name="ce69">
            <text:p>873.482</text:p>
          </table:table-cell>
          <table:table-cell office:value-type="percentage" office:value="0.93425930481546526" table:style-name="ce70">
            <text:p>93,4%</text:p>
          </table:table-cell>
          <table:table-cell office:value-type="float" office:value="889144" table:style-name="ce69">
            <text:p>889.144</text:p>
          </table:table-cell>
          <table:table-cell office:value-type="percentage" office:value="0.72556234215046655" table:style-name="ce70">
            <text:p>72,6%</text:p>
          </table:table-cell>
          <table:table-cell office:value-type="float" office:value="719861" table:style-name="ce69">
            <text:p>719.861</text:p>
          </table:table-cell>
          <table:table-cell office:value-type="percentage" office:value="0.56555897837183411" table:style-name="ce70">
            <text:p>56,6%</text:p>
          </table:table-cell>
          <table:table-cell office:value-type="float" office:value="400023" table:style-name="ce69">
            <text:p>400.023</text:p>
          </table:table-cell>
          <table:table-cell office:value-type="percentage" office:value="0.41773278126158492" table:style-name="ce70">
            <text:p>41,8%</text:p>
          </table:table-cell>
          <table:table-cell office:value-type="float" office:value="283621" table:style-name="ce69">
            <text:p>283.621</text:p>
          </table:table-cell>
          <table:table-cell office:value-type="percentage" office:value="0.3549082199717446" table:style-name="ce70">
            <text:p>35,5%</text:p>
          </table:table-cell>
          <table:table-cell office:value-type="float" office:value="32669" table:style-name="ce69">
            <text:p>32.669</text:p>
          </table:table-cell>
          <table:table-cell office:value-type="percentage" office:value="0.19342557890311846" table:style-name="ce70">
            <text:p>19,3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Aragón</text:p>
          </table:table-cell>
          <table:table-cell office:value-type="float" office:value="202243" table:style-name="ce72">
            <text:p>202.243</text:p>
          </table:table-cell>
          <table:table-cell office:value-type="percentage" office:value="0.92006842179488935" table:style-name="ce51">
            <text:p>92,0%</text:p>
          </table:table-cell>
          <table:table-cell office:value-type="float" office:value="146061" table:style-name="ce72">
            <text:p>146.061</text:p>
          </table:table-cell>
          <table:table-cell office:value-type="percentage" office:value="0.93881604319321255" table:style-name="ce51">
            <text:p>93,9%</text:p>
          </table:table-cell>
          <table:table-cell office:value-type="float" office:value="144771" table:style-name="ce72">
            <text:p>144.771</text:p>
          </table:table-cell>
          <table:table-cell office:value-type="percentage" office:value="0.76792221638739044" table:style-name="ce51">
            <text:p>76,8%</text:p>
          </table:table-cell>
          <table:table-cell office:value-type="float" office:value="115972" table:style-name="ce72">
            <text:p>115.972</text:p>
          </table:table-cell>
          <table:table-cell office:value-type="percentage" office:value="0.60637051909482576" table:style-name="ce51">
            <text:p>60,6%</text:p>
          </table:table-cell>
          <table:table-cell office:value-type="float" office:value="60166" table:style-name="ce72">
            <text:p>60.166</text:p>
          </table:table-cell>
          <table:table-cell office:value-type="percentage" office:value="0.46195188992882535" table:style-name="ce51">
            <text:p>46,2%</text:p>
          </table:table-cell>
          <table:table-cell office:value-type="float" office:value="45935" table:style-name="ce72">
            <text:p>45.935</text:p>
          </table:table-cell>
          <table:table-cell office:value-type="percentage" office:value="0.4229391671040153" table:style-name="ce51">
            <text:p>42,3%</text:p>
          </table:table-cell>
          <table:table-cell office:value-type="float" office:value="10352" table:style-name="ce69">
            <text:p>10.352</text:p>
          </table:table-cell>
          <table:table-cell office:value-type="percentage" office:value="0.45758741104186007" table:style-name="ce70">
            <text:p>45,8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Asturias<text:s/></text:p>
          </table:table-cell>
          <table:table-cell office:value-type="float" office:value="192221" table:style-name="ce72">
            <text:p>192.221</text:p>
          </table:table-cell>
          <table:table-cell office:value-type="percentage" office:value="0.94539722510488233" table:style-name="ce51">
            <text:p>94,5%</text:p>
          </table:table-cell>
          <table:table-cell office:value-type="float" office:value="142956" table:style-name="ce72">
            <text:p>142.956</text:p>
          </table:table-cell>
          <table:table-cell office:value-type="percentage" office:value="0.9558757647688142" table:style-name="ce51">
            <text:p>95,6%</text:p>
          </table:table-cell>
          <table:table-cell office:value-type="float" office:value="145788" table:style-name="ce72">
            <text:p>145.788</text:p>
          </table:table-cell>
          <table:table-cell office:value-type="percentage" office:value="0.94052526660086322" table:style-name="ce51">
            <text:p>94,1%</text:p>
          </table:table-cell>
          <table:table-cell office:value-type="float" office:value="128794" table:style-name="ce72">
            <text:p>128.794</text:p>
          </table:table-cell>
          <table:table-cell office:value-type="percentage" office:value="0.84504399288765242" table:style-name="ce51">
            <text:p>84,5%</text:p>
          </table:table-cell>
          <table:table-cell office:value-type="float" office:value="63617" table:style-name="ce72">
            <text:p>63.617</text:p>
          </table:table-cell>
          <table:table-cell office:value-type="percentage" office:value="0.69188771792445647" table:style-name="ce51">
            <text:p>69,2%</text:p>
          </table:table-cell>
          <table:table-cell office:value-type="float" office:value="45087" table:style-name="ce72">
            <text:p>45.087</text:p>
          </table:table-cell>
          <table:table-cell office:value-type="percentage" office:value="0.66850025947067981" table:style-name="ce51">
            <text:p>66,9%</text:p>
          </table:table-cell>
          <table:table-cell office:value-type="float" office:value="10227" table:style-name="ce69">
            <text:p>10.227</text:p>
          </table:table-cell>
          <table:table-cell office:value-type="percentage" office:value="0.71045501910385556" table:style-name="ce70">
            <text:p>71,0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Baleares</text:p>
          </table:table-cell>
          <table:table-cell office:value-type="float" office:value="120407" table:style-name="ce72">
            <text:p>120.407</text:p>
          </table:table-cell>
          <table:table-cell office:value-type="percentage" office:value="0.91696049835885796" table:style-name="ce51">
            <text:p>91,7%</text:p>
          </table:table-cell>
          <table:table-cell office:value-type="float" office:value="99695" table:style-name="ce72">
            <text:p>99.695</text:p>
          </table:table-cell>
          <table:table-cell office:value-type="percentage" office:value="0.88857099565942044" table:style-name="ce51">
            <text:p>88,9%</text:p>
          </table:table-cell>
          <table:table-cell office:value-type="float" office:value="111662" table:style-name="ce72">
            <text:p>111.662</text:p>
          </table:table-cell>
          <table:table-cell office:value-type="percentage" office:value="0.72904982338846047" table:style-name="ce51">
            <text:p>72,9%</text:p>
          </table:table-cell>
          <table:table-cell office:value-type="float" office:value="86623" table:style-name="ce72">
            <text:p>86.623</text:p>
          </table:table-cell>
          <table:table-cell office:value-type="percentage" office:value="0.50084994680605022" table:style-name="ce51">
            <text:p>50,1%</text:p>
          </table:table-cell>
          <table:table-cell office:value-type="float" office:value="40759" table:style-name="ce72">
            <text:p>40.759</text:p>
          </table:table-cell>
          <table:table-cell office:value-type="percentage" office:value="0.30495451008559288" table:style-name="ce51">
            <text:p>30,5%</text:p>
          </table:table-cell>
          <table:table-cell office:value-type="float" office:value="27843" table:style-name="ce72">
            <text:p>27.843</text:p>
          </table:table-cell>
          <table:table-cell office:value-type="percentage" office:value="0.27038339030453695" table:style-name="ce51">
            <text:p>27,0%</text:p>
          </table:table-cell>
          <table:table-cell office:value-type="float" office:value="3493" table:style-name="ce69">
            <text:p>3.493</text:p>
          </table:table-cell>
          <table:table-cell office:value-type="percentage" office:value="0.17536901295310775" table:style-name="ce70">
            <text:p>17,5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Canarias</text:p>
          </table:table-cell>
          <table:table-cell office:value-type="float" office:value="225075" table:style-name="ce72">
            <text:p>225.075</text:p>
          </table:table-cell>
          <table:table-cell office:value-type="percentage" office:value="0.91859473269638114" table:style-name="ce51">
            <text:p>91,9%</text:p>
          </table:table-cell>
          <table:table-cell office:value-type="float" office:value="201003" table:style-name="ce72">
            <text:p>201.003</text:p>
          </table:table-cell>
          <table:table-cell office:value-type="percentage" office:value="0.89060755365719657" table:style-name="ce51">
            <text:p>89,1%</text:p>
          </table:table-cell>
          <table:table-cell office:value-type="float" office:value="248041" table:style-name="ce72">
            <text:p>248.041</text:p>
          </table:table-cell>
          <table:table-cell office:value-type="percentage" office:value="0.76352963267366658" table:style-name="ce51">
            <text:p>76,4%</text:p>
          </table:table-cell>
          <table:table-cell office:value-type="float" office:value="194872" table:style-name="ce72">
            <text:p>194.872</text:p>
          </table:table-cell>
          <table:table-cell office:value-type="percentage" office:value="0.60402950839997516" table:style-name="ce51">
            <text:p>60,4%</text:p>
          </table:table-cell>
          <table:table-cell office:value-type="float" office:value="89730" table:style-name="ce72">
            <text:p>89.730</text:p>
          </table:table-cell>
          <table:table-cell office:value-type="percentage" office:value="0.38320934086114267" table:style-name="ce51">
            <text:p>38,3%</text:p>
          </table:table-cell>
          <table:table-cell office:value-type="float" office:value="53790" table:style-name="ce72">
            <text:p>53.790</text:p>
          </table:table-cell>
          <table:table-cell office:value-type="percentage" office:value="0.27983706085246518" table:style-name="ce51">
            <text:p>28,0%</text:p>
          </table:table-cell>
          <table:table-cell office:value-type="float" office:value="6251" table:style-name="ce69">
            <text:p>6.251</text:p>
          </table:table-cell>
          <table:table-cell office:value-type="percentage" office:value="0.15250805113691812" table:style-name="ce70">
            <text:p>15,3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Cantabria</text:p>
          </table:table-cell>
          <table:table-cell office:value-type="float" office:value="92398" table:style-name="ce72">
            <text:p>92.398</text:p>
          </table:table-cell>
          <table:table-cell office:value-type="percentage" office:value="0.93889910680716582" table:style-name="ce51">
            <text:p>93,9%</text:p>
          </table:table-cell>
          <table:table-cell office:value-type="float" office:value="75916" table:style-name="ce72">
            <text:p>75.916</text:p>
          </table:table-cell>
          <table:table-cell office:value-type="percentage" office:value="0.98325324767837952" table:style-name="ce51">
            <text:p>98,3%</text:p>
          </table:table-cell>
          <table:table-cell office:value-type="float" office:value="71896" table:style-name="ce72">
            <text:p>71.896</text:p>
          </table:table-cell>
          <table:table-cell office:value-type="percentage" office:value="0.84395872706570096" table:style-name="ce51">
            <text:p>84,4%</text:p>
          </table:table-cell>
          <table:table-cell office:value-type="float" office:value="61781" table:style-name="ce72">
            <text:p>61.781</text:p>
          </table:table-cell>
          <table:table-cell office:value-type="percentage" office:value="0.69106263982102911" table:style-name="ce51">
            <text:p>69,1%</text:p>
          </table:table-cell>
          <table:table-cell office:value-type="float" office:value="31121" table:style-name="ce72">
            <text:p>31.121</text:p>
          </table:table-cell>
          <table:table-cell office:value-type="percentage" office:value="0.54737490106411046" table:style-name="ce51">
            <text:p>54,7%</text:p>
          </table:table-cell>
          <table:table-cell office:value-type="float" office:value="19714" table:style-name="ce72">
            <text:p>19.714</text:p>
          </table:table-cell>
          <table:table-cell office:value-type="percentage" office:value="0.45272706395682627" table:style-name="ce51">
            <text:p>45,3%</text:p>
          </table:table-cell>
          <table:table-cell office:value-type="float" office:value="2623" table:style-name="ce69">
            <text:p>2.623</text:p>
          </table:table-cell>
          <table:table-cell office:value-type="percentage" office:value="0.26251000800640512" table:style-name="ce70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71">
            <text:p>Castilla y León<text:s/></text:p>
          </table:table-cell>
          <table:table-cell office:value-type="float" office:value="446481" table:style-name="ce72">
            <text:p>446.481</text:p>
          </table:table-cell>
          <table:table-cell office:value-type="percentage" office:value="0.93210870123444423" table:style-name="ce51">
            <text:p>93,2%</text:p>
          </table:table-cell>
          <table:table-cell office:value-type="float" office:value="298636" table:style-name="ce72">
            <text:p>298.636</text:p>
          </table:table-cell>
          <table:table-cell office:value-type="percentage" office:value="0.92184977450432626" table:style-name="ce51">
            <text:p>92,2%</text:p>
          </table:table-cell>
          <table:table-cell office:value-type="float" office:value="310889" table:style-name="ce72">
            <text:p>310.889</text:p>
          </table:table-cell>
          <table:table-cell office:value-type="percentage" office:value="0.87446029911031975" table:style-name="ce51">
            <text:p>87,4%</text:p>
          </table:table-cell>
          <table:table-cell office:value-type="float" office:value="237844" table:style-name="ce72">
            <text:p>237.844</text:p>
          </table:table-cell>
          <table:table-cell office:value-type="percentage" office:value="0.7339527678601736" table:style-name="ce51">
            <text:p>73,4%</text:p>
          </table:table-cell>
          <table:table-cell office:value-type="float" office:value="128963" table:style-name="ce72">
            <text:p>128.963</text:p>
          </table:table-cell>
          <table:table-cell office:value-type="percentage" office:value="0.59588949316378725" table:style-name="ce51">
            <text:p>59,6%</text:p>
          </table:table-cell>
          <table:table-cell office:value-type="float" office:value="98139" table:style-name="ce72">
            <text:p>98.139</text:p>
          </table:table-cell>
          <table:table-cell office:value-type="percentage" office:value="0.54944433558211792" table:style-name="ce51">
            <text:p>54,9%</text:p>
          </table:table-cell>
          <table:table-cell office:value-type="float" office:value="12827" table:style-name="ce69">
            <text:p>12.827</text:p>
          </table:table-cell>
          <table:table-cell office:value-type="percentage" office:value="0.34252830591753897" table:style-name="ce70">
            <text:p>34,3%</text:p>
          </table:table-cell>
          <table:table-cell table:number-columns-repeated="16369"/>
        </table:table-row>
        <table:table-row table:style-name="ro12">
          <table:table-cell office:value-type="string" table:style-name="ce71">
            <text:p>Castilla - La Mancha</text:p>
          </table:table-cell>
          <table:table-cell office:value-type="float" office:value="274728" table:style-name="ce72">
            <text:p>274.728</text:p>
          </table:table-cell>
          <table:table-cell office:value-type="percentage" office:value="0.93020925035552249" table:style-name="ce51">
            <text:p>93,0%</text:p>
          </table:table-cell>
          <table:table-cell office:value-type="float" office:value="211441" table:style-name="ce72">
            <text:p>211.441</text:p>
          </table:table-cell>
          <table:table-cell office:value-type="percentage" office:value="0.94766446454342546" table:style-name="ce51">
            <text:p>94,8%</text:p>
          </table:table-cell>
          <table:table-cell office:value-type="float" office:value="234249" table:style-name="ce72">
            <text:p>234.249</text:p>
          </table:table-cell>
          <table:table-cell office:value-type="percentage" office:value="0.81721229120442085" table:style-name="ce51">
            <text:p>81,7%</text:p>
          </table:table-cell>
          <table:table-cell office:value-type="float" office:value="191671" table:style-name="ce72">
            <text:p>191.671</text:p>
          </table:table-cell>
          <table:table-cell office:value-type="percentage" office:value="0.66743158400568292" table:style-name="ce51">
            <text:p>66,7%</text:p>
          </table:table-cell>
          <table:table-cell office:value-type="float" office:value="103671" table:style-name="ce72">
            <text:p>103.671</text:p>
          </table:table-cell>
          <table:table-cell office:value-type="percentage" office:value="0.50090352131730509" table:style-name="ce51">
            <text:p>50,1%</text:p>
          </table:table-cell>
          <table:table-cell office:value-type="float" office:value="76549" table:style-name="ce72">
            <text:p>76.549</text:p>
          </table:table-cell>
          <table:table-cell office:value-type="percentage" office:value="0.43827185233108706" table:style-name="ce51">
            <text:p>43,8%</text:p>
          </table:table-cell>
          <table:table-cell office:value-type="float" office:value="11405" table:style-name="ce69">
            <text:p>11.405</text:p>
          </table:table-cell>
          <table:table-cell office:value-type="percentage" office:value="0.30921266673896541" table:style-name="ce70">
            <text:p>30,9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Cataluña</text:p>
          </table:table-cell>
          <table:table-cell office:value-type="float" office:value="979519" table:style-name="ce72">
            <text:p>979.519</text:p>
          </table:table-cell>
          <table:table-cell office:value-type="percentage" office:value="0.91169186064369134" table:style-name="ce51">
            <text:p>91,2%</text:p>
          </table:table-cell>
          <table:table-cell office:value-type="float" office:value="736938" table:style-name="ce72">
            <text:p>736.938</text:p>
          </table:table-cell>
          <table:table-cell office:value-type="percentage" office:value="0.91832454600171221" table:style-name="ce51">
            <text:p>91,8%</text:p>
          </table:table-cell>
          <table:table-cell office:value-type="float" office:value="802079" table:style-name="ce72">
            <text:p>802.079</text:p>
          </table:table-cell>
          <table:table-cell office:value-type="percentage" office:value="0.77110969252866379" table:style-name="ce51">
            <text:p>77,1%</text:p>
          </table:table-cell>
          <table:table-cell office:value-type="float" office:value="697344" table:style-name="ce72">
            <text:p>697.344</text:p>
          </table:table-cell>
          <table:table-cell office:value-type="percentage" office:value="0.6029007960935393" table:style-name="ce51">
            <text:p>60,3%</text:p>
          </table:table-cell>
          <table:table-cell office:value-type="float" office:value="367722" table:style-name="ce72">
            <text:p>367.722</text:p>
          </table:table-cell>
          <table:table-cell office:value-type="percentage" office:value="0.44846169888153492" table:style-name="ce51">
            <text:p>44,8%</text:p>
          </table:table-cell>
          <table:table-cell office:value-type="float" office:value="255450" table:style-name="ce72">
            <text:p>255.450</text:p>
          </table:table-cell>
          <table:table-cell office:value-type="percentage" office:value="0.37291535281339783" table:style-name="ce51">
            <text:p>37,3%</text:p>
          </table:table-cell>
          <table:table-cell office:value-type="float" office:value="36149" table:style-name="ce69">
            <text:p>36.149</text:p>
          </table:table-cell>
          <table:table-cell office:value-type="percentage" office:value="0.25433757827341169" table:style-name="ce70">
            <text:p>25,4%</text:p>
          </table:table-cell>
          <table:table-cell table:number-columns-repeated="16369"/>
        </table:table-row>
        <table:table-row table:style-name="ro12">
          <table:table-cell office:value-type="string" table:style-name="ce71">
            <text:p>C. Valenciana</text:p>
          </table:table-cell>
          <table:table-cell office:value-type="float" office:value="685511" table:style-name="ce72">
            <text:p>685.511</text:p>
          </table:table-cell>
          <table:table-cell office:value-type="percentage" office:value="0.93749837598620378" table:style-name="ce51">
            <text:p>93,7%</text:p>
          </table:table-cell>
          <table:table-cell office:value-type="float" office:value="560758" table:style-name="ce72">
            <text:p>560.758</text:p>
          </table:table-cell>
          <table:table-cell office:value-type="percentage" office:value="0.96736452777068571" table:style-name="ce51">
            <text:p>96,7%</text:p>
          </table:table-cell>
          <table:table-cell office:value-type="float" office:value="615586" table:style-name="ce72">
            <text:p>615.586</text:p>
          </table:table-cell>
          <table:table-cell office:value-type="percentage" office:value="0.83908227718696582" table:style-name="ce51">
            <text:p>83,9%</text:p>
          </table:table-cell>
          <table:table-cell office:value-type="float" office:value="541797" table:style-name="ce72">
            <text:p>541.797</text:p>
          </table:table-cell>
          <table:table-cell office:value-type="percentage" office:value="0.70377413635212283" table:style-name="ce51">
            <text:p>70,4%</text:p>
          </table:table-cell>
          <table:table-cell office:value-type="float" office:value="300300" table:style-name="ce72">
            <text:p>300.300</text:p>
          </table:table-cell>
          <table:table-cell office:value-type="percentage" office:value="0.5662266452721112" table:style-name="ce51">
            <text:p>56,6%</text:p>
          </table:table-cell>
          <table:table-cell office:value-type="float" office:value="233227" table:style-name="ce72">
            <text:p>233.227</text:p>
          </table:table-cell>
          <table:table-cell office:value-type="percentage" office:value="0.52162876051467977" table:style-name="ce51">
            <text:p>52,2%</text:p>
          </table:table-cell>
          <table:table-cell office:value-type="float" office:value="49026" table:style-name="ce69">
            <text:p>49.026</text:p>
          </table:table-cell>
          <table:table-cell office:value-type="percentage" office:value="0.51339888787659826" table:style-name="ce70">
            <text:p>51,3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Extremadura</text:p>
          </table:table-cell>
          <table:table-cell office:value-type="float" office:value="154998" table:style-name="ce72">
            <text:p>154.998</text:p>
          </table:table-cell>
          <table:table-cell office:value-type="percentage" office:value="0.89354563482912885" table:style-name="ce51">
            <text:p>89,4%</text:p>
          </table:table-cell>
          <table:table-cell office:value-type="float" office:value="127612" table:style-name="ce72">
            <text:p>127.612</text:p>
          </table:table-cell>
          <table:table-cell office:value-type="percentage" office:value="0.96025403705208667" table:style-name="ce51">
            <text:p>96,0%</text:p>
          </table:table-cell>
          <table:table-cell office:value-type="float" office:value="136150" table:style-name="ce72">
            <text:p>136.150</text:p>
          </table:table-cell>
          <table:table-cell office:value-type="percentage" office:value="0.84249673582792395" table:style-name="ce51">
            <text:p>84,2%</text:p>
          </table:table-cell>
          <table:table-cell office:value-type="float" office:value="107180" table:style-name="ce72">
            <text:p>107.180</text:p>
          </table:table-cell>
          <table:table-cell office:value-type="percentage" office:value="0.73285971186127763" table:style-name="ce51">
            <text:p>73,3%</text:p>
          </table:table-cell>
          <table:table-cell office:value-type="float" office:value="71661" table:style-name="ce72">
            <text:p>71.661</text:p>
          </table:table-cell>
          <table:table-cell office:value-type="percentage" office:value="0.632031539397788" table:style-name="ce51">
            <text:p>63,2%</text:p>
          </table:table-cell>
          <table:table-cell office:value-type="float" office:value="50272" table:style-name="ce72">
            <text:p>50.272</text:p>
          </table:table-cell>
          <table:table-cell office:value-type="percentage" office:value="0.53711697081071841" table:style-name="ce51">
            <text:p>53,7%</text:p>
          </table:table-cell>
          <table:table-cell office:value-type="float" office:value="6285" table:style-name="ce69">
            <text:p>6.285</text:p>
          </table:table-cell>
          <table:table-cell office:value-type="percentage" office:value="0.32632398753894082" table:style-name="ce70">
            <text:p>32,6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Galicia</text:p>
          </table:table-cell>
          <table:table-cell office:value-type="float" office:value="508005" table:style-name="ce72">
            <text:p>508.005</text:p>
          </table:table-cell>
          <table:table-cell office:value-type="percentage" office:value="0.95252068618314845" table:style-name="ce51">
            <text:p>95,3%</text:p>
          </table:table-cell>
          <table:table-cell office:value-type="float" office:value="338367" table:style-name="ce72">
            <text:p>338.367</text:p>
          </table:table-cell>
          <table:table-cell office:value-type="percentage" office:value="0.97174652862537869" table:style-name="ce51">
            <text:p>97,2%</text:p>
          </table:table-cell>
          <table:table-cell office:value-type="float" office:value="378179" table:style-name="ce72">
            <text:p>378.179</text:p>
          </table:table-cell>
          <table:table-cell office:value-type="percentage" office:value="0.96211616251558252" table:style-name="ce51">
            <text:p>96,2%</text:p>
          </table:table-cell>
          <table:table-cell office:value-type="float" office:value="390648" table:style-name="ce72">
            <text:p>390.648</text:p>
          </table:table-cell>
          <table:table-cell office:value-type="percentage" office:value="0.94942837144190384" table:style-name="ce51">
            <text:p>94,9%</text:p>
          </table:table-cell>
          <table:table-cell office:value-type="float" office:value="205511" table:style-name="ce72">
            <text:p>205.511</text:p>
          </table:table-cell>
          <table:table-cell office:value-type="percentage" office:value="0.76827690881358979" table:style-name="ce51">
            <text:p>76,8%</text:p>
          </table:table-cell>
          <table:table-cell office:value-type="float" office:value="149145" table:style-name="ce72">
            <text:p>149.145</text:p>
          </table:table-cell>
          <table:table-cell office:value-type="percentage" office:value="0.73601693660616474" table:style-name="ce51">
            <text:p>73,6%</text:p>
          </table:table-cell>
          <table:table-cell office:value-type="float" office:value="23142" table:style-name="ce69">
            <text:p>23.142</text:p>
          </table:table-cell>
          <table:table-cell office:value-type="percentage" office:value="0.55452519588814608" table:style-name="ce70">
            <text:p>55,5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La Rioja</text:p>
          </table:table-cell>
          <table:table-cell office:value-type="float" office:value="45991" table:style-name="ce72">
            <text:p>45.991</text:p>
          </table:table-cell>
          <table:table-cell office:value-type="percentage" office:value="0.82370956764695347" table:style-name="ce51">
            <text:p>82,4%</text:p>
          </table:table-cell>
          <table:table-cell office:value-type="float" office:value="36986" table:style-name="ce72">
            <text:p>36.986</text:p>
          </table:table-cell>
          <table:table-cell office:value-type="percentage" office:value="0.93142612505981015" table:style-name="ce51">
            <text:p>93,1%</text:p>
          </table:table-cell>
          <table:table-cell office:value-type="float" office:value="37769" table:style-name="ce72">
            <text:p>37.769</text:p>
          </table:table-cell>
          <table:table-cell office:value-type="percentage" office:value="0.81553377094489554" table:style-name="ce51">
            <text:p>81,6%</text:p>
          </table:table-cell>
          <table:table-cell office:value-type="float" office:value="34039" table:style-name="ce72">
            <text:p>34.039</text:p>
          </table:table-cell>
          <table:table-cell office:value-type="percentage" office:value="0.69971426809464099" table:style-name="ce51">
            <text:p>70,0%</text:p>
          </table:table-cell>
          <table:table-cell office:value-type="float" office:value="17623" table:style-name="ce72">
            <text:p>17.623</text:p>
          </table:table-cell>
          <table:table-cell office:value-type="percentage" office:value="0.54298126694601923" table:style-name="ce51">
            <text:p>54,3%</text:p>
          </table:table-cell>
          <table:table-cell office:value-type="float" office:value="11818" table:style-name="ce72">
            <text:p>11.818</text:p>
          </table:table-cell>
          <table:table-cell office:value-type="percentage" office:value="0.46312406928442668" table:style-name="ce51">
            <text:p>46,3%</text:p>
          </table:table-cell>
          <table:table-cell office:value-type="float" office:value="1857" table:style-name="ce69">
            <text:p>1.857</text:p>
          </table:table-cell>
          <table:table-cell office:value-type="percentage" office:value="0.33393274590900918" table:style-name="ce70">
            <text:p>33,4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Madrid</text:p>
          </table:table-cell>
          <table:table-cell office:value-type="float" office:value="833418" table:style-name="ce72">
            <text:p>833.418</text:p>
          </table:table-cell>
          <table:table-cell office:value-type="percentage" office:value="0.94358002425131704" table:style-name="ce51">
            <text:p>94,4%</text:p>
          </table:table-cell>
          <table:table-cell office:value-type="float" office:value="629717" table:style-name="ce72">
            <text:p>629.717</text:p>
          </table:table-cell>
          <table:table-cell office:value-type="percentage" office:value="0.9110858078741616" table:style-name="ce51">
            <text:p>91,1%</text:p>
          </table:table-cell>
          <table:table-cell office:value-type="float" office:value="727320" table:style-name="ce72">
            <text:p>727.320</text:p>
          </table:table-cell>
          <table:table-cell office:value-type="percentage" office:value="0.75625664812729465" table:style-name="ce51">
            <text:p>75,6%</text:p>
          </table:table-cell>
          <table:table-cell office:value-type="float" office:value="638567" table:style-name="ce72">
            <text:p>638.567</text:p>
          </table:table-cell>
          <table:table-cell office:value-type="percentage" office:value="0.60644655805273684" table:style-name="ce51">
            <text:p>60,6%</text:p>
          </table:table-cell>
          <table:table-cell office:value-type="float" office:value="370806" table:style-name="ce72">
            <text:p>370.806</text:p>
          </table:table-cell>
          <table:table-cell office:value-type="percentage" office:value="0.47921806524652577" table:style-name="ce51">
            <text:p>47,9%</text:p>
          </table:table-cell>
          <table:table-cell office:value-type="float" office:value="267937" table:style-name="ce72">
            <text:p>267.937</text:p>
          </table:table-cell>
          <table:table-cell office:value-type="percentage" office:value="0.4254791736140886" table:style-name="ce51">
            <text:p>42,5%</text:p>
          </table:table-cell>
          <table:table-cell office:value-type="float" office:value="31150" table:style-name="ce69">
            <text:p>31.150</text:p>
          </table:table-cell>
          <table:table-cell office:value-type="percentage" office:value="0.25266863502157622" table:style-name="ce70">
            <text:p>25,3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Murcia<text:s/></text:p>
          </table:table-cell>
          <table:table-cell office:value-type="float" office:value="161746" table:style-name="ce72">
            <text:p>161.746</text:p>
          </table:table-cell>
          <table:table-cell office:value-type="percentage" office:value="0.87770916313041969" table:style-name="ce51">
            <text:p>87,8%</text:p>
          </table:table-cell>
          <table:table-cell office:value-type="float" office:value="134661" table:style-name="ce72">
            <text:p>134.661</text:p>
          </table:table-cell>
          <table:table-cell office:value-type="percentage" office:value="0.87437665575814238" table:style-name="ce51">
            <text:p>87,4%</text:p>
          </table:table-cell>
          <table:table-cell office:value-type="float" office:value="155280" table:style-name="ce72">
            <text:p>155.280</text:p>
          </table:table-cell>
          <table:table-cell office:value-type="percentage" office:value="0.73239064607721982" table:style-name="ce51">
            <text:p>73,2%</text:p>
          </table:table-cell>
          <table:table-cell office:value-type="float" office:value="135806" table:style-name="ce72">
            <text:p>135.806</text:p>
          </table:table-cell>
          <table:table-cell office:value-type="percentage" office:value="0.57551987320475817" table:style-name="ce51">
            <text:p>57,6%</text:p>
          </table:table-cell>
          <table:table-cell office:value-type="float" office:value="66976" table:style-name="ce72">
            <text:p>66.976</text:p>
          </table:table-cell>
          <table:table-cell office:value-type="percentage" office:value="0.38938855717632831" table:style-name="ce51">
            <text:p>38,9%</text:p>
          </table:table-cell>
          <table:table-cell office:value-type="float" office:value="49845" table:style-name="ce72">
            <text:p>49.845</text:p>
          </table:table-cell>
          <table:table-cell office:value-type="percentage" office:value="0.34210002539412365" table:style-name="ce51">
            <text:p>34,2%</text:p>
          </table:table-cell>
          <table:table-cell office:value-type="float" office:value="6130" table:style-name="ce69">
            <text:p>6.130</text:p>
          </table:table-cell>
          <table:table-cell office:value-type="percentage" office:value="0.20016980146290492" table:style-name="ce70">
            <text:p>20,0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Navarra</text:p>
          </table:table-cell>
          <table:table-cell office:value-type="float" office:value="93288" table:style-name="ce72">
            <text:p>93.288</text:p>
          </table:table-cell>
          <table:table-cell office:value-type="percentage" office:value="0.94978619425778865" table:style-name="ce51">
            <text:p>95,0%</text:p>
          </table:table-cell>
          <table:table-cell office:value-type="float" office:value="71785" table:style-name="ce72">
            <text:p>71.785</text:p>
          </table:table-cell>
          <table:table-cell office:value-type="percentage" office:value="0.9885426277593401" table:style-name="ce51">
            <text:p>98,9%</text:p>
          </table:table-cell>
          <table:table-cell office:value-type="float" office:value="76631" table:style-name="ce72">
            <text:p>76.631</text:p>
          </table:table-cell>
          <table:table-cell office:value-type="percentage" office:value="0.82762009676861936" table:style-name="ce51">
            <text:p>82,8%</text:p>
          </table:table-cell>
          <table:table-cell office:value-type="float" office:value="64460" table:style-name="ce72">
            <text:p>64.460</text:p>
          </table:table-cell>
          <table:table-cell office:value-type="percentage" office:value="0.6683602052983566" table:style-name="ce51">
            <text:p>66,8%</text:p>
          </table:table-cell>
          <table:table-cell office:value-type="float" office:value="33235" table:style-name="ce72">
            <text:p>33.235</text:p>
          </table:table-cell>
          <table:table-cell office:value-type="percentage" office:value="0.50588306924212678" table:style-name="ce51">
            <text:p>50,6%</text:p>
          </table:table-cell>
          <table:table-cell office:value-type="float" office:value="25645" table:style-name="ce72">
            <text:p>25.645</text:p>
          </table:table-cell>
          <table:table-cell office:value-type="percentage" office:value="0.43192306396739316" table:style-name="ce51">
            <text:p>43,2%</text:p>
          </table:table-cell>
          <table:table-cell office:value-type="float" office:value="3719" table:style-name="ce69">
            <text:p>3.719</text:p>
          </table:table-cell>
          <table:table-cell office:value-type="percentage" office:value="0.27830576966250092" table:style-name="ce70">
            <text:p>27,8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País Vasco</text:p>
          </table:table-cell>
          <table:table-cell office:value-type="float" office:value="344591" table:style-name="ce72">
            <text:p>344.591</text:p>
          </table:table-cell>
          <table:table-cell office:value-type="percentage" office:value="0.91391085025633134" table:style-name="ce51">
            <text:p>91,4%</text:p>
          </table:table-cell>
          <table:table-cell office:value-type="float" office:value="255292" table:style-name="ce72">
            <text:p>255.292</text:p>
          </table:table-cell>
          <table:table-cell office:value-type="percentage" office:value="0.92121605773567883" table:style-name="ce51">
            <text:p>92,1%</text:p>
          </table:table-cell>
          <table:table-cell office:value-type="float" office:value="265778" table:style-name="ce72">
            <text:p>265.778</text:p>
          </table:table-cell>
          <table:table-cell office:value-type="percentage" office:value="0.81488749145339767" table:style-name="ce51">
            <text:p>81,5%</text:p>
          </table:table-cell>
          <table:table-cell office:value-type="float" office:value="196211" table:style-name="ce72">
            <text:p>196.211</text:p>
          </table:table-cell>
          <table:table-cell office:value-type="percentage" office:value="0.6045315759149883" table:style-name="ce51">
            <text:p>60,5%</text:p>
          </table:table-cell>
          <table:table-cell office:value-type="float" office:value="87787" table:style-name="ce72">
            <text:p>87.787</text:p>
          </table:table-cell>
          <table:table-cell office:value-type="percentage" office:value="0.4189550344090332" table:style-name="ce51">
            <text:p>41,9%</text:p>
          </table:table-cell>
          <table:table-cell office:value-type="float" office:value="60966" table:style-name="ce72">
            <text:p>60.966</text:p>
          </table:table-cell>
          <table:table-cell office:value-type="percentage" office:value="0.3518717318280985" table:style-name="ce51">
            <text:p>35,2%</text:p>
          </table:table-cell>
          <table:table-cell office:value-type="float" office:value="10850" table:style-name="ce69">
            <text:p>10.850</text:p>
          </table:table-cell>
          <table:table-cell office:value-type="percentage" office:value="0.28241969909938047" table:style-name="ce70">
            <text:p>28,2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Ceuta</text:p>
          </table:table-cell>
          <table:table-cell office:value-type="float" office:value="5712" table:style-name="ce72">
            <text:p>5.712</text:p>
          </table:table-cell>
          <table:table-cell office:value-type="percentage" office:value="0.90681060485791398" table:style-name="ce51">
            <text:p>90,7%</text:p>
          </table:table-cell>
          <table:table-cell office:value-type="float" office:value="7311" table:style-name="ce72">
            <text:p>7.311</text:p>
          </table:table-cell>
          <table:table-cell office:value-type="percentage" office:value="0.9550620509470934" table:style-name="ce51">
            <text:p>95,5%</text:p>
          </table:table-cell>
          <table:table-cell office:value-type="float" office:value="9219" table:style-name="ce72">
            <text:p>9.219</text:p>
          </table:table-cell>
          <table:table-cell office:value-type="percentage" office:value="0.86791564677085298" table:style-name="ce51">
            <text:p>86,8%</text:p>
          </table:table-cell>
          <table:table-cell office:value-type="float" office:value="8854" table:style-name="ce72">
            <text:p>8.854</text:p>
          </table:table-cell>
          <table:table-cell office:value-type="percentage" office:value="0.7899009724328665" table:style-name="ce51">
            <text:p>79,0%</text:p>
          </table:table-cell>
          <table:table-cell office:value-type="float" office:value="6261" table:style-name="ce72">
            <text:p>6.261</text:p>
          </table:table-cell>
          <table:table-cell office:value-type="percentage" office:value="0.66663117546848383" table:style-name="ce51">
            <text:p>66,7%</text:p>
          </table:table-cell>
          <table:table-cell office:value-type="float" office:value="5121" table:style-name="ce72">
            <text:p>5.121</text:p>
          </table:table-cell>
          <table:table-cell office:value-type="percentage" office:value="0.55416080510767229" table:style-name="ce51">
            <text:p>55,4%</text:p>
          </table:table-cell>
          <table:table-cell office:value-type="float" office:value="962" table:style-name="ce69">
            <text:p>962</text:p>
          </table:table-cell>
          <table:table-cell office:value-type="percentage" office:value="0.41394148020654042" table:style-name="ce70">
            <text:p>41,4%</text:p>
          </table:table-cell>
          <table:table-cell table:number-columns-repeated="16369"/>
        </table:table-row>
        <table:table-row table:style-name="ro5">
          <table:table-cell office:value-type="string" table:style-name="ce71">
            <text:p>Melilla</text:p>
          </table:table-cell>
          <table:table-cell office:value-type="float" office:value="4516" table:style-name="ce72">
            <text:p>4.516</text:p>
          </table:table-cell>
          <table:table-cell office:value-type="percentage" office:value="0.83198231392778188" table:style-name="ce51">
            <text:p>83,2%</text:p>
          </table:table-cell>
          <table:table-cell office:value-type="float" office:value="6119" table:style-name="ce72">
            <text:p>6.119</text:p>
          </table:table-cell>
          <table:table-cell office:value-type="percentage" office:value="0.82421875" table:style-name="ce51">
            <text:p>82,4%</text:p>
          </table:table-cell>
          <table:table-cell office:value-type="float" office:value="7942" table:style-name="ce72">
            <text:p>7.942</text:p>
          </table:table-cell>
          <table:table-cell office:value-type="percentage" office:value="0.78789682539682537" table:style-name="ce51">
            <text:p>78,8%</text:p>
          </table:table-cell>
          <table:table-cell office:value-type="float" office:value="7689" table:style-name="ce72">
            <text:p>7.689</text:p>
          </table:table-cell>
          <table:table-cell office:value-type="percentage" office:value="0.72544579677328047" table:style-name="ce51">
            <text:p>72,5%</text:p>
          </table:table-cell>
          <table:table-cell office:value-type="float" office:value="4958" table:style-name="ce72">
            <text:p>4.958</text:p>
          </table:table-cell>
          <table:table-cell office:value-type="percentage" office:value="0.5406761177753544" table:style-name="ce51">
            <text:p>54,1%</text:p>
          </table:table-cell>
          <table:table-cell office:value-type="float" office:value="4366" table:style-name="ce72">
            <text:p>4.366</text:p>
          </table:table-cell>
          <table:table-cell office:value-type="percentage" office:value="0.44765713113913669" table:style-name="ce51">
            <text:p>44,8%</text:p>
          </table:table-cell>
          <table:table-cell office:value-type="float" office:value="931" table:style-name="ce69">
            <text:p>931</text:p>
          </table:table-cell>
          <table:table-cell office:value-type="percentage" office:value="0.38598673300165837" table:style-name="ce70">
            <text:p>38,6%</text:p>
          </table:table-cell>
          <table:table-cell table:number-columns-repeated="16369"/>
        </table:table-row>
        <table:table-row table:style-name="ro12">
          <table:table-cell office:value-type="string" table:style-name="ce71">
            <text:p>Fuerzas Armadas</text:p>
          </table:table-cell>
          <table:table-cell office:value-type="float" office:value="7" table:style-name="ce72">
            <text:p>7</text:p>
          </table:table-cell>
          <table:table-cell office:value-type="percentage" office:value="0.16666666666666666" table:style-name="ce51">
            <text:p>16,7%</text:p>
          </table:table-cell>
          <table:table-cell office:value-type="float" office:value="2374" table:style-name="ce72">
            <text:p>2.374</text:p>
          </table:table-cell>
          <table:table-cell office:value-type="percentage" office:value="0.64110180934377536" table:style-name="ce51">
            <text:p>64,1%</text:p>
          </table:table-cell>
          <table:table-cell office:value-type="float" office:value="7385" table:style-name="ce72">
            <text:p>7.385</text:p>
          </table:table-cell>
          <table:table-cell office:value-type="percentage" office:value="0.75058440898465295" table:style-name="ce51">
            <text:p>75,1%</text:p>
          </table:table-cell>
          <table:table-cell office:value-type="float" office:value="15179" table:style-name="ce72">
            <text:p>15.179</text:p>
          </table:table-cell>
          <table:table-cell office:value-type="percentage" office:value="0.66756091124989003" table:style-name="ce51">
            <text:p>66,8%</text:p>
          </table:table-cell>
          <table:table-cell office:value-type="float" office:value="15191" table:style-name="ce72">
            <text:p>15.191</text:p>
          </table:table-cell>
          <table:table-cell office:value-type="percentage" office:value="0.46641080749155667" table:style-name="ce51">
            <text:p>46,6%</text:p>
          </table:table-cell>
          <table:table-cell office:value-type="float" office:value="10839" table:style-name="ce72">
            <text:p>10.839</text:p>
          </table:table-cell>
          <table:table-cell office:value-type="percentage" office:value="0.44141722663408672" table:style-name="ce51">
            <text:p>44,1%</text:p>
          </table:table-cell>
          <table:table-cell office:value-type="float" office:value="212" table:style-name="ce69">
            <text:p>212</text:p>
          </table:table-cell>
          <table:table-cell office:value-type="percentage" office:value="0.16245210727969348" table:style-name="ce70">
            <text:p>16,2%</text:p>
          </table:table-cell>
          <table:table-cell table:number-columns-repeated="16369"/>
        </table:table-row>
        <table:table-row table:style-name="ro12">
          <table:table-cell office:value-type="string" table:style-name="ce73">
            <text:p>Sanidad Exterior</text:p>
          </table:table-cell>
          <table:table-cell office:value-type="float" office:value="77" table:style-name="ce72">
            <text:p>77</text:p>
          </table:table-cell>
          <table:table-cell office:value-type="percentage" office:value="0.96250000000000002" table:style-name="ce54">
            <text:p>96,3%</text:p>
          </table:table-cell>
          <table:table-cell office:value-type="float" office:value="298" table:style-name="ce72">
            <text:p>298</text:p>
          </table:table-cell>
          <table:table-cell office:value-type="percentage" office:value="0.95819935691318325" table:style-name="ce54">
            <text:p>95,8%</text:p>
          </table:table-cell>
          <table:table-cell office:value-type="float" office:value="696" table:style-name="ce72">
            <text:p>696</text:p>
          </table:table-cell>
          <table:table-cell office:value-type="percentage" office:value="0.75570032573289903" table:style-name="ce54">
            <text:p>75,6%</text:p>
          </table:table-cell>
          <table:table-cell office:value-type="float" office:value="928" table:style-name="ce72">
            <text:p>928</text:p>
          </table:table-cell>
          <table:table-cell office:value-type="percentage" office:value="0.47058823529411764" table:style-name="ce54">
            <text:p>47,1%</text:p>
          </table:table-cell>
          <table:table-cell office:value-type="float" office:value="1152" table:style-name="ce72">
            <text:p>1.152</text:p>
          </table:table-cell>
          <table:table-cell office:value-type="percentage" office:value="0.47097301717089124" table:style-name="ce54">
            <text:p>47,1%</text:p>
          </table:table-cell>
          <table:table-cell office:value-type="float" office:value="922" table:style-name="ce72">
            <text:p>922</text:p>
          </table:table-cell>
          <table:table-cell office:value-type="percentage" office:value="0.4310425432445068" table:style-name="ce54">
            <text:p>43,1%</text:p>
          </table:table-cell>
          <table:table-cell office:value-type="float" office:value="20" table:style-name="ce69">
            <text:p>20</text:p>
          </table:table-cell>
          <table:table-cell office:value-type="percentage" office:value="0.11627906976744186" table:style-name="ce70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74">
            <text:p>Totales</text:p>
          </table:table-cell>
          <table:table-cell office:value-type="float" office:value="6369791" table:style-name="ce75">
            <text:p>6.369.791</text:p>
          </table:table-cell>
          <table:table-cell office:value-type="percentage" office:value="0.92595745979875388" table:style-name="ce76">
            <text:p>92,60%</text:p>
          </table:table-cell>
          <table:table-cell office:value-type="float" office:value="4957408" table:style-name="ce75">
            <text:p>4.957.408</text:p>
          </table:table-cell>
          <table:table-cell office:value-type="percentage" office:value="0.93197850064765009" table:style-name="ce76">
            <text:p>93,20%</text:p>
          </table:table-cell>
          <table:table-cell office:value-type="float" office:value="5376454" table:style-name="ce75">
            <text:p>5.376.454</text:p>
          </table:table-cell>
          <table:table-cell office:value-type="percentage" office:value="0.79379375389038298" table:style-name="ce76">
            <text:p>79,38%</text:p>
          </table:table-cell>
          <table:table-cell office:value-type="float" office:value="4576120" table:style-name="ce75">
            <text:p>4.576.120</text:p>
          </table:table-cell>
          <table:table-cell office:value-type="percentage" office:value="0.64434089639605197" table:style-name="ce76">
            <text:p>64,43%</text:p>
          </table:table-cell>
          <table:table-cell office:value-type="float" office:value="2467233" table:style-name="ce75">
            <text:p>2.467.233</text:p>
          </table:table-cell>
          <table:table-cell office:value-type="percentage" office:value="0.48700950319062758" table:style-name="ce76">
            <text:p>48,70%</text:p>
          </table:table-cell>
          <table:table-cell office:value-type="float" office:value="1776231" table:style-name="ce75">
            <text:p>1.776.231</text:p>
          </table:table-cell>
          <table:table-cell office:value-type="percentage" office:value="0.42546095789562183" table:style-name="ce76">
            <text:p>42,55%</text:p>
          </table:table-cell>
          <table:table-cell office:value-type="float" office:value="260280" table:style-name="ce75">
            <text:p>260.280</text:p>
          </table:table-cell>
          <table:table-cell office:value-type="percentage" office:value="0.30013007020100918" table:style-name="ce76">
            <text:p>30,01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2">
        <table:table-column table:style-name="co4" table:number-columns-repeated="16384" table:default-cell-style-name="ce65"/>
        <table:table-row table:style-name="ro13">
          <table:table-cell table:style-name="ce77"/>
          <table:table-cell office:value-type="string" table:style-name="ce78">
            <text:p>Población a vacunar de 5 a 11 años</text:p>
          </table:table-cell>
          <table:table-cell office:value-type="string" table:style-name="ce78">
            <text:p>Nº Personas con 1 dosis</text:p>
          </table:table-cell>
          <table:table-cell office:value-type="string" table:style-name="ce78">
            <text:p>% 1ª dosis</text:p>
          </table:table-cell>
          <table:table-cell office:value-type="string" table:style-name="ce78">
            <text:p>Nº Personas con pauta completa</text:p>
          </table:table-cell>
          <table:table-cell office:value-type="string" table:style-name="ce79">
            <text:p><text:s/>% PC</text:p>
          </table:table-cell>
          <table:table-cell office:value-type="string" table:style-name="ce80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Andalucía</text:p>
          </table:table-cell>
          <table:table-cell office:value-type="float" office:value="728275" table:style-name="ce82">
            <text:p>728.275</text:p>
          </table:table-cell>
          <table:table-cell office:value-type="float" office:value="451570" table:style-name="ce82">
            <text:p>451.570</text:p>
          </table:table-cell>
          <table:table-cell office:value-type="percentage" office:value="0.6200542377535958" table:style-name="ce83">
            <text:p>62,0%</text:p>
          </table:table-cell>
          <table:table-cell office:value-type="float" office:value="364773" table:style-name="ce82">
            <text:p>364.773</text:p>
          </table:table-cell>
          <table:table-cell office:value-type="percentage" office:value="0.50087260993443405" table:style-name="ce83">
            <text:p>50,1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Aragón</text:p>
          </table:table-cell>
          <table:table-cell office:value-type="float" office:value="103760" table:style-name="ce82">
            <text:p>103.760</text:p>
          </table:table-cell>
          <table:table-cell office:value-type="float" office:value="55638" table:style-name="ce82">
            <text:p>55.638</text:p>
          </table:table-cell>
          <table:table-cell office:value-type="percentage" office:value="0.53621819583654584" table:style-name="ce83">
            <text:p>53,6%</text:p>
          </table:table-cell>
          <table:table-cell office:value-type="float" office:value="46431" table:style-name="ce82">
            <text:p>46.431</text:p>
          </table:table-cell>
          <table:table-cell office:value-type="percentage" office:value="0.44748457979953737" table:style-name="ce83">
            <text:p>44,7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Asturias<text:s/></text:p>
          </table:table-cell>
          <table:table-cell office:value-type="float" office:value="62179" table:style-name="ce82">
            <text:p>62.179</text:p>
          </table:table-cell>
          <table:table-cell office:value-type="float" office:value="44276" table:style-name="ce82">
            <text:p>44.276</text:p>
          </table:table-cell>
          <table:table-cell office:value-type="percentage" office:value="0.71207320799626883" table:style-name="ce83">
            <text:p>71,2%</text:p>
          </table:table-cell>
          <table:table-cell office:value-type="float" office:value="38917" table:style-name="ce82">
            <text:p>38.917</text:p>
          </table:table-cell>
          <table:table-cell office:value-type="percentage" office:value="0.62588655333794363" table:style-name="ce83">
            <text:p>62,6%</text:p>
          </table:table-cell>
          <table:table-cell office:value-type="date" office:date-value="2022-08-02T00:00:00" table:style-name="ce84">
            <text:p>02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Baleares</text:p>
          </table:table-cell>
          <table:table-cell office:value-type="float" office:value="97822" table:style-name="ce82">
            <text:p>97.822</text:p>
          </table:table-cell>
          <table:table-cell office:value-type="float" office:value="34046" table:style-name="ce82">
            <text:p>34.046</text:p>
          </table:table-cell>
          <table:table-cell office:value-type="percentage" office:value="0.34804031812884628" table:style-name="ce83">
            <text:p>34,8%</text:p>
          </table:table-cell>
          <table:table-cell office:value-type="float" office:value="26642" table:style-name="ce82">
            <text:p>26.642</text:p>
          </table:table-cell>
          <table:table-cell office:value-type="percentage" office:value="0.27235182269837049" table:style-name="ce83">
            <text:p>27,2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Canarias</text:p>
          </table:table-cell>
          <table:table-cell office:value-type="float" office:value="156104" table:style-name="ce82">
            <text:p>156.104</text:p>
          </table:table-cell>
          <table:table-cell office:value-type="float" office:value="81266" table:style-name="ce82">
            <text:p>81.266</text:p>
          </table:table-cell>
          <table:table-cell office:value-type="percentage" office:value="0.52058883821042379" table:style-name="ce83">
            <text:p>52,1%</text:p>
          </table:table-cell>
          <table:table-cell office:value-type="float" office:value="62533" table:style-name="ce82">
            <text:p>62.533</text:p>
          </table:table-cell>
          <table:table-cell office:value-type="percentage" office:value="0.40058550709783219" table:style-name="ce83">
            <text:p>40,1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Cantabria</text:p>
          </table:table-cell>
          <table:table-cell office:value-type="float" office:value="42931" table:style-name="ce82">
            <text:p>42.931</text:p>
          </table:table-cell>
          <table:table-cell office:value-type="float" office:value="26126" table:style-name="ce82">
            <text:p>26.126</text:p>
          </table:table-cell>
          <table:table-cell office:value-type="percentage" office:value="0.60855791852041652" table:style-name="ce83">
            <text:p>60,9%</text:p>
          </table:table-cell>
          <table:table-cell office:value-type="float" office:value="23552" table:style-name="ce82">
            <text:p>23.552</text:p>
          </table:table-cell>
          <table:table-cell office:value-type="percentage" office:value="0.54860124385642073" table:style-name="ce83">
            <text:p>54,9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Castilla y Leon<text:s/></text:p>
          </table:table-cell>
          <table:table-cell office:value-type="float" office:value="158747" table:style-name="ce82">
            <text:p>158.747</text:p>
          </table:table-cell>
          <table:table-cell office:value-type="float" office:value="105834" table:style-name="ce82">
            <text:p>105.834</text:p>
          </table:table-cell>
          <table:table-cell office:value-type="percentage" office:value="0.6666834648843758" table:style-name="ce83">
            <text:p>66,7%</text:p>
          </table:table-cell>
          <table:table-cell office:value-type="float" office:value="96713" table:style-name="ce82">
            <text:p>96.713</text:p>
          </table:table-cell>
          <table:table-cell office:value-type="percentage" office:value="0.60922726098760926" table:style-name="ce83">
            <text:p>60,9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Castilla - La Mancha</text:p>
          </table:table-cell>
          <table:table-cell office:value-type="float" office:value="171326" table:style-name="ce82">
            <text:p>171.326</text:p>
          </table:table-cell>
          <table:table-cell office:value-type="float" office:value="106114" table:style-name="ce82">
            <text:p>106.114</text:p>
          </table:table-cell>
          <table:table-cell office:value-type="percentage" office:value="0.61936892240523911" table:style-name="ce83">
            <text:p>61,9%</text:p>
          </table:table-cell>
          <table:table-cell office:value-type="float" office:value="87757" table:style-name="ce82">
            <text:p>87.757</text:p>
          </table:table-cell>
          <table:table-cell office:value-type="percentage" office:value="0.51222231301728871" table:style-name="ce83">
            <text:p>51,2%</text:p>
          </table:table-cell>
          <table:table-cell office:value-type="date" office:date-value="2022-08-03T00:00:00" table:style-name="ce84">
            <text:p>03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Cataluña</text:p>
          </table:table-cell>
          <table:table-cell office:value-type="float" office:value="648162" table:style-name="ce82">
            <text:p>648.162</text:p>
          </table:table-cell>
          <table:table-cell office:value-type="float" office:value="263058" table:style-name="ce82">
            <text:p>263.058</text:p>
          </table:table-cell>
          <table:table-cell office:value-type="percentage" office:value="0.40585224064354281" table:style-name="ce83">
            <text:p>40,6%</text:p>
          </table:table-cell>
          <table:table-cell office:value-type="float" office:value="205635" table:style-name="ce82">
            <text:p>205.635</text:p>
          </table:table-cell>
          <table:table-cell office:value-type="percentage" office:value="0.31725864830088774" table:style-name="ce83">
            <text:p>31,7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C. Valenciana</text:p>
          </table:table-cell>
          <table:table-cell office:value-type="float" office:value="410244" table:style-name="ce82">
            <text:p>410.244</text:p>
          </table:table-cell>
          <table:table-cell office:value-type="float" office:value="263070" table:style-name="ce82">
            <text:p>263.070</text:p>
          </table:table-cell>
          <table:table-cell office:value-type="percentage" office:value="0.6412525228888174" table:style-name="ce83">
            <text:p>64,1%</text:p>
          </table:table-cell>
          <table:table-cell office:value-type="float" office:value="199422" table:style-name="ce82">
            <text:p>199.422</text:p>
          </table:table-cell>
          <table:table-cell office:value-type="percentage" office:value="0.48610582970134847" table:style-name="ce83">
            <text:p>48,6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Extremadura</text:p>
          </table:table-cell>
          <table:table-cell office:value-type="float" office:value="78583" table:style-name="ce82">
            <text:p>78.583</text:p>
          </table:table-cell>
          <table:table-cell office:value-type="float" office:value="60774" table:style-name="ce82">
            <text:p>60.774</text:p>
          </table:table-cell>
          <table:table-cell office:value-type="percentage" office:value="0.77337337592100075" table:style-name="ce83">
            <text:p>77,3%</text:p>
          </table:table-cell>
          <table:table-cell office:value-type="float" office:value="52098" table:style-name="ce82">
            <text:p>52.098</text:p>
          </table:table-cell>
          <table:table-cell office:value-type="percentage" office:value="0.66296781746688216" table:style-name="ce83">
            <text:p>66,3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Galicia</text:p>
          </table:table-cell>
          <table:table-cell office:value-type="float" office:value="177577" table:style-name="ce82">
            <text:p>177.577</text:p>
          </table:table-cell>
          <table:table-cell office:value-type="float" office:value="139937" table:style-name="ce82">
            <text:p>139.937</text:p>
          </table:table-cell>
          <table:table-cell office:value-type="percentage" office:value="0.7880356127201158" table:style-name="ce83">
            <text:p>78,8%</text:p>
          </table:table-cell>
          <table:table-cell office:value-type="float" office:value="123431" table:style-name="ce82">
            <text:p>123.431</text:p>
          </table:table-cell>
          <table:table-cell office:value-type="percentage" office:value="0.69508438592835786" table:style-name="ce83">
            <text:p>69,5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La Rioja</text:p>
          </table:table-cell>
          <table:table-cell office:value-type="float" office:value="25397" table:style-name="ce82">
            <text:p>25.397</text:p>
          </table:table-cell>
          <table:table-cell office:value-type="float" office:value="17014" table:style-name="ce82">
            <text:p>17.014</text:p>
          </table:table-cell>
          <table:table-cell office:value-type="percentage" office:value="0.66992164428869549" table:style-name="ce83">
            <text:p>67,0%</text:p>
          </table:table-cell>
          <table:table-cell office:value-type="float" office:value="14765" table:style-name="ce82">
            <text:p>14.765</text:p>
          </table:table-cell>
          <table:table-cell office:value-type="percentage" office:value="0.58136787809583812" table:style-name="ce83">
            <text:p>58,1%</text:p>
          </table:table-cell>
          <table:table-cell office:value-type="date" office:date-value="2022-08-02T00:00:00" table:style-name="ce84">
            <text:p>02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Madrid</text:p>
          </table:table-cell>
          <table:table-cell office:value-type="float" office:value="567425" table:style-name="ce82">
            <text:p>567.425</text:p>
          </table:table-cell>
          <table:table-cell office:value-type="float" office:value="268565" table:style-name="ce82">
            <text:p>268.565</text:p>
          </table:table-cell>
          <table:table-cell office:value-type="percentage" office:value="0.4733048420496101" table:style-name="ce83">
            <text:p>47,3%</text:p>
          </table:table-cell>
          <table:table-cell office:value-type="float" office:value="237672" table:style-name="ce82">
            <text:p>237.672</text:p>
          </table:table-cell>
          <table:table-cell office:value-type="percentage" office:value="0.41886064237564435" table:style-name="ce83">
            <text:p>41,9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Murcia<text:s/></text:p>
          </table:table-cell>
          <table:table-cell office:value-type="float" office:value="139748" table:style-name="ce82">
            <text:p>139.748</text:p>
          </table:table-cell>
          <table:table-cell office:value-type="float" office:value="72068" table:style-name="ce82">
            <text:p>72.068</text:p>
          </table:table-cell>
          <table:table-cell office:value-type="percentage" office:value="0.51569968800984634" table:style-name="ce83">
            <text:p>51,6%</text:p>
          </table:table-cell>
          <table:table-cell office:value-type="float" office:value="51600" table:style-name="ce82">
            <text:p>51.600</text:p>
          </table:table-cell>
          <table:table-cell office:value-type="percentage" office:value="0.36923605346767036" table:style-name="ce83">
            <text:p>36,9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Navarra</text:p>
          </table:table-cell>
          <table:table-cell office:value-type="float" office:value="56431" table:style-name="ce82">
            <text:p>56.431</text:p>
          </table:table-cell>
          <table:table-cell office:value-type="float" office:value="29720" table:style-name="ce82">
            <text:p>29.720</text:p>
          </table:table-cell>
          <table:table-cell office:value-type="percentage" office:value="0.52666087788626814" table:style-name="ce83">
            <text:p>52,7%</text:p>
          </table:table-cell>
          <table:table-cell office:value-type="float" office:value="26039" table:style-name="ce82">
            <text:p>26.039</text:p>
          </table:table-cell>
          <table:table-cell office:value-type="percentage" office:value="0.46143077386542858" table:style-name="ce83">
            <text:p>46,1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País Vasco</text:p>
          </table:table-cell>
          <table:table-cell office:value-type="float" office:value="170178" table:style-name="ce82">
            <text:p>170.178</text:p>
          </table:table-cell>
          <table:table-cell office:value-type="float" office:value="86845" table:style-name="ce82">
            <text:p>86.845</text:p>
          </table:table-cell>
          <table:table-cell office:value-type="percentage" office:value="0.51031860757559733" table:style-name="ce83">
            <text:p>51,0%</text:p>
          </table:table-cell>
          <table:table-cell office:value-type="float" office:value="69395" table:style-name="ce82">
            <text:p>69.395</text:p>
          </table:table-cell>
          <table:table-cell office:value-type="percentage" office:value="0.40777891384315246" table:style-name="ce83">
            <text:p>40,8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Ceuta</text:p>
          </table:table-cell>
          <table:table-cell office:value-type="float" office:value="9201" table:style-name="ce82">
            <text:p>9.201</text:p>
          </table:table-cell>
          <table:table-cell office:value-type="float" office:value="3239" table:style-name="ce82">
            <text:p>3.239</text:p>
          </table:table-cell>
          <table:table-cell office:value-type="percentage" office:value="0.35202695359200087" table:style-name="ce83">
            <text:p>35,2%</text:p>
          </table:table-cell>
          <table:table-cell office:value-type="float" office:value="2269" table:style-name="ce82">
            <text:p>2.269</text:p>
          </table:table-cell>
          <table:table-cell office:value-type="percentage" office:value="0.24660363004021302" table:style-name="ce83">
            <text:p>24,7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Melilla</text:p>
          </table:table-cell>
          <table:table-cell office:value-type="float" office:value="11074" table:style-name="ce82">
            <text:p>11.074</text:p>
          </table:table-cell>
          <table:table-cell office:value-type="float" office:value="3653" table:style-name="ce82">
            <text:p>3.653</text:p>
          </table:table-cell>
          <table:table-cell office:value-type="percentage" office:value="0.32987177171753657" table:style-name="ce83">
            <text:p>33,0%</text:p>
          </table:table-cell>
          <table:table-cell office:value-type="float" office:value="2182" table:style-name="ce82">
            <text:p>2.182</text:p>
          </table:table-cell>
          <table:table-cell office:value-type="percentage" office:value="0.19703810727830956" table:style-name="ce83">
            <text:p>19,7%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6">
            <text:p>Min. Defensa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3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2-08-10T00:00:00" table:style-name="ce84">
            <text:p>10/08/2022</text:p>
          </table:table-cell>
          <table:table-cell table:number-columns-repeated="16377"/>
        </table:table-row>
        <table:table-row table:style-name="ro5">
          <table:table-cell office:value-type="string" table:style-name="ce87">
            <text:p>Sanidad Exterior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3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3">
            <text:p>-</text:p>
          </table:table-cell>
          <table:table-cell office:value-type="date" office:date-value="2022-07-08T00:00:00" table:style-name="ce84">
            <text:p>08/07/2022</text:p>
          </table:table-cell>
          <table:table-cell table:number-columns-repeated="16377"/>
        </table:table-row>
        <table:table-row table:style-name="ro5">
          <table:table-cell office:value-type="string" table:style-name="ce88">
            <text:p>Totales</text:p>
          </table:table-cell>
          <table:table-cell office:value-type="float" office:value="3815164" table:style-name="ce89">
            <text:p>3.815.164</text:p>
          </table:table-cell>
          <table:table-cell office:value-type="float" office:value="2112813" table:style-name="ce89">
            <text:p>2.112.813</text:p>
          </table:table-cell>
          <table:table-cell office:value-type="percentage" office:value="0.55379349354313467" table:style-name="ce90">
            <text:p>55,4%</text:p>
          </table:table-cell>
          <table:table-cell office:value-type="float" office:value="1731826" table:style-name="ce89">
            <text:p>1.731.826</text:p>
          </table:table-cell>
          <table:table-cell office:value-type="percentage" office:value="0.45393225559897293" table:style-name="ce90">
            <text:p>45,4%</text:p>
          </table:table-cell>
          <table:table-cell table:style-name="ce8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3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3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3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3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3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3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3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3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3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3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3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3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3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3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3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3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3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3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3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3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3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3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3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3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3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3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3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3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3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3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3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3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3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3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3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3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3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3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3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3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3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3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3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3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3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3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3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3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3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3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3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3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3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3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3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3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3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3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3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3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3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3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3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3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3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3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3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3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3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3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3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3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Hernández Benito. Carlos</dc:creator>
    <meta:creation-date>2021-10-19T15:41:35Z</meta:creation-date>
    <dc:date>2022-08-11T12:22:33Z</dc:date>
  </office:meta>
</office:document-meta>
</file>